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16" table:default-cell-style-name="Default"/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3.5" calcext:value-type="float">
            <text:p>3,5</text:p>
          </table:table-cell>
          <table:table-cell office:value-type="float" office:value="1.4" calcext:value-type="float">
            <text:p>1,4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.2" calcext:value-type="float">
            <text:p>3,2</text:p>
          </table:table-cell>
          <table:table-cell office:value-type="float" office:value="4.7" calcext:value-type="float">
            <text:p>4,7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6.3" calcext:value-type="float">
            <text:p>6,3</text:p>
          </table:table-cell>
          <table:table-cell office:value-type="float" office:value="3.3" calcext:value-type="float">
            <text:p>3,3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,4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6.4" calcext:value-type="float">
            <text:p>6,4</text:p>
          </table:table-cell>
          <table:table-cell office:value-type="float" office:value="3.2" calcext:value-type="float">
            <text:p>3,2</text:p>
          </table:table-cell>
          <table:table-cell office:value-type="float" office:value="4.5" calcext:value-type="float">
            <text:p>4,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5.8" calcext:value-type="float">
            <text:p>5,8</text:p>
          </table:table-cell>
          <table:table-cell office:value-type="float" office:value="2.7" calcext:value-type="float">
            <text:p>2,7</text:p>
          </table:table-cell>
          <table:table-cell office:value-type="float" office:value="5.1" calcext:value-type="float">
            <text:p>5,1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3.2" calcext:value-type="float">
            <text:p>3,2</text:p>
          </table:table-cell>
          <table:table-cell office:value-type="float" office:value="1.3" calcext:value-type="float">
            <text:p>1,3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6.9" calcext:value-type="float">
            <text:p>6,9</text:p>
          </table:table-cell>
          <table:table-cell office:value-type="float" office:value="3.1" calcext:value-type="float">
            <text:p>3,1</text:p>
          </table:table-cell>
          <table:table-cell office:value-type="float" office:value="4.9" calcext:value-type="float">
            <text:p>4,9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7.1" calcext:value-type="float">
            <text:p>7,1</text:p>
          </table:table-cell>
          <table:table-cell office:value-type="float" office:value="3" calcext:value-type="float">
            <text:p>3</text:p>
          </table:table-cell>
          <table:table-cell office:value-type="float" office:value="5.9" calcext:value-type="float">
            <text:p>5,9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3.1" calcext:value-type="float">
            <text:p>3,1</text:p>
          </table:table-cell>
          <table:table-cell office:value-type="float" office:value="1.5" calcext:value-type="float">
            <text:p>1,5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5.5" calcext:value-type="float">
            <text:p>5,5</text:p>
          </table:table-cell>
          <table:table-cell office:value-type="float" office:value="2.3" calcext:value-type="float">
            <text:p>2,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6.3" calcext:value-type="float">
            <text:p>6,3</text:p>
          </table:table-cell>
          <table:table-cell office:value-type="float" office:value="2.9" calcext:value-type="float">
            <text:p>2,9</text:p>
          </table:table-cell>
          <table:table-cell office:value-type="float" office:value="5.6" calcext:value-type="float">
            <text:p>5,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 office:value-type="float" office:value="1.4" calcext:value-type="float">
            <text:p>1,4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6.5" calcext:value-type="float">
            <text:p>6,5</text:p>
          </table:table-cell>
          <table:table-cell office:value-type="float" office:value="2.8" calcext:value-type="float">
            <text:p>2,8</text:p>
          </table:table-cell>
          <table:table-cell office:value-type="float" office:value="4.6" calcext:value-type="float">
            <text:p>4,6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6.5" calcext:value-type="float">
            <text:p>6,5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,8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3.9" calcext:value-type="float">
            <text:p>3,9</text:p>
          </table:table-cell>
          <table:table-cell office:value-type="float" office:value="1.7" calcext:value-type="float">
            <text:p>1,7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5.7" calcext:value-type="float">
            <text:p>5,7</text:p>
          </table:table-cell>
          <table:table-cell office:value-type="float" office:value="2.8" calcext:value-type="float">
            <text:p>2,8</text:p>
          </table:table-cell>
          <table:table-cell office:value-type="float" office:value="4.5" calcext:value-type="float">
            <text:p>4,5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7.6" calcext:value-type="float">
            <text:p>7,6</text:p>
          </table:table-cell>
          <table:table-cell office:value-type="float" office:value="3" calcext:value-type="float">
            <text:p>3</text:p>
          </table:table-cell>
          <table:table-cell office:value-type="float" office:value="6.6" calcext:value-type="float">
            <text:p>6,6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3.4" calcext:value-type="float">
            <text:p>3,4</text:p>
          </table:table-cell>
          <table:table-cell office:value-type="float" office:value="1.4" calcext:value-type="float">
            <text:p>1,4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6.3" calcext:value-type="float">
            <text:p>6,3</text:p>
          </table:table-cell>
          <table:table-cell office:value-type="float" office:value="3.3" calcext:value-type="float">
            <text:p>3,3</text:p>
          </table:table-cell>
          <table:table-cell office:value-type="float" office:value="4.7" calcext:value-type="float">
            <text:p>4,7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4.9" calcext:value-type="float">
            <text:p>4,9</text:p>
          </table:table-cell>
          <table:table-cell office:value-type="float" office:value="2.5" calcext:value-type="float">
            <text:p>2,5</text:p>
          </table:table-cell>
          <table:table-cell office:value-type="float" office:value="4.5" calcext:value-type="float">
            <text:p>4,5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,4</text:p>
          </table:table-cell>
          <table:table-cell office:value-type="float" office:value="1.5" calcext:value-type="float">
            <text:p>1,5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4.9" calcext:value-type="float">
            <text:p>4,9</text:p>
          </table:table-cell>
          <table:table-cell office:value-type="float" office:value="2.4" calcext:value-type="float">
            <text:p>2,4</text:p>
          </table:table-cell>
          <table:table-cell office:value-type="float" office:value="3.3" calcext:value-type="float">
            <text:p>3,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.3" calcext:value-type="float">
            <text:p>7,3</text:p>
          </table:table-cell>
          <table:table-cell office:value-type="float" office:value="2.9" calcext:value-type="float">
            <text:p>2,9</text:p>
          </table:table-cell>
          <table:table-cell office:value-type="float" office:value="6.3" calcext:value-type="float">
            <text:p>6,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2.9" calcext:value-type="float">
            <text:p>2,9</text:p>
          </table:table-cell>
          <table:table-cell office:value-type="float" office:value="1.4" calcext:value-type="float">
            <text:p>1,4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6.6" calcext:value-type="float">
            <text:p>6,6</text:p>
          </table:table-cell>
          <table:table-cell office:value-type="float" office:value="2.9" calcext:value-type="float">
            <text:p>2,9</text:p>
          </table:table-cell>
          <table:table-cell office:value-type="float" office:value="4.6" calcext:value-type="float">
            <text:p>4,6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6.7" calcext:value-type="float">
            <text:p>6,7</text:p>
          </table:table-cell>
          <table:table-cell office:value-type="float" office:value="2.5" calcext:value-type="float">
            <text:p>2,5</text:p>
          </table:table-cell>
          <table:table-cell office:value-type="float" office:value="5.8" calcext:value-type="float">
            <text:p>5,8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3.1" calcext:value-type="float">
            <text:p>3,1</text:p>
          </table:table-cell>
          <table:table-cell office:value-type="float" office:value="1.5" calcext:value-type="float">
            <text:p>1,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5.2" calcext:value-type="float">
            <text:p>5,2</text:p>
          </table:table-cell>
          <table:table-cell office:value-type="float" office:value="2.7" calcext:value-type="float">
            <text:p>2,7</text:p>
          </table:table-cell>
          <table:table-cell office:value-type="float" office:value="3.9" calcext:value-type="float">
            <text:p>3,9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7.2" calcext:value-type="float">
            <text:p>7,2</text:p>
          </table:table-cell>
          <table:table-cell office:value-type="float" office:value="3.6" calcext:value-type="float">
            <text:p>3,6</text:p>
          </table:table-cell>
          <table:table-cell office:value-type="float" office:value="6.1" calcext:value-type="float">
            <text:p>6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3.7" calcext:value-type="float">
            <text:p>3,7</text:p>
          </table:table-cell>
          <table:table-cell office:value-type="float" office:value="1.5" calcext:value-type="float">
            <text:p>1,5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.5" calcext:value-type="float">
            <text:p>6,5</text:p>
          </table:table-cell>
          <table:table-cell office:value-type="float" office:value="3.2" calcext:value-type="float">
            <text:p>3,2</text:p>
          </table:table-cell>
          <table:table-cell office:value-type="float" office:value="5.1" calcext:value-type="float">
            <text:p>5,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3.4" calcext:value-type="float">
            <text:p>3,4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5.9" calcext:value-type="float">
            <text:p>5,9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,2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6.4" calcext:value-type="float">
            <text:p>6,4</text:p>
          </table:table-cell>
          <table:table-cell office:value-type="float" office:value="2.7" calcext:value-type="float">
            <text:p>2,7</text:p>
          </table:table-cell>
          <table:table-cell office:value-type="float" office:value="5.3" calcext:value-type="float">
            <text:p>5,3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,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.8" calcext:value-type="float">
            <text:p>6,8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,5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,1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6.1" calcext:value-type="float">
            <text:p>6,1</text:p>
          </table:table-cell>
          <table:table-cell office:value-type="float" office:value="2.9" calcext:value-type="float">
            <text:p>2,9</text:p>
          </table:table-cell>
          <table:table-cell office:value-type="float" office:value="4.7" calcext:value-type="float">
            <text:p>4,7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5.7" calcext:value-type="float">
            <text:p>5,7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5.6" calcext:value-type="float">
            <text:p>5,6</text:p>
          </table:table-cell>
          <table:table-cell office:value-type="float" office:value="2.9" calcext:value-type="float">
            <text:p>2,9</text:p>
          </table:table-cell>
          <table:table-cell office:value-type="float" office:value="3.6" calcext:value-type="float">
            <text:p>3,6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5.8" calcext:value-type="float">
            <text:p>5,8</text:p>
          </table:table-cell>
          <table:table-cell office:value-type="float" office:value="2.8" calcext:value-type="float">
            <text:p>2,8</text:p>
          </table:table-cell>
          <table:table-cell office:value-type="float" office:value="5.1" calcext:value-type="float">
            <text:p>5,1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4.4" calcext:value-type="float">
            <text:p>4,4</text:p>
          </table:table-cell>
          <table:table-cell office:value-type="float" office:value="1.5" calcext:value-type="float">
            <text:p>1,5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6.7" calcext:value-type="float">
            <text:p>6,7</text:p>
          </table:table-cell>
          <table:table-cell office:value-type="float" office:value="3.1" calcext:value-type="float">
            <text:p>3,1</text:p>
          </table:table-cell>
          <table:table-cell office:value-type="float" office:value="4.4" calcext:value-type="float">
            <text:p>4,4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6.4" calcext:value-type="float">
            <text:p>6,4</text:p>
          </table:table-cell>
          <table:table-cell office:value-type="float" office:value="3.2" calcext:value-type="float">
            <text:p>3,2</text:p>
          </table:table-cell>
          <table:table-cell office:value-type="float" office:value="5.3" calcext:value-type="float">
            <text:p>5,3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3.9" calcext:value-type="float">
            <text:p>3,9</text:p>
          </table:table-cell>
          <table:table-cell office:value-type="float" office:value="1.3" calcext:value-type="float">
            <text:p>1,3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5.6" calcext:value-type="float">
            <text:p>5,6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6.5" calcext:value-type="float">
            <text:p>6,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,5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3.5" calcext:value-type="float">
            <text:p>3,5</text:p>
          </table:table-cell>
          <table:table-cell office:value-type="float" office:value="1.4" calcext:value-type="float">
            <text:p>1,4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5.8" calcext:value-type="float">
            <text:p>5,8</text:p>
          </table:table-cell>
          <table:table-cell office:value-type="float" office:value="2.7" calcext:value-type="float">
            <text:p>2,7</text:p>
          </table:table-cell>
          <table:table-cell office:value-type="float" office:value="4.1" calcext:value-type="float">
            <text:p>4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.7" calcext:value-type="float">
            <text:p>7,7</text:p>
          </table:table-cell>
          <table:table-cell office:value-type="float" office:value="3.8" calcext:value-type="float">
            <text:p>3,8</text:p>
          </table:table-cell>
          <table:table-cell office:value-type="float" office:value="6.7" calcext:value-type="float">
            <text:p>6,7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3.8" calcext:value-type="float">
            <text:p>3,8</text:p>
          </table:table-cell>
          <table:table-cell office:value-type="float" office:value="1.7" calcext:value-type="float">
            <text:p>1,7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6.2" calcext:value-type="float">
            <text:p>6,2</text:p>
          </table:table-cell>
          <table:table-cell office:value-type="float" office:value="2.2" calcext:value-type="float">
            <text:p>2,2</text:p>
          </table:table-cell>
          <table:table-cell office:value-type="float" office:value="4.5" calcext:value-type="float">
            <text:p>4,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7.7" calcext:value-type="float">
            <text:p>7,7</text:p>
          </table:table-cell>
          <table:table-cell office:value-type="float" office:value="2.6" calcext:value-type="float">
            <text:p>2,6</text:p>
          </table:table-cell>
          <table:table-cell office:value-type="float" office:value="6.9" calcext:value-type="float">
            <text:p>6,9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3.8" calcext:value-type="float">
            <text:p>3,8</text:p>
          </table:table-cell>
          <table:table-cell office:value-type="float" office:value="1.5" calcext:value-type="float">
            <text:p>1,5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5.6" calcext:value-type="float">
            <text:p>5,6</text:p>
          </table:table-cell>
          <table:table-cell office:value-type="float" office:value="2.5" calcext:value-type="float">
            <text:p>2,5</text:p>
          </table:table-cell>
          <table:table-cell office:value-type="float" office:value="3.9" calcext:value-type="float">
            <text:p>3,9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3.4" calcext:value-type="float">
            <text:p>3,4</text:p>
          </table:table-cell>
          <table:table-cell office:value-type="float" office:value="1.7" calcext:value-type="float">
            <text:p>1,7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5.9" calcext:value-type="float">
            <text:p>5,9</text:p>
          </table:table-cell>
          <table:table-cell office:value-type="float" office:value="3.2" calcext:value-type="float">
            <text:p>3,2</text:p>
          </table:table-cell>
          <table:table-cell office:value-type="float" office:value="4.8" calcext:value-type="float">
            <text:p>4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.9" calcext:value-type="float">
            <text:p>6,9</text:p>
          </table:table-cell>
          <table:table-cell office:value-type="float" office:value="3.2" calcext:value-type="float">
            <text:p>3,2</text:p>
          </table:table-cell>
          <table:table-cell office:value-type="float" office:value="5.7" calcext:value-type="float">
            <text:p>5,7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3.7" calcext:value-type="float">
            <text:p>3,7</text:p>
          </table:table-cell>
          <table:table-cell office:value-type="float" office:value="1.5" calcext:value-type="float">
            <text:p>1,5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6.1" calcext:value-type="float">
            <text:p>6,1</text:p>
          </table:table-cell>
          <table:table-cell office:value-type="float" office:value="2.8" calcext:value-type="float">
            <text:p>2,8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5.6" calcext:value-type="float">
            <text:p>5,6</text:p>
          </table:table-cell>
          <table:table-cell office:value-type="float" office:value="2.8" calcext:value-type="float">
            <text:p>2,8</text:p>
          </table:table-cell>
          <table:table-cell office:value-type="float" office:value="4.9" calcext:value-type="float">
            <text:p>4,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3.6" calcext:value-type="float">
            <text:p>3,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6.3" calcext:value-type="float">
            <text:p>6,3</text:p>
          </table:table-cell>
          <table:table-cell office:value-type="float" office:value="2.5" calcext:value-type="float">
            <text:p>2,5</text:p>
          </table:table-cell>
          <table:table-cell office:value-type="float" office:value="4.9" calcext:value-type="float">
            <text:p>4,9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7.7" calcext:value-type="float">
            <text:p>7,7</text:p>
          </table:table-cell>
          <table:table-cell office:value-type="float" office:value="2.8" calcext:value-type="float">
            <text:p>2,8</text:p>
          </table:table-cell>
          <table:table-cell office:value-type="float" office:value="6.7" calcext:value-type="float">
            <text:p>6,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3.3" calcext:value-type="float">
            <text:p>3,3</text:p>
          </table:table-cell>
          <table:table-cell office:value-type="float" office:value="1.7" calcext:value-type="float">
            <text:p>1,7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6.1" calcext:value-type="float">
            <text:p>6,1</text:p>
          </table:table-cell>
          <table:table-cell office:value-type="float" office:value="2.8" calcext:value-type="float">
            <text:p>2,8</text:p>
          </table:table-cell>
          <table:table-cell office:value-type="float" office:value="4.7" calcext:value-type="float">
            <text:p>4,7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6.3" calcext:value-type="float">
            <text:p>6,3</text:p>
          </table:table-cell>
          <table:table-cell office:value-type="float" office:value="2.7" calcext:value-type="float">
            <text:p>2,7</text:p>
          </table:table-cell>
          <table:table-cell office:value-type="float" office:value="4.9" calcext:value-type="float">
            <text:p>4,9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3.4" calcext:value-type="float">
            <text:p>3,4</text:p>
          </table:table-cell>
          <table:table-cell office:value-type="float" office:value="1.9" calcext:value-type="float">
            <text:p>1,9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6.4" calcext:value-type="float">
            <text:p>6,4</text:p>
          </table:table-cell>
          <table:table-cell office:value-type="float" office:value="2.9" calcext:value-type="float">
            <text:p>2,9</text:p>
          </table:table-cell>
          <table:table-cell office:value-type="float" office:value="4.3" calcext:value-type="float">
            <text:p>4,3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6.7" calcext:value-type="float">
            <text:p>6,7</text:p>
          </table:table-cell>
          <table:table-cell office:value-type="float" office:value="3.3" calcext:value-type="float">
            <text:p>3,3</text:p>
          </table:table-cell>
          <table:table-cell office:value-type="float" office:value="5.7" calcext:value-type="float">
            <text:p>5,7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6.6" calcext:value-type="float">
            <text:p>6,6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,4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7.2" calcext:value-type="float">
            <text:p>7,2</text:p>
          </table:table-cell>
          <table:table-cell office:value-type="float" office:value="3.2" calcext:value-type="float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,4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6.8" calcext:value-type="float">
            <text:p>6,8</text:p>
          </table:table-cell>
          <table:table-cell office:value-type="float" office:value="2.8" calcext:value-type="float">
            <text:p>2,8</text:p>
          </table:table-cell>
          <table:table-cell office:value-type="float" office:value="4.8" calcext:value-type="float">
            <text:p>4,8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6.2" calcext:value-type="float">
            <text:p>6,2</text:p>
          </table:table-cell>
          <table:table-cell office:value-type="float" office:value="2.8" calcext:value-type="float">
            <text:p>2,8</text:p>
          </table:table-cell>
          <table:table-cell office:value-type="float" office:value="4.8" calcext:value-type="float">
            <text:p>4,8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3.5" calcext:value-type="float">
            <text:p>3,5</text:p>
          </table:table-cell>
          <table:table-cell office:value-type="float" office:value="1.5" calcext:value-type="float">
            <text:p>1,5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6.7" calcext:value-type="float">
            <text:p>6,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.1" calcext:value-type="float">
            <text:p>6,1</text:p>
          </table:table-cell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,9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3.4" calcext:value-type="float">
            <text:p>3,4</text:p>
          </table:table-cell>
          <table:table-cell office:value-type="float" office:value="1.4" calcext:value-type="float">
            <text:p>1,4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,9</text:p>
          </table:table-cell>
          <table:table-cell office:value-type="float" office:value="4.5" calcext:value-type="float">
            <text:p>4,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6.4" calcext:value-type="float">
            <text:p>6,4</text:p>
          </table:table-cell>
          <table:table-cell office:value-type="float" office:value="2.8" calcext:value-type="float">
            <text:p>2,8</text:p>
          </table:table-cell>
          <table:table-cell office:value-type="float" office:value="5.6" calcext:value-type="float">
            <text:p>5,6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3.2" calcext:value-type="float">
            <text:p>3,2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5.7" calcext:value-type="float">
            <text:p>5,7</text:p>
          </table:table-cell>
          <table:table-cell office:value-type="float" office:value="2.6" calcext:value-type="float">
            <text:p>2,6</text:p>
          </table:table-cell>
          <table:table-cell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.2" calcext:value-type="float">
            <text:p>7,2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,8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3.1" calcext:value-type="float">
            <text:p>3,1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5.5" calcext:value-type="float">
            <text:p>5,5</text:p>
          </table:table-cell>
          <table:table-cell office:value-type="float" office:value="2.4" calcext:value-type="float">
            <text:p>2,4</text:p>
          </table:table-cell>
          <table:table-cell office:value-type="float" office:value="3.8" calcext:value-type="float">
            <text:p>3,8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7.4" calcext:value-type="float">
            <text:p>7,4</text:p>
          </table:table-cell>
          <table:table-cell office:value-type="float" office:value="2.8" calcext:value-type="float">
            <text:p>2,8</text:p>
          </table:table-cell>
          <table:table-cell office:value-type="float" office:value="6.1" calcext:value-type="float">
            <text:p>6,1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3.4" calcext:value-type="float">
            <text:p>3,4</text:p>
          </table:table-cell>
          <table:table-cell office:value-type="float" office:value="1.5" calcext:value-type="float">
            <text:p>1,5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5.5" calcext:value-type="float">
            <text:p>5,5</text:p>
          </table:table-cell>
          <table:table-cell office:value-type="float" office:value="2.4" calcext:value-type="float">
            <text:p>2,4</text:p>
          </table:table-cell>
          <table:table-cell office:value-type="float" office:value="3.7" calcext:value-type="float">
            <text:p>3,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.9" calcext:value-type="float">
            <text:p>7,9</text:p>
          </table:table-cell>
          <table:table-cell office:value-type="float" office:value="3.8" calcext:value-type="float">
            <text:p>3,8</text:p>
          </table:table-cell>
          <table:table-cell office:value-type="float" office:value="6.4" calcext:value-type="float">
            <text:p>6,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4.1" calcext:value-type="float">
            <text:p>4,1</text:p>
          </table:table-cell>
          <table:table-cell office:value-type="float" office:value="1.5" calcext:value-type="float">
            <text:p>1,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5.8" calcext:value-type="float">
            <text:p>5,8</text:p>
          </table:table-cell>
          <table:table-cell office:value-type="float" office:value="2.7" calcext:value-type="float">
            <text:p>2,7</text:p>
          </table:table-cell>
          <table:table-cell office:value-type="float" office:value="3.9" calcext:value-type="float">
            <text:p>3,9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6.4" calcext:value-type="float">
            <text:p>6,4</text:p>
          </table:table-cell>
          <table:table-cell office:value-type="float" office:value="2.8" calcext:value-type="float">
            <text:p>2,8</text:p>
          </table:table-cell>
          <table:table-cell office:value-type="float" office:value="5.6" calcext:value-type="float">
            <text:p>5,6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4.2" calcext:value-type="float">
            <text:p>4,2</text:p>
          </table:table-cell>
          <table:table-cell office:value-type="float" office:value="1.4" calcext:value-type="float">
            <text:p>1,4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,7</text:p>
          </table:table-cell>
          <table:table-cell office:value-type="float" office:value="5.1" calcext:value-type="float">
            <text:p>5,1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6.3" calcext:value-type="float">
            <text:p>6,3</text:p>
          </table:table-cell>
          <table:table-cell office:value-type="float" office:value="2.8" calcext:value-type="float">
            <text:p>2,8</text:p>
          </table:table-cell>
          <table:table-cell office:value-type="float" office:value="5.1" calcext:value-type="float">
            <text:p>5,1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3.1" calcext:value-type="float">
            <text:p>3,1</text:p>
          </table:table-cell>
          <table:table-cell office:value-type="float" office:value="1.5" calcext:value-type="float">
            <text:p>1,5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5.4" calcext:value-type="float">
            <text:p>5,4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6.1" calcext:value-type="float">
            <text:p>6,1</text:p>
          </table:table-cell>
          <table:table-cell office:value-type="float" office:value="2.6" calcext:value-type="float">
            <text:p>2,6</text:p>
          </table:table-cell>
          <table:table-cell office:value-type="float" office:value="5.6" calcext:value-type="float">
            <text:p>5,6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,2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,4</text:p>
          </table:table-cell>
          <table:table-cell office:value-type="float" office:value="4.5" calcext:value-type="float">
            <text:p>4,5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6.3" calcext:value-type="float">
            <text:p>6,3</text:p>
          </table:table-cell>
          <table:table-cell office:value-type="float" office:value="3.4" calcext:value-type="float">
            <text:p>3,4</text:p>
          </table:table-cell>
          <table:table-cell office:value-type="float" office:value="5.6" calcext:value-type="float">
            <text:p>5,6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3.5" calcext:value-type="float">
            <text:p>3,5</text:p>
          </table:table-cell>
          <table:table-cell office:value-type="float" office:value="1.3" calcext:value-type="float">
            <text:p>1,3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6.7" calcext:value-type="float">
            <text:p>6,7</text:p>
          </table:table-cell>
          <table:table-cell office:value-type="float" office:value="3.1" calcext:value-type="float">
            <text:p>3,1</text:p>
          </table:table-cell>
          <table:table-cell office:value-type="float" office:value="4.7" calcext:value-type="float">
            <text:p>4,7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6.4" calcext:value-type="float">
            <text:p>6,4</text:p>
          </table:table-cell>
          <table:table-cell office:value-type="float" office:value="3.1" calcext:value-type="float">
            <text:p>3,1</text:p>
          </table:table-cell>
          <table:table-cell office:value-type="float" office:value="5.5" calcext:value-type="float">
            <text:p>5,5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3.6" calcext:value-type="float">
            <text:p>3,6</text:p>
          </table:table-cell>
          <table:table-cell office:value-type="float" office:value="1.4" calcext:value-type="float">
            <text:p>1,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6.3" calcext:value-type="float">
            <text:p>6,3</text:p>
          </table:table-cell>
          <table:table-cell office:value-type="float" office:value="2.3" calcext:value-type="float">
            <text:p>2,3</text:p>
          </table:table-cell>
          <table:table-cell office:value-type="float" office:value="4.4" calcext:value-type="float">
            <text:p>4,4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,8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,3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5.6" calcext:value-type="float">
            <text:p>5,6</text:p>
          </table:table-cell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,1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6.9" calcext:value-type="float">
            <text:p>6,9</text:p>
          </table:table-cell>
          <table:table-cell office:value-type="float" office:value="3.1" calcext:value-type="float">
            <text:p>3,1</text:p>
          </table:table-cell>
          <table:table-cell office:value-type="float" office:value="5.4" calcext:value-type="float">
            <text:p>5,4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3.4" calcext:value-type="float">
            <text:p>3,4</text:p>
          </table:table-cell>
          <table:table-cell office:value-type="float" office:value="1.5" calcext:value-type="float">
            <text:p>1,5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5.5" calcext:value-type="float">
            <text:p>5,5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6.7" calcext:value-type="float">
            <text:p>6,7</text:p>
          </table:table-cell>
          <table:table-cell office:value-type="float" office:value="3.1" calcext:value-type="float">
            <text:p>3,1</text:p>
          </table:table-cell>
          <table:table-cell office:value-type="float" office:value="5.6" calcext:value-type="float">
            <text:p>5,6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,5</text:p>
          </table:table-cell>
          <table:table-cell office:value-type="float" office:value="1.3" calcext:value-type="float">
            <text:p>1,3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5.5" calcext:value-type="float">
            <text:p>5,5</text:p>
          </table:table-cell>
          <table:table-cell office:value-type="float" office:value="2.6" calcext:value-type="float">
            <text:p>2,6</text:p>
          </table:table-cell>
          <table:table-cell office:value-type="float" office:value="4.4" calcext:value-type="float">
            <text:p>4,4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6.9" calcext:value-type="float">
            <text:p>6,9</text:p>
          </table:table-cell>
          <table:table-cell office:value-type="float" office:value="3.1" calcext:value-type="float">
            <text:p>3,1</text:p>
          </table:table-cell>
          <table:table-cell office:value-type="float" office:value="5.1" calcext:value-type="float">
            <text:p>5,1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2.3" calcext:value-type="float">
            <text:p>2,3</text:p>
          </table:table-cell>
          <table:table-cell office:value-type="float" office:value="1.3" calcext:value-type="float">
            <text:p>1,3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6.1" calcext:value-type="float">
            <text:p>6,1</text:p>
          </table:table-cell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,6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5.8" calcext:value-type="float">
            <text:p>5,8</text:p>
          </table:table-cell>
          <table:table-cell office:value-type="float" office:value="2.7" calcext:value-type="float">
            <text:p>2,7</text:p>
          </table:table-cell>
          <table:table-cell office:value-type="float" office:value="5.1" calcext:value-type="float">
            <text:p>5,1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3.2" calcext:value-type="float">
            <text:p>3,2</text:p>
          </table:table-cell>
          <table:table-cell office:value-type="float" office:value="1.3" calcext:value-type="float">
            <text:p>1,3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5.8" calcext:value-type="float">
            <text:p>5,8</text:p>
          </table:table-cell>
          <table:table-cell office:value-type="float" office:value="2.6" calcext:value-type="float">
            <text:p>2,6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6.8" calcext:value-type="float">
            <text:p>6,8</text:p>
          </table:table-cell>
          <table:table-cell office:value-type="float" office:value="3.2" calcext:value-type="float">
            <text:p>3,2</text:p>
          </table:table-cell>
          <table:table-cell office:value-type="float" office:value="5.9" calcext:value-type="float">
            <text:p>5,9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,5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office:value-type="float" office:value="3.3" calcext:value-type="float">
            <text:p>3,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.7" calcext:value-type="float">
            <text:p>6,7</text:p>
          </table:table-cell>
          <table:table-cell office:value-type="float" office:value="3.3" calcext:value-type="float">
            <text:p>3,3</text:p>
          </table:table-cell>
          <table:table-cell office:value-type="float" office:value="5.7" calcext:value-type="float">
            <text:p>5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3.8" calcext:value-type="float">
            <text:p>3,8</text:p>
          </table:table-cell>
          <table:table-cell office:value-type="float" office:value="1.9" calcext:value-type="float">
            <text:p>1,9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5.6" calcext:value-type="float">
            <text:p>5,6</text:p>
          </table:table-cell>
          <table:table-cell office:value-type="float" office:value="2.7" calcext:value-type="float">
            <text:p>2,7</text:p>
          </table:table-cell>
          <table:table-cell office:value-type="float" office:value="4.2" calcext:value-type="float">
            <text:p>4,2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6.7" calcext:value-type="float">
            <text:p>6,7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,2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,4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5.7" calcext:value-type="float">
            <text:p>5,7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,2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6.3" calcext:value-type="float">
            <text:p>6,3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3.8" calcext:value-type="float">
            <text:p>3,8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5.7" calcext:value-type="float">
            <text:p>5,7</text:p>
          </table:table-cell>
          <table:table-cell office:value-type="float" office:value="2.9" calcext:value-type="float">
            <text:p>2,9</text:p>
          </table:table-cell>
          <table:table-cell office:value-type="float" office:value="4.2" calcext:value-type="float">
            <text:p>4,2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6.5" calcext:value-type="float">
            <text:p>6,5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,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3.2" calcext:value-type="float">
            <text:p>3,2</text:p>
          </table:table-cell>
          <table:table-cell office:value-type="float" office:value="1.4" calcext:value-type="float">
            <text:p>1,4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6.2" calcext:value-type="float">
            <text:p>6,2</text:p>
          </table:table-cell>
          <table:table-cell office:value-type="float" office:value="2.9" calcext:value-type="float">
            <text:p>2,9</text:p>
          </table:table-cell>
          <table:table-cell office:value-type="float" office:value="4.3" calcext:value-type="float">
            <text:p>4,3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6.2" calcext:value-type="float">
            <text:p>6,2</text:p>
          </table:table-cell>
          <table:table-cell office:value-type="float" office:value="3.4" calcext:value-type="float">
            <text:p>3,4</text:p>
          </table:table-cell>
          <table:table-cell office:value-type="float" office:value="5.4" calcext:value-type="float">
            <text:p>5,4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3.7" calcext:value-type="float">
            <text:p>3,7</text:p>
          </table:table-cell>
          <table:table-cell office:value-type="float" office:value="1.5" calcext:value-type="float">
            <text:p>1,5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5.1" calcext:value-type="float">
            <text:p>5,1</text:p>
          </table:table-cell>
          <table:table-cell office:value-type="float" office:value="2.5" calcext:value-type="float">
            <text:p>2,5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5.9" calcext:value-type="float">
            <text:p>5,9</text:p>
          </table:table-cell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,1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,3</text:p>
          </table:table-cell>
          <table:table-cell office:value-type="float" office:value="1.4" calcext:value-type="float">
            <text:p>1,4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5.7" calcext:value-type="float">
            <text:p>5,7</text:p>
          </table:table-cell>
          <table:table-cell office:value-type="float" office:value="2.8" calcext:value-type="float">
            <text:p>2,8</text:p>
          </table:table-cell>
          <table:table-cell office:value-type="float" office:value="4.1" calcext:value-type="float">
            <text:p>4,1</text:p>
          </table:table-cell>
          <table:table-cell office:value-type="float" office:value="1.3" calcext:value-type="float">
            <text:p>1,3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formula="of:=AVERAGE([.A1:.A50])" office:value-type="float" office:value="5.008" calcext:value-type="float">
            <text:p>5,008</text:p>
          </table:table-cell>
          <table:table-cell table:formula="of:=AVERAGE([.B1:.B50])" office:value-type="float" office:value="3.428" calcext:value-type="float">
            <text:p>3,428</text:p>
          </table:table-cell>
          <table:table-cell table:formula="of:=AVERAGE([.C1:.C50])" office:value-type="float" office:value="1.462" calcext:value-type="float">
            <text:p>1,462</text:p>
          </table:table-cell>
          <table:table-cell table:formula="of:=AVERAGE([.D1:.D50])" office:value-type="float" office:value="0.248" calcext:value-type="float">
            <text:p>0,248</text:p>
          </table:table-cell>
          <table:table-cell table:number-columns-repeated="2"/>
          <table:table-cell table:formula="of:=AVERAGE([.G1:.G50])" office:value-type="float" office:value="5.936" calcext:value-type="float">
            <text:p>5,936</text:p>
          </table:table-cell>
          <table:table-cell table:formula="of:=AVERAGE([.H1:.H50])" office:value-type="float" office:value="2.77" calcext:value-type="float">
            <text:p>2,77</text:p>
          </table:table-cell>
          <table:table-cell table:formula="of:=AVERAGE([.I1:.I50])" office:value-type="float" office:value="4.26" calcext:value-type="float">
            <text:p>4,26</text:p>
          </table:table-cell>
          <table:table-cell table:formula="of:=AVERAGE([.J1:.J50])" office:value-type="float" office:value="1.326" calcext:value-type="float">
            <text:p>1,326</text:p>
          </table:table-cell>
          <table:table-cell table:number-columns-repeated="2"/>
          <table:table-cell table:formula="of:=AVERAGE([.M1:.M50])" office:value-type="float" office:value="6.56530612244898" calcext:value-type="float">
            <text:p>6,5653061224</text:p>
          </table:table-cell>
          <table:table-cell table:formula="of:=AVERAGE([.N1:.N50])" office:value-type="float" office:value="2.9734693877551" calcext:value-type="float">
            <text:p>2,9734693878</text:p>
          </table:table-cell>
          <table:table-cell table:formula="of:=AVERAGE([.O1:.O50])" office:value-type="float" office:value="5.54081632653061" calcext:value-type="float">
            <text:p>5,5408163265</text:p>
          </table:table-cell>
          <table:table-cell table:formula="of:=AVERAGE([.P1:.P50])" office:value-type="float" office:value="2.02040816326531" calcext:value-type="float">
            <text:p>2,0204081633</text:p>
          </table:table-cell>
        </table:table-row>
      </table:table>
      <table:table table:name="znormalizowane" table:style-name="ta1">
        <table:table-column table:style-name="co1" table:number-columns-repeated="8" table:default-cell-style-name="Default"/>
        <table:table-column table:style-name="co2" table:number-columns-repeated="4" table:default-cell-style-name="Default"/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3.5" calcext:value-type="float">
            <text:p>3,5</text:p>
          </table:table-cell>
          <table:table-cell office:value-type="float" office:value="1.4" calcext:value-type="float">
            <text:p>1,4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1]*[.A1] + [.B1]*[.B1] + [.C1]*[.C1] + [.D1]*[.D1])" office:value-type="float" office:value="6.42572953056694" calcext:value-type="float">
            <text:p>6,4257295306</text:p>
          </table:table-cell>
          <table:table-cell table:number-columns-repeated="2"/>
          <table:table-cell table:formula="of:=[.A1]/[.$F1]" office:value-type="float" office:value="0.80924663499511" calcext:value-type="float">
            <text:p>0,809246635</text:p>
          </table:table-cell>
          <table:table-cell table:formula="of:=[.B1]/[.$F1]" office:value-type="float" office:value="0.544685235092862" calcext:value-type="float">
            <text:p>0,5446852351</text:p>
          </table:table-cell>
          <table:table-cell table:formula="of:=[.C1]/[.$F1]" office:value-type="float" office:value="0.217874094037145" calcext:value-type="float">
            <text:p>0,217874094</text:p>
          </table:table-cell>
          <table:table-cell table:formula="of:=[.D1]/[.$F1]" office:value-type="float" office:value="0.031124870576735" calcext:value-type="float">
            <text:p>0,0311248706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,4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2]*[.A2] + [.B2]*[.B2] + [.C2]*[.C2] + [.D2]*[.D2])" office:value-type="float" office:value="5.91692487699481" calcext:value-type="float">
            <text:p>5,916924877</text:p>
          </table:table-cell>
          <table:table-cell table:number-columns-repeated="2"/>
          <table:table-cell table:formula="of:=[.A2]/[.$F2]" office:value-type="float" office:value="0.828132873386877" calcext:value-type="float">
            <text:p>0,8281328734</text:p>
          </table:table-cell>
          <table:table-cell table:formula="of:=[.B2]/[.$F2]" office:value-type="float" office:value="0.507020126563394" calcext:value-type="float">
            <text:p>0,5070201266</text:p>
          </table:table-cell>
          <table:table-cell table:formula="of:=[.C2]/[.$F2]" office:value-type="float" office:value="0.23660939239625" calcext:value-type="float">
            <text:p>0,2366093924</text:p>
          </table:table-cell>
          <table:table-cell table:formula="of:=[.D2]/[.$F2]" office:value-type="float" office:value="0.0338013417708929" calcext:value-type="float">
            <text:p>0,0338013418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3.2" calcext:value-type="float">
            <text:p>3,2</text:p>
          </table:table-cell>
          <table:table-cell office:value-type="float" office:value="1.3" calcext:value-type="float">
            <text:p>1,3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3]*[.A3] + [.B3]*[.B3] + [.C3]*[.C3] + [.D3]*[.D3])" office:value-type="float" office:value="5.83609458456595" calcext:value-type="float">
            <text:p>5,8360945846</text:p>
          </table:table-cell>
          <table:table-cell table:number-columns-repeated="2"/>
          <table:table-cell table:formula="of:=[.A3]/[.$F3]" office:value-type="float" office:value="0.805333075380504" calcext:value-type="float">
            <text:p>0,8053330754</text:p>
          </table:table-cell>
          <table:table-cell table:formula="of:=[.B3]/[.$F3]" office:value-type="float" office:value="0.54831188111013" calcext:value-type="float">
            <text:p>0,5483118811</text:p>
          </table:table-cell>
          <table:table-cell table:formula="of:=[.C3]/[.$F3]" office:value-type="float" office:value="0.22275170170099" calcext:value-type="float">
            <text:p>0,2227517017</text:p>
          </table:table-cell>
          <table:table-cell table:formula="of:=[.D3]/[.$F3]" office:value-type="float" office:value="0.0342694925693831" calcext:value-type="float">
            <text:p>0,0342694926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3.1" calcext:value-type="float">
            <text:p>3,1</text:p>
          </table:table-cell>
          <table:table-cell office:value-type="float" office:value="1.5" calcext:value-type="float">
            <text:p>1,5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4]*[.A4] + [.B4]*[.B4] + [.C4]*[.C4] + [.D4]*[.D4])" office:value-type="float" office:value="5.74978260458602" calcext:value-type="float">
            <text:p>5,7497826046</text:p>
          </table:table-cell>
          <table:table-cell table:number-columns-repeated="2"/>
          <table:table-cell table:formula="of:=[.A4]/[.$F4]" office:value-type="float" office:value="0.80003024746206" calcext:value-type="float">
            <text:p>0,8000302475</text:p>
          </table:table-cell>
          <table:table-cell table:formula="of:=[.B4]/[.$F4]" office:value-type="float" office:value="0.539150818941823" calcext:value-type="float">
            <text:p>0,5391508189</text:p>
          </table:table-cell>
          <table:table-cell table:formula="of:=[.C4]/[.$F4]" office:value-type="float" office:value="0.260879428520237" calcext:value-type="float">
            <text:p>0,2608794285</text:p>
          </table:table-cell>
          <table:table-cell table:formula="of:=[.D4]/[.$F4]" office:value-type="float" office:value="0.0347839238026982" calcext:value-type="float">
            <text:p>0,03478392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 office:value-type="float" office:value="1.4" calcext:value-type="float">
            <text:p>1,4</text:p>
          </table:table-cell>
          <table:table-cell office:value-type="float" office:value="0.3" calcext:value-type="float">
            <text:p>0,3</text:p>
          </table:table-cell>
          <table:table-cell/>
          <table:table-cell table:formula="of:=SQRT([.A5]*[.A5] + [.B5]*[.B5] + [.C5]*[.C5] + [.D5]*[.D5])" office:value-type="float" office:value="6.32534584034739" calcext:value-type="float">
            <text:p>6,3253458403</text:p>
          </table:table-cell>
          <table:table-cell table:number-columns-repeated="2"/>
          <table:table-cell table:formula="of:=[.A5]/[.$F5]" office:value-type="float" office:value="0.790470612390326" calcext:value-type="float">
            <text:p>0,7904706124</text:p>
          </table:table-cell>
          <table:table-cell table:formula="of:=[.B5]/[.$F5]" office:value-type="float" office:value="0.569138840921035" calcext:value-type="float">
            <text:p>0,5691388409</text:p>
          </table:table-cell>
          <table:table-cell table:formula="of:=[.C5]/[.$F5]" office:value-type="float" office:value="0.221331771469291" calcext:value-type="float">
            <text:p>0,2213317715</text:p>
          </table:table-cell>
          <table:table-cell table:formula="of:=[.D5]/[.$F5]" office:value-type="float" office:value="0.0474282367434196" calcext:value-type="float">
            <text:p>0,0474282367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3.9" calcext:value-type="float">
            <text:p>3,9</text:p>
          </table:table-cell>
          <table:table-cell office:value-type="float" office:value="1.7" calcext:value-type="float">
            <text:p>1,7</text:p>
          </table:table-cell>
          <table:table-cell office:value-type="float" office:value="0.4" calcext:value-type="float">
            <text:p>0,4</text:p>
          </table:table-cell>
          <table:table-cell/>
          <table:table-cell table:formula="of:=SQRT([.A6]*[.A6] + [.B6]*[.B6] + [.C6]*[.C6] + [.D6]*[.D6])" office:value-type="float" office:value="6.88621812027473" calcext:value-type="float">
            <text:p>6,8862181203</text:p>
          </table:table-cell>
          <table:table-cell table:number-columns-repeated="2"/>
          <table:table-cell table:formula="of:=[.A6]/[.$F6]" office:value-type="float" office:value="0.784174986281812" calcext:value-type="float">
            <text:p>0,7841749863</text:p>
          </table:table-cell>
          <table:table-cell table:formula="of:=[.B6]/[.$F6]" office:value-type="float" office:value="0.566348601203531" calcext:value-type="float">
            <text:p>0,5663486012</text:p>
          </table:table-cell>
          <table:table-cell table:formula="of:=[.C6]/[.$F6]" office:value-type="float" office:value="0.246869903088719" calcext:value-type="float">
            <text:p>0,2468699031</text:p>
          </table:table-cell>
          <table:table-cell table:formula="of:=[.D6]/[.$F6]" office:value-type="float" office:value="0.058087036020875" calcext:value-type="float">
            <text:p>0,058087036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3.4" calcext:value-type="float">
            <text:p>3,4</text:p>
          </table:table-cell>
          <table:table-cell office:value-type="float" office:value="1.4" calcext:value-type="float">
            <text:p>1,4</text:p>
          </table:table-cell>
          <table:table-cell office:value-type="float" office:value="0.3" calcext:value-type="float">
            <text:p>0,3</text:p>
          </table:table-cell>
          <table:table-cell/>
          <table:table-cell table:formula="of:=SQRT([.A7]*[.A7] + [.B7]*[.B7] + [.C7]*[.C7] + [.D7]*[.D7])" office:value-type="float" office:value="5.89660919512223" calcext:value-type="float">
            <text:p>5,8966091951</text:p>
          </table:table-cell>
          <table:table-cell table:number-columns-repeated="2"/>
          <table:table-cell table:formula="of:=[.A7]/[.$F7]" office:value-type="float" office:value="0.780109355696354" calcext:value-type="float">
            <text:p>0,7801093557</text:p>
          </table:table-cell>
          <table:table-cell table:formula="of:=[.B7]/[.$F7]" office:value-type="float" office:value="0.576602567253827" calcext:value-type="float">
            <text:p>0,5766025673</text:p>
          </table:table-cell>
          <table:table-cell table:formula="of:=[.C7]/[.$F7]" office:value-type="float" office:value="0.237424586516282" calcext:value-type="float">
            <text:p>0,2374245865</text:p>
          </table:table-cell>
          <table:table-cell table:formula="of:=[.D7]/[.$F7]" office:value-type="float" office:value="0.0508766971106318" calcext:value-type="float">
            <text:p>0,05087669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,4</text:p>
          </table:table-cell>
          <table:table-cell office:value-type="float" office:value="1.5" calcext:value-type="float">
            <text:p>1,5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8]*[.A8] + [.B8]*[.B8] + [.C8]*[.C8] + [.D8]*[.D8])" office:value-type="float" office:value="6.23297681689897" calcext:value-type="float">
            <text:p>6,2329768169</text:p>
          </table:table-cell>
          <table:table-cell table:number-columns-repeated="2"/>
          <table:table-cell table:formula="of:=[.A8]/[.$F8]" office:value-type="float" office:value="0.802184918519816" calcext:value-type="float">
            <text:p>0,8021849185</text:p>
          </table:table-cell>
          <table:table-cell table:formula="of:=[.B8]/[.$F8]" office:value-type="float" office:value="0.545485744593475" calcext:value-type="float">
            <text:p>0,5454857446</text:p>
          </table:table-cell>
          <table:table-cell table:formula="of:=[.C8]/[.$F8]" office:value-type="float" office:value="0.240655475555945" calcext:value-type="float">
            <text:p>0,2406554756</text:p>
          </table:table-cell>
          <table:table-cell table:formula="of:=[.D8]/[.$F8]" office:value-type="float" office:value="0.0320873967407926" calcext:value-type="float">
            <text:p>0,0320873967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2.9" calcext:value-type="float">
            <text:p>2,9</text:p>
          </table:table-cell>
          <table:table-cell office:value-type="float" office:value="1.4" calcext:value-type="float">
            <text:p>1,4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9]*[.A9] + [.B9]*[.B9] + [.C9]*[.C9] + [.D9]*[.D9])" office:value-type="float" office:value="5.4561891462815" calcext:value-type="float">
            <text:p>5,4561891463</text:p>
          </table:table-cell>
          <table:table-cell table:number-columns-repeated="2"/>
          <table:table-cell table:formula="of:=[.A9]/[.$F9]" office:value-type="float" office:value="0.806423656151783" calcext:value-type="float">
            <text:p>0,8064236562</text:p>
          </table:table-cell>
          <table:table-cell table:formula="of:=[.B9]/[.$F9]" office:value-type="float" office:value="0.531506500645493" calcext:value-type="float">
            <text:p>0,5315065006</text:p>
          </table:table-cell>
          <table:table-cell table:formula="of:=[.C9]/[.$F9]" office:value-type="float" office:value="0.256589345139204" calcext:value-type="float">
            <text:p>0,2565893451</text:p>
          </table:table-cell>
          <table:table-cell table:formula="of:=[.D9]/[.$F9]" office:value-type="float" office:value="0.036655620734172" calcext:value-type="float">
            <text:p>0,0366556207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3.1" calcext:value-type="float">
            <text:p>3,1</text:p>
          </table:table-cell>
          <table:table-cell office:value-type="float" office:value="1.5" calcext:value-type="float">
            <text:p>1,5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SQRT([.A10]*[.A10] + [.B10]*[.B10] + [.C10]*[.C10] + [.D10]*[.D10])" office:value-type="float" office:value="5.98999165274878" calcext:value-type="float">
            <text:p>5,9899916527</text:p>
          </table:table-cell>
          <table:table-cell table:number-columns-repeated="2"/>
          <table:table-cell table:formula="of:=[.A10]/[.$F10]" office:value-type="float" office:value="0.818031190035368" calcext:value-type="float">
            <text:p>0,81803119</text:p>
          </table:table-cell>
          <table:table-cell table:formula="of:=[.B10]/[.$F10]" office:value-type="float" office:value="0.517529936552988" calcext:value-type="float">
            <text:p>0,5175299366</text:p>
          </table:table-cell>
          <table:table-cell table:formula="of:=[.C10]/[.$F10]" office:value-type="float" office:value="0.250417711235317" calcext:value-type="float">
            <text:p>0,2504177112</text:p>
          </table:table-cell>
          <table:table-cell table:formula="of:=[.D10]/[.$F10]" office:value-type="float" office:value="0.0166945140823544" calcext:value-type="float">
            <text:p>0,0166945141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3.7" calcext:value-type="float">
            <text:p>3,7</text:p>
          </table:table-cell>
          <table:table-cell office:value-type="float" office:value="1.5" calcext:value-type="float">
            <text:p>1,5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11]*[.A11] + [.B11]*[.B11] + [.C11]*[.C11] + [.D11]*[.D11])" office:value-type="float" office:value="6.71863081289633" calcext:value-type="float">
            <text:p>6,7186308129</text:p>
          </table:table-cell>
          <table:table-cell table:number-columns-repeated="2"/>
          <table:table-cell table:formula="of:=[.A11]/[.$F11]" office:value-type="float" office:value="0.803735188073553" calcext:value-type="float">
            <text:p>0,8037351881</text:p>
          </table:table-cell>
          <table:table-cell table:formula="of:=[.B11]/[.$F11]" office:value-type="float" office:value="0.550707443680027" calcext:value-type="float">
            <text:p>0,5507074437</text:p>
          </table:table-cell>
          <table:table-cell table:formula="of:=[.C11]/[.$F11]" office:value-type="float" office:value="0.223259774464876" calcext:value-type="float">
            <text:p>0,2232597745</text:p>
          </table:table-cell>
          <table:table-cell table:formula="of:=[.D11]/[.$F11]" office:value-type="float" office:value="0.0297679699286501" calcext:value-type="float">
            <text:p>0,0297679699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3.4" calcext:value-type="float">
            <text:p>3,4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12]*[.A12] + [.B12]*[.B12] + [.C12]*[.C12] + [.D12]*[.D12])" office:value-type="float" office:value="6.09918027279076" calcext:value-type="float">
            <text:p>6,0991802728</text:p>
          </table:table-cell>
          <table:table-cell table:number-columns-repeated="2"/>
          <table:table-cell table:formula="of:=[.A12]/[.$F12]" office:value-type="float" office:value="0.786991002940743" calcext:value-type="float">
            <text:p>0,7869910029</text:p>
          </table:table-cell>
          <table:table-cell table:formula="of:=[.B12]/[.$F12]" office:value-type="float" office:value="0.55745196041636" calcext:value-type="float">
            <text:p>0,5574519604</text:p>
          </table:table-cell>
          <table:table-cell table:formula="of:=[.C12]/[.$F12]" office:value-type="float" office:value="0.262330334313581" calcext:value-type="float">
            <text:p>0,2623303343</text:p>
          </table:table-cell>
          <table:table-cell table:formula="of:=[.D12]/[.$F12]" office:value-type="float" office:value="0.0327912917891976" calcext:value-type="float">
            <text:p>0,0327912918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,4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SQRT([.A13]*[.A13] + [.B13]*[.B13] + [.C13]*[.C13] + [.D13]*[.D13])" office:value-type="float" office:value="5.83180932472933" calcext:value-type="float">
            <text:p>5,8318093247</text:p>
          </table:table-cell>
          <table:table-cell table:number-columns-repeated="2"/>
          <table:table-cell table:formula="of:=[.A13]/[.$F13]" office:value-type="float" office:value="0.823072177556624" calcext:value-type="float">
            <text:p>0,8230721776</text:p>
          </table:table-cell>
          <table:table-cell table:formula="of:=[.B13]/[.$F13]" office:value-type="float" office:value="0.51442011097289" calcext:value-type="float">
            <text:p>0,514420111</text:p>
          </table:table-cell>
          <table:table-cell table:formula="of:=[.C13]/[.$F13]" office:value-type="float" office:value="0.240062718454015" calcext:value-type="float">
            <text:p>0,2400627185</text:p>
          </table:table-cell>
          <table:table-cell table:formula="of:=[.D13]/[.$F13]" office:value-type="float" office:value="0.0171473370324297" calcext:value-type="float">
            <text:p>0,017147337</text:p>
          </table:table-cell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,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SQRT([.A14]*[.A14] + [.B14]*[.B14] + [.C14]*[.C14] + [.D14]*[.D14])" office:value-type="float" office:value="5.35817132984753" calcext:value-type="float">
            <text:p>5,3581713298</text:p>
          </table:table-cell>
          <table:table-cell table:number-columns-repeated="2"/>
          <table:table-cell table:formula="of:=[.A14]/[.$F14]" office:value-type="float" office:value="0.802512599036724" calcext:value-type="float">
            <text:p>0,802512599</text:p>
          </table:table-cell>
          <table:table-cell table:formula="of:=[.B14]/[.$F14]" office:value-type="float" office:value="0.559892510955854" calcext:value-type="float">
            <text:p>0,559892511</text:p>
          </table:table-cell>
          <table:table-cell table:formula="of:=[.C14]/[.$F14]" office:value-type="float" office:value="0.205293920683813" calcext:value-type="float">
            <text:p>0,2052939207</text:p>
          </table:table-cell>
          <table:table-cell table:formula="of:=[.D14]/[.$F14]" office:value-type="float" office:value="0.0186630836985285" calcext:value-type="float">
            <text:p>0,0186630837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15]*[.A15] + [.B15]*[.B15] + [.C15]*[.C15] + [.D15]*[.D15])" office:value-type="float" office:value="7.14982517268779" calcext:value-type="float">
            <text:p>7,1498251727</text:p>
          </table:table-cell>
          <table:table-cell table:number-columns-repeated="2"/>
          <table:table-cell table:formula="of:=[.A15]/[.$F15]" office:value-type="float" office:value="0.811208646353466" calcext:value-type="float">
            <text:p>0,8112086464</text:p>
          </table:table-cell>
          <table:table-cell table:formula="of:=[.B15]/[.$F15]" office:value-type="float" office:value="0.559454238864459" calcext:value-type="float">
            <text:p>0,5594542389</text:p>
          </table:table-cell>
          <table:table-cell table:formula="of:=[.C15]/[.$F15]" office:value-type="float" office:value="0.167836271659338" calcext:value-type="float">
            <text:p>0,1678362717</text:p>
          </table:table-cell>
          <table:table-cell table:formula="of:=[.D15]/[.$F15]" office:value-type="float" office:value="0.027972711943223" calcext:value-type="float">
            <text:p>0,0279727119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4.4" calcext:value-type="float">
            <text:p>4,4</text:p>
          </table:table-cell>
          <table:table-cell office:value-type="float" office:value="1.5" calcext:value-type="float">
            <text:p>1,5</text:p>
          </table:table-cell>
          <table:table-cell office:value-type="float" office:value="0.4" calcext:value-type="float">
            <text:p>0,4</text:p>
          </table:table-cell>
          <table:table-cell/>
          <table:table-cell table:formula="of:=SQRT([.A16]*[.A16] + [.B16]*[.B16] + [.C16]*[.C16] + [.D16]*[.D16])" office:value-type="float" office:value="7.36613874428116" calcext:value-type="float">
            <text:p>7,3661387443</text:p>
          </table:table-cell>
          <table:table-cell table:number-columns-repeated="2"/>
          <table:table-cell table:formula="of:=[.A16]/[.$F16]" office:value-type="float" office:value="0.773811110254379" calcext:value-type="float">
            <text:p>0,7738111103</text:p>
          </table:table-cell>
          <table:table-cell table:formula="of:=[.B16]/[.$F16]" office:value-type="float" office:value="0.597327874582328" calcext:value-type="float">
            <text:p>0,5973278746</text:p>
          </table:table-cell>
          <table:table-cell table:formula="of:=[.C16]/[.$F16]" office:value-type="float" office:value="0.203634502698521" calcext:value-type="float">
            <text:p>0,2036345027</text:p>
          </table:table-cell>
          <table:table-cell table:formula="of:=[.D16]/[.$F16]" office:value-type="float" office:value="0.0543025340529389" calcext:value-type="float">
            <text:p>0,0543025341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3.9" calcext:value-type="float">
            <text:p>3,9</text:p>
          </table:table-cell>
          <table:table-cell office:value-type="float" office:value="1.3" calcext:value-type="float">
            <text:p>1,3</text:p>
          </table:table-cell>
          <table:table-cell office:value-type="float" office:value="0.4" calcext:value-type="float">
            <text:p>0,4</text:p>
          </table:table-cell>
          <table:table-cell/>
          <table:table-cell table:formula="of:=SQRT([.A17]*[.A17] + [.B17]*[.B17] + [.C17]*[.C17] + [.D17]*[.D17])" office:value-type="float" office:value="6.79852925271341" calcext:value-type="float">
            <text:p>6,7985292527</text:p>
          </table:table-cell>
          <table:table-cell table:number-columns-repeated="2"/>
          <table:table-cell table:formula="of:=[.A17]/[.$F17]" office:value-type="float" office:value="0.794289441035319" calcext:value-type="float">
            <text:p>0,794289441</text:p>
          </table:table-cell>
          <table:table-cell table:formula="of:=[.B17]/[.$F17]" office:value-type="float" office:value="0.573653485192175" calcext:value-type="float">
            <text:p>0,5736534852</text:p>
          </table:table-cell>
          <table:table-cell table:formula="of:=[.C17]/[.$F17]" office:value-type="float" office:value="0.191217828397392" calcext:value-type="float">
            <text:p>0,1912178284</text:p>
          </table:table-cell>
          <table:table-cell table:formula="of:=[.D17]/[.$F17]" office:value-type="float" office:value="0.0588362548915051" calcext:value-type="float">
            <text:p>0,0588362549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3.5" calcext:value-type="float">
            <text:p>3,5</text:p>
          </table:table-cell>
          <table:table-cell office:value-type="float" office:value="1.4" calcext:value-type="float">
            <text:p>1,4</text:p>
          </table:table-cell>
          <table:table-cell office:value-type="float" office:value="0.3" calcext:value-type="float">
            <text:p>0,3</text:p>
          </table:table-cell>
          <table:table-cell/>
          <table:table-cell table:formula="of:=SQRT([.A18]*[.A18] + [.B18]*[.B18] + [.C18]*[.C18] + [.D18]*[.D18])" office:value-type="float" office:value="6.34901567173999" calcext:value-type="float">
            <text:p>6,3490156717</text:p>
          </table:table-cell>
          <table:table-cell table:number-columns-repeated="2"/>
          <table:table-cell table:formula="of:=[.A18]/[.$F18]" office:value-type="float" office:value="0.803274123688265" calcext:value-type="float">
            <text:p>0,8032741237</text:p>
          </table:table-cell>
          <table:table-cell table:formula="of:=[.B18]/[.$F18]" office:value-type="float" office:value="0.551266555472339" calcext:value-type="float">
            <text:p>0,5512665555</text:p>
          </table:table-cell>
          <table:table-cell table:formula="of:=[.C18]/[.$F18]" office:value-type="float" office:value="0.220506622188935" calcext:value-type="float">
            <text:p>0,2205066222</text:p>
          </table:table-cell>
          <table:table-cell table:formula="of:=[.D18]/[.$F18]" office:value-type="float" office:value="0.0472514190404862" calcext:value-type="float">
            <text:p>0,047251419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3.8" calcext:value-type="float">
            <text:p>3,8</text:p>
          </table:table-cell>
          <table:table-cell office:value-type="float" office:value="1.7" calcext:value-type="float">
            <text:p>1,7</text:p>
          </table:table-cell>
          <table:table-cell office:value-type="float" office:value="0.3" calcext:value-type="float">
            <text:p>0,3</text:p>
          </table:table-cell>
          <table:table-cell/>
          <table:table-cell table:formula="of:=SQRT([.A19]*[.A19] + [.B19]*[.B19] + [.C19]*[.C19] + [.D19]*[.D19])" office:value-type="float" office:value="7.06470098447203" calcext:value-type="float">
            <text:p>7,0647009845</text:p>
          </table:table-cell>
          <table:table-cell table:number-columns-repeated="2"/>
          <table:table-cell table:formula="of:=[.A19]/[.$F19]" office:value-type="float" office:value="0.806828202995202" calcext:value-type="float">
            <text:p>0,806828203</text:p>
          </table:table-cell>
          <table:table-cell table:formula="of:=[.B19]/[.$F19]" office:value-type="float" office:value="0.537885468663468" calcext:value-type="float">
            <text:p>0,5378854687</text:p>
          </table:table-cell>
          <table:table-cell table:formula="of:=[.C19]/[.$F19]" office:value-type="float" office:value="0.24063297282313" calcext:value-type="float">
            <text:p>0,2406329728</text:p>
          </table:table-cell>
          <table:table-cell table:formula="of:=[.D19]/[.$F19]" office:value-type="float" office:value="0.0424646422629054" calcext:value-type="float">
            <text:p>0,0424646423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3.8" calcext:value-type="float">
            <text:p>3,8</text:p>
          </table:table-cell>
          <table:table-cell office:value-type="float" office:value="1.5" calcext:value-type="float">
            <text:p>1,5</text:p>
          </table:table-cell>
          <table:table-cell office:value-type="float" office:value="0.3" calcext:value-type="float">
            <text:p>0,3</text:p>
          </table:table-cell>
          <table:table-cell/>
          <table:table-cell table:formula="of:=SQRT([.A20]*[.A20] + [.B20]*[.B20] + [.C20]*[.C20] + [.D20]*[.D20])" office:value-type="float" office:value="6.54140657657052" calcext:value-type="float">
            <text:p>6,5414065766</text:p>
          </table:table-cell>
          <table:table-cell table:number-columns-repeated="2"/>
          <table:table-cell table:formula="of:=[.A20]/[.$F20]" office:value-type="float" office:value="0.779648832449395" calcext:value-type="float">
            <text:p>0,7796488324</text:p>
          </table:table-cell>
          <table:table-cell table:formula="of:=[.B20]/[.$F20]" office:value-type="float" office:value="0.580914816334844" calcext:value-type="float">
            <text:p>0,5809148163</text:p>
          </table:table-cell>
          <table:table-cell table:formula="of:=[.C20]/[.$F20]" office:value-type="float" office:value="0.229308480132175" calcext:value-type="float">
            <text:p>0,2293084801</text:p>
          </table:table-cell>
          <table:table-cell table:formula="of:=[.D20]/[.$F20]" office:value-type="float" office:value="0.045861696026435" calcext:value-type="float">
            <text:p>0,045861696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3.4" calcext:value-type="float">
            <text:p>3,4</text:p>
          </table:table-cell>
          <table:table-cell office:value-type="float" office:value="1.7" calcext:value-type="float">
            <text:p>1,7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21]*[.A21] + [.B21]*[.B21] + [.C21]*[.C21] + [.D21]*[.D21])" office:value-type="float" office:value="6.60681466366357" calcext:value-type="float">
            <text:p>6,6068146637</text:p>
          </table:table-cell>
          <table:table-cell table:number-columns-repeated="2"/>
          <table:table-cell table:formula="of:=[.A21]/[.$F21]" office:value-type="float" office:value="0.8173378965357" calcext:value-type="float">
            <text:p>0,8173378965</text:p>
          </table:table-cell>
          <table:table-cell table:formula="of:=[.B21]/[.$F21]" office:value-type="float" office:value="0.514620157078033" calcext:value-type="float">
            <text:p>0,5146201571</text:p>
          </table:table-cell>
          <table:table-cell table:formula="of:=[.C21]/[.$F21]" office:value-type="float" office:value="0.257310078539017" calcext:value-type="float">
            <text:p>0,2573100785</text:p>
          </table:table-cell>
          <table:table-cell table:formula="of:=[.D21]/[.$F21]" office:value-type="float" office:value="0.0302717739457667" calcext:value-type="float">
            <text:p>0,0302717739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3.7" calcext:value-type="float">
            <text:p>3,7</text:p>
          </table:table-cell>
          <table:table-cell office:value-type="float" office:value="1.5" calcext:value-type="float">
            <text:p>1,5</text:p>
          </table:table-cell>
          <table:table-cell office:value-type="float" office:value="0.4" calcext:value-type="float">
            <text:p>0,4</text:p>
          </table:table-cell>
          <table:table-cell/>
          <table:table-cell table:formula="of:=SQRT([.A22]*[.A22] + [.B22]*[.B22] + [.C22]*[.C22] + [.D22]*[.D22])" office:value-type="float" office:value="6.48922183316305" calcext:value-type="float">
            <text:p>6,4892218332</text:p>
          </table:table-cell>
          <table:table-cell table:number-columns-repeated="2"/>
          <table:table-cell table:formula="of:=[.A22]/[.$F22]" office:value-type="float" office:value="0.78591857870177" calcext:value-type="float">
            <text:p>0,7859185787</text:p>
          </table:table-cell>
          <table:table-cell table:formula="of:=[.B22]/[.$F22]" office:value-type="float" office:value="0.57017622376403" calcext:value-type="float">
            <text:p>0,5701762238</text:p>
          </table:table-cell>
          <table:table-cell table:formula="of:=[.C22]/[.$F22]" office:value-type="float" office:value="0.231152523147579" calcext:value-type="float">
            <text:p>0,2311525231</text:p>
          </table:table-cell>
          <table:table-cell table:formula="of:=[.D22]/[.$F22]" office:value-type="float" office:value="0.0616406728393545" calcext:value-type="float">
            <text:p>0,0616406728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3.6" calcext:value-type="float">
            <text:p>3,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23]*[.A23] + [.B23]*[.B23] + [.C23]*[.C23] + [.D23]*[.D23])" office:value-type="float" office:value="5.92958683214944" calcext:value-type="float">
            <text:p>5,9295868321</text:p>
          </table:table-cell>
          <table:table-cell table:number-columns-repeated="2"/>
          <table:table-cell table:formula="of:=[.A23]/[.$F23]" office:value-type="float" office:value="0.775770745958118" calcext:value-type="float">
            <text:p>0,775770746</text:p>
          </table:table-cell>
          <table:table-cell table:formula="of:=[.B23]/[.$F23]" office:value-type="float" office:value="0.607124931619396" calcext:value-type="float">
            <text:p>0,6071249316</text:p>
          </table:table-cell>
          <table:table-cell table:formula="of:=[.C23]/[.$F23]" office:value-type="float" office:value="0.168645814338721" calcext:value-type="float">
            <text:p>0,1686458143</text:p>
          </table:table-cell>
          <table:table-cell table:formula="of:=[.D23]/[.$F23]" office:value-type="float" office:value="0.0337291628677442" calcext:value-type="float">
            <text:p>0,0337291629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3.3" calcext:value-type="float">
            <text:p>3,3</text:p>
          </table:table-cell>
          <table:table-cell office:value-type="float" office:value="1.7" calcext:value-type="float">
            <text:p>1,7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SQRT([.A24]*[.A24] + [.B24]*[.B24] + [.C24]*[.C24] + [.D24]*[.D24])" office:value-type="float" office:value="6.32771680782255" calcext:value-type="float">
            <text:p>6,3277168078</text:p>
          </table:table-cell>
          <table:table-cell table:number-columns-repeated="2"/>
          <table:table-cell table:formula="of:=[.A24]/[.$F24]" office:value-type="float" office:value="0.805977915082293" calcext:value-type="float">
            <text:p>0,8059779151</text:p>
          </table:table-cell>
          <table:table-cell table:formula="of:=[.B24]/[.$F24]" office:value-type="float" office:value="0.521515121523836" calcext:value-type="float">
            <text:p>0,5215151215</text:p>
          </table:table-cell>
          <table:table-cell table:formula="of:=[.C24]/[.$F24]" office:value-type="float" office:value="0.268659305027431" calcext:value-type="float">
            <text:p>0,268659305</text:p>
          </table:table-cell>
          <table:table-cell table:formula="of:=[.D24]/[.$F24]" office:value-type="float" office:value="0.0790174426551268" calcext:value-type="float">
            <text:p>0,0790174427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3.4" calcext:value-type="float">
            <text:p>3,4</text:p>
          </table:table-cell>
          <table:table-cell office:value-type="float" office:value="1.9" calcext:value-type="float">
            <text:p>1,9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25]*[.A25] + [.B25]*[.B25] + [.C25]*[.C25] + [.D25]*[.D25])" office:value-type="float" office:value="6.18465843842649" calcext:value-type="float">
            <text:p>6,1846584384</text:p>
          </table:table-cell>
          <table:table-cell table:number-columns-repeated="2"/>
          <table:table-cell table:formula="of:=[.A25]/[.$F25]" office:value-type="float" office:value="0.776114000116266" calcext:value-type="float">
            <text:p>0,7761140001</text:p>
          </table:table-cell>
          <table:table-cell table:formula="of:=[.B25]/[.$F25]" office:value-type="float" office:value="0.549747416749021" calcext:value-type="float">
            <text:p>0,5497474167</text:p>
          </table:table-cell>
          <table:table-cell table:formula="of:=[.C25]/[.$F25]" office:value-type="float" office:value="0.307211791712688" calcext:value-type="float">
            <text:p>0,3072117917</text:p>
          </table:table-cell>
          <table:table-cell table:formula="of:=[.D25]/[.$F25]" office:value-type="float" office:value="0.0323380833381777" calcext:value-type="float">
            <text:p>0,03233808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26]*[.A26] + [.B26]*[.B26] + [.C26]*[.C26] + [.D26]*[.D26])" office:value-type="float" office:value="6.04979338490167" calcext:value-type="float">
            <text:p>6,0497933849</text:p>
          </table:table-cell>
          <table:table-cell table:number-columns-repeated="2"/>
          <table:table-cell table:formula="of:=[.A26]/[.$F26]" office:value-type="float" office:value="0.826474506134108" calcext:value-type="float">
            <text:p>0,8264745061</text:p>
          </table:table-cell>
          <table:table-cell table:formula="of:=[.B26]/[.$F26]" office:value-type="float" office:value="0.495884703680465" calcext:value-type="float">
            <text:p>0,4958847037</text:p>
          </table:table-cell>
          <table:table-cell table:formula="of:=[.C26]/[.$F26]" office:value-type="float" office:value="0.264471841962914" calcext:value-type="float">
            <text:p>0,264471842</text:p>
          </table:table-cell>
          <table:table-cell table:formula="of:=[.D26]/[.$F26]" office:value-type="float" office:value="0.0330589802453643" calcext:value-type="float">
            <text:p>0,03305898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,4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/>
          <table:table-cell table:formula="of:=SQRT([.A27]*[.A27] + [.B27]*[.B27] + [.C27]*[.C27] + [.D27]*[.D27])" office:value-type="float" office:value="6.26737584639696" calcext:value-type="float">
            <text:p>6,2673758464</text:p>
          </table:table-cell>
          <table:table-cell table:number-columns-repeated="2"/>
          <table:table-cell table:formula="of:=[.A27]/[.$F27]" office:value-type="float" office:value="0.797782057840753" calcext:value-type="float">
            <text:p>0,7977820578</text:p>
          </table:table-cell>
          <table:table-cell table:formula="of:=[.B27]/[.$F27]" office:value-type="float" office:value="0.542491799331712" calcext:value-type="float">
            <text:p>0,5424917993</text:p>
          </table:table-cell>
          <table:table-cell table:formula="of:=[.C27]/[.$F27]" office:value-type="float" office:value="0.255290258509041" calcext:value-type="float">
            <text:p>0,2552902585</text:p>
          </table:table-cell>
          <table:table-cell table:formula="of:=[.D27]/[.$F27]" office:value-type="float" office:value="0.0638225646272603" calcext:value-type="float">
            <text:p>0,0638225646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3.5" calcext:value-type="float">
            <text:p>3,5</text:p>
          </table:table-cell>
          <table:table-cell office:value-type="float" office:value="1.5" calcext:value-type="float">
            <text:p>1,5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28]*[.A28] + [.B28]*[.B28] + [.C28]*[.C28] + [.D28]*[.D28])" office:value-type="float" office:value="6.4482555780614" calcext:value-type="float">
            <text:p>6,4482555781</text:p>
          </table:table-cell>
          <table:table-cell table:number-columns-repeated="2"/>
          <table:table-cell table:formula="of:=[.A28]/[.$F28]" office:value-type="float" office:value="0.806419649012008" calcext:value-type="float">
            <text:p>0,806419649</text:p>
          </table:table-cell>
          <table:table-cell table:formula="of:=[.B28]/[.$F28]" office:value-type="float" office:value="0.542782456065775" calcext:value-type="float">
            <text:p>0,5427824561</text:p>
          </table:table-cell>
          <table:table-cell table:formula="of:=[.C28]/[.$F28]" office:value-type="float" office:value="0.232621052599618" calcext:value-type="float">
            <text:p>0,2326210526</text:p>
          </table:table-cell>
          <table:table-cell table:formula="of:=[.D28]/[.$F28]" office:value-type="float" office:value="0.0310161403466157" calcext:value-type="float">
            <text:p>0,0310161403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3.4" calcext:value-type="float">
            <text:p>3,4</text:p>
          </table:table-cell>
          <table:table-cell office:value-type="float" office:value="1.4" calcext:value-type="float">
            <text:p>1,4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29]*[.A29] + [.B29]*[.B29] + [.C29]*[.C29] + [.D29]*[.D29])" office:value-type="float" office:value="6.3718129288296" calcext:value-type="float">
            <text:p>6,3718129288</text:p>
          </table:table-cell>
          <table:table-cell table:number-columns-repeated="2"/>
          <table:table-cell table:formula="of:=[.A29]/[.$F29]" office:value-type="float" office:value="0.816094266746648" calcext:value-type="float">
            <text:p>0,8160942667</text:p>
          </table:table-cell>
          <table:table-cell table:formula="of:=[.B29]/[.$F29]" office:value-type="float" office:value="0.533600097488193" calcext:value-type="float">
            <text:p>0,5336000975</text:p>
          </table:table-cell>
          <table:table-cell table:formula="of:=[.C29]/[.$F29]" office:value-type="float" office:value="0.219717687201021" calcext:value-type="float">
            <text:p>0,2197176872</text:p>
          </table:table-cell>
          <table:table-cell table:formula="of:=[.D29]/[.$F29]" office:value-type="float" office:value="0.0313882410287172" calcext:value-type="float">
            <text:p>0,031388241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3.2" calcext:value-type="float">
            <text:p>3,2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30]*[.A30] + [.B30]*[.B30] + [.C30]*[.C30] + [.D30]*[.D30])" office:value-type="float" office:value="5.91016074231488" calcext:value-type="float">
            <text:p>5,9101607423</text:p>
          </table:table-cell>
          <table:table-cell table:number-columns-repeated="2"/>
          <table:table-cell table:formula="of:=[.A30]/[.$F30]" office:value-type="float" office:value="0.795240638101344" calcext:value-type="float">
            <text:p>0,7952406381</text:p>
          </table:table-cell>
          <table:table-cell table:formula="of:=[.B30]/[.$F30]" office:value-type="float" office:value="0.541440434451979" calcext:value-type="float">
            <text:p>0,5414404345</text:p>
          </table:table-cell>
          <table:table-cell table:formula="of:=[.C30]/[.$F30]" office:value-type="float" office:value="0.270720217225989" calcext:value-type="float">
            <text:p>0,2707202172</text:p>
          </table:table-cell>
          <table:table-cell table:formula="of:=[.D30]/[.$F30]" office:value-type="float" office:value="0.0338400271532487" calcext:value-type="float">
            <text:p>0,0338400272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3.1" calcext:value-type="float">
            <text:p>3,1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31]*[.A31] + [.B31]*[.B31] + [.C31]*[.C31] + [.D31]*[.D31])" office:value-type="float" office:value="5.93717104351896" calcext:value-type="float">
            <text:p>5,9371710435</text:p>
          </table:table-cell>
          <table:table-cell table:number-columns-repeated="2"/>
          <table:table-cell table:formula="of:=[.A31]/[.$F31]" office:value-type="float" office:value="0.808465844223858" calcext:value-type="float">
            <text:p>0,8084658442</text:p>
          </table:table-cell>
          <table:table-cell table:formula="of:=[.B31]/[.$F31]" office:value-type="float" office:value="0.522134191061242" calcext:value-type="float">
            <text:p>0,5221341911</text:p>
          </table:table-cell>
          <table:table-cell table:formula="of:=[.C31]/[.$F31]" office:value-type="float" office:value="0.269488614741286" calcext:value-type="float">
            <text:p>0,2694886147</text:p>
          </table:table-cell>
          <table:table-cell table:formula="of:=[.D31]/[.$F31]" office:value-type="float" office:value="0.0336860768426608" calcext:value-type="float">
            <text:p>0,0336860768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3.4" calcext:value-type="float">
            <text:p>3,4</text:p>
          </table:table-cell>
          <table:table-cell office:value-type="float" office:value="1.5" calcext:value-type="float">
            <text:p>1,5</text:p>
          </table:table-cell>
          <table:table-cell office:value-type="float" office:value="0.4" calcext:value-type="float">
            <text:p>0,4</text:p>
          </table:table-cell>
          <table:table-cell/>
          <table:table-cell table:formula="of:=SQRT([.A32]*[.A32] + [.B32]*[.B32] + [.C32]*[.C32] + [.D32]*[.D32])" office:value-type="float" office:value="6.56734345074171" calcext:value-type="float">
            <text:p>6,5673434507</text:p>
          </table:table-cell>
          <table:table-cell table:number-columns-repeated="2"/>
          <table:table-cell table:formula="of:=[.A32]/[.$F32]" office:value-type="float" office:value="0.822250281335618" calcext:value-type="float">
            <text:p>0,8222502813</text:p>
          </table:table-cell>
          <table:table-cell table:formula="of:=[.B32]/[.$F32]" office:value-type="float" office:value="0.517713140100204" calcext:value-type="float">
            <text:p>0,5177131401</text:p>
          </table:table-cell>
          <table:table-cell table:formula="of:=[.C32]/[.$F32]" office:value-type="float" office:value="0.228402855926561" calcext:value-type="float">
            <text:p>0,2284028559</text:p>
          </table:table-cell>
          <table:table-cell table:formula="of:=[.D32]/[.$F32]" office:value-type="float" office:value="0.0609074282470829" calcext:value-type="float">
            <text:p>0,0609074282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4.1" calcext:value-type="float">
            <text:p>4,1</text:p>
          </table:table-cell>
          <table:table-cell office:value-type="float" office:value="1.5" calcext:value-type="float">
            <text:p>1,5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SQRT([.A33]*[.A33] + [.B33]*[.B33] + [.C33]*[.C33] + [.D33]*[.D33])" office:value-type="float" office:value="6.79043444854598" calcext:value-type="float">
            <text:p>6,7904344485</text:p>
          </table:table-cell>
          <table:table-cell table:number-columns-repeated="2"/>
          <table:table-cell table:formula="of:=[.A33]/[.$F33]" office:value-type="float" office:value="0.765783108489246" calcext:value-type="float">
            <text:p>0,7657831085</text:p>
          </table:table-cell>
          <table:table-cell table:formula="of:=[.B33]/[.$F33]" office:value-type="float" office:value="0.60379052784729" calcext:value-type="float">
            <text:p>0,6037905278</text:p>
          </table:table-cell>
          <table:table-cell table:formula="of:=[.C33]/[.$F33]" office:value-type="float" office:value="0.220898973602667" calcext:value-type="float">
            <text:p>0,2208989736</text:p>
          </table:table-cell>
          <table:table-cell table:formula="of:=[.D33]/[.$F33]" office:value-type="float" office:value="0.0147265982401778" calcext:value-type="float">
            <text:p>0,0147265982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4.2" calcext:value-type="float">
            <text:p>4,2</text:p>
          </table:table-cell>
          <table:table-cell office:value-type="float" office:value="1.4" calcext:value-type="float">
            <text:p>1,4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34]*[.A34] + [.B34]*[.B34] + [.C34]*[.C34] + [.D34]*[.D34])" office:value-type="float" office:value="7.06328535456412" calcext:value-type="float">
            <text:p>7,0632853546</text:p>
          </table:table-cell>
          <table:table-cell table:number-columns-repeated="2"/>
          <table:table-cell table:formula="of:=[.A34]/[.$F34]" office:value-type="float" office:value="0.778674472842306" calcext:value-type="float">
            <text:p>0,7786744728</text:p>
          </table:table-cell>
          <table:table-cell table:formula="of:=[.B34]/[.$F34]" office:value-type="float" office:value="0.594624142897761" calcext:value-type="float">
            <text:p>0,5946241429</text:p>
          </table:table-cell>
          <table:table-cell table:formula="of:=[.C34]/[.$F34]" office:value-type="float" office:value="0.198208047632587" calcext:value-type="float">
            <text:p>0,1982080476</text:p>
          </table:table-cell>
          <table:table-cell table:formula="of:=[.D34]/[.$F34]" office:value-type="float" office:value="0.0283154353760839" calcext:value-type="float">
            <text:p>0,0283154354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3.1" calcext:value-type="float">
            <text:p>3,1</text:p>
          </table:table-cell>
          <table:table-cell office:value-type="float" office:value="1.5" calcext:value-type="float">
            <text:p>1,5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35]*[.A35] + [.B35]*[.B35] + [.C35]*[.C35] + [.D35]*[.D35])" office:value-type="float" office:value="5.99249530663145" calcext:value-type="float">
            <text:p>5,9924953066</text:p>
          </table:table-cell>
          <table:table-cell table:number-columns-repeated="2"/>
          <table:table-cell table:formula="of:=[.A35]/[.$F35]" office:value-type="float" office:value="0.817689418058873" calcext:value-type="float">
            <text:p>0,8176894181</text:p>
          </table:table-cell>
          <table:table-cell table:formula="of:=[.B35]/[.$F35]" office:value-type="float" office:value="0.517313713465817" calcext:value-type="float">
            <text:p>0,5173137135</text:p>
          </table:table-cell>
          <table:table-cell table:formula="of:=[.C35]/[.$F35]" office:value-type="float" office:value="0.250313087160879" calcext:value-type="float">
            <text:p>0,2503130872</text:p>
          </table:table-cell>
          <table:table-cell table:formula="of:=[.D35]/[.$F35]" office:value-type="float" office:value="0.0333750782881173" calcext:value-type="float">
            <text:p>0,03337507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,2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36]*[.A36] + [.B36]*[.B36] + [.C36]*[.C36] + [.D36]*[.D36])" office:value-type="float" office:value="6.05970296301725" calcext:value-type="float">
            <text:p>6,059702963</text:p>
          </table:table-cell>
          <table:table-cell table:number-columns-repeated="2"/>
          <table:table-cell table:formula="of:=[.A36]/[.$F36]" office:value-type="float" office:value="0.825122952480562" calcext:value-type="float">
            <text:p>0,8251229525</text:p>
          </table:table-cell>
          <table:table-cell table:formula="of:=[.B36]/[.$F36]" office:value-type="float" office:value="0.52807868958756" calcext:value-type="float">
            <text:p>0,5280786896</text:p>
          </table:table-cell>
          <table:table-cell table:formula="of:=[.C36]/[.$F36]" office:value-type="float" office:value="0.198029508595335" calcext:value-type="float">
            <text:p>0,1980295086</text:p>
          </table:table-cell>
          <table:table-cell table:formula="of:=[.D36]/[.$F36]" office:value-type="float" office:value="0.0330049180992225" calcext:value-type="float">
            <text:p>0,0330049181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3.5" calcext:value-type="float">
            <text:p>3,5</text:p>
          </table:table-cell>
          <table:table-cell office:value-type="float" office:value="1.3" calcext:value-type="float">
            <text:p>1,3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37]*[.A37] + [.B37]*[.B37] + [.C37]*[.C37] + [.D37]*[.D37])" office:value-type="float" office:value="6.65056388586712" calcext:value-type="float">
            <text:p>6,6505638859</text:p>
          </table:table-cell>
          <table:table-cell table:number-columns-repeated="2"/>
          <table:table-cell table:formula="of:=[.A37]/[.$F37]" office:value-type="float" office:value="0.826997544025982" calcext:value-type="float">
            <text:p>0,826997544</text:p>
          </table:table-cell>
          <table:table-cell table:formula="of:=[.B37]/[.$F37]" office:value-type="float" office:value="0.52627116438017" calcext:value-type="float">
            <text:p>0,5262711644</text:p>
          </table:table-cell>
          <table:table-cell table:formula="of:=[.C37]/[.$F37]" office:value-type="float" office:value="0.195472146769778" calcext:value-type="float">
            <text:p>0,1954721468</text:p>
          </table:table-cell>
          <table:table-cell table:formula="of:=[.D37]/[.$F37]" office:value-type="float" office:value="0.0300726379645812" calcext:value-type="float">
            <text:p>0,030072638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3.6" calcext:value-type="float">
            <text:p>3,6</text:p>
          </table:table-cell>
          <table:table-cell office:value-type="float" office:value="1.4" calcext:value-type="float">
            <text:p>1,4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SQRT([.A38]*[.A38] + [.B38]*[.B38] + [.C38]*[.C38] + [.D38]*[.D38])" office:value-type="float" office:value="6.24019230472908" calcext:value-type="float">
            <text:p>6,2401923047</text:p>
          </table:table-cell>
          <table:table-cell table:number-columns-repeated="2"/>
          <table:table-cell table:formula="of:=[.A38]/[.$F38]" office:value-type="float" office:value="0.785232210918657" calcext:value-type="float">
            <text:p>0,7852322109</text:p>
          </table:table-cell>
          <table:table-cell table:formula="of:=[.B38]/[.$F38]" office:value-type="float" office:value="0.576905297817788" calcext:value-type="float">
            <text:p>0,5769052978</text:p>
          </table:table-cell>
          <table:table-cell table:formula="of:=[.C38]/[.$F38]" office:value-type="float" office:value="0.224352060262473" calcext:value-type="float">
            <text:p>0,2243520603</text:p>
          </table:table-cell>
          <table:table-cell table:formula="of:=[.D38]/[.$F38]" office:value-type="float" office:value="0.0160251471616052" calcext:value-type="float">
            <text:p>0,0160251472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,3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39]*[.A39] + [.B39]*[.B39] + [.C39]*[.C39] + [.D39]*[.D39])" office:value-type="float" office:value="5.48543526076099" calcext:value-type="float">
            <text:p>5,4854352608</text:p>
          </table:table-cell>
          <table:table-cell table:number-columns-repeated="2"/>
          <table:table-cell table:formula="of:=[.A39]/[.$F39]" office:value-type="float" office:value="0.80212413251407" calcext:value-type="float">
            <text:p>0,8021241325</text:p>
          </table:table-cell>
          <table:table-cell table:formula="of:=[.B39]/[.$F39]" office:value-type="float" office:value="0.546902817623229" calcext:value-type="float">
            <text:p>0,5469028176</text:p>
          </table:table-cell>
          <table:table-cell table:formula="of:=[.C39]/[.$F39]" office:value-type="float" office:value="0.236991220970066" calcext:value-type="float">
            <text:p>0,236991221</text:p>
          </table:table-cell>
          <table:table-cell table:formula="of:=[.D39]/[.$F39]" office:value-type="float" office:value="0.0364601878415486" calcext:value-type="float">
            <text:p>0,0364601878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3.4" calcext:value-type="float">
            <text:p>3,4</text:p>
          </table:table-cell>
          <table:table-cell office:value-type="float" office:value="1.5" calcext:value-type="float">
            <text:p>1,5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40]*[.A40] + [.B40]*[.B40] + [.C40]*[.C40] + [.D40]*[.D40])" office:value-type="float" office:value="6.31347764706584" calcext:value-type="float">
            <text:p>6,3134776471</text:p>
          </table:table-cell>
          <table:table-cell table:number-columns-repeated="2"/>
          <table:table-cell table:formula="of:=[.A40]/[.$F40]" office:value-type="float" office:value="0.807795684898038" calcext:value-type="float">
            <text:p>0,8077956849</text:p>
          </table:table-cell>
          <table:table-cell table:formula="of:=[.B40]/[.$F40]" office:value-type="float" office:value="0.538530456598692" calcext:value-type="float">
            <text:p>0,5385304566</text:p>
          </table:table-cell>
          <table:table-cell table:formula="of:=[.C40]/[.$F40]" office:value-type="float" office:value="0.237586966146482" calcext:value-type="float">
            <text:p>0,2375869661</text:p>
          </table:table-cell>
          <table:table-cell table:formula="of:=[.D40]/[.$F40]" office:value-type="float" office:value="0.0316782621528642" calcext:value-type="float">
            <text:p>0,03167826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,5</text:p>
          </table:table-cell>
          <table:table-cell office:value-type="float" office:value="1.3" calcext:value-type="float">
            <text:p>1,3</text:p>
          </table:table-cell>
          <table:table-cell office:value-type="float" office:value="0.3" calcext:value-type="float">
            <text:p>0,3</text:p>
          </table:table-cell>
          <table:table-cell/>
          <table:table-cell table:formula="of:=SQRT([.A41]*[.A41] + [.B41]*[.B41] + [.C41]*[.C41] + [.D41]*[.D41])" office:value-type="float" office:value="6.24739945897491" calcext:value-type="float">
            <text:p>6,247399459</text:p>
          </table:table-cell>
          <table:table-cell table:number-columns-repeated="2"/>
          <table:table-cell table:formula="of:=[.A41]/[.$F41]" office:value-type="float" office:value="0.800333007811287" calcext:value-type="float">
            <text:p>0,8003330078</text:p>
          </table:table-cell>
          <table:table-cell table:formula="of:=[.B41]/[.$F41]" office:value-type="float" office:value="0.560233105467901" calcext:value-type="float">
            <text:p>0,5602331055</text:p>
          </table:table-cell>
          <table:table-cell table:formula="of:=[.C41]/[.$F41]" office:value-type="float" office:value="0.208086582030935" calcext:value-type="float">
            <text:p>0,208086582</text:p>
          </table:table-cell>
          <table:table-cell table:formula="of:=[.D41]/[.$F41]" office:value-type="float" office:value="0.0480199804686773" calcext:value-type="float">
            <text:p>0,0480199805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2.3" calcext:value-type="float">
            <text:p>2,3</text:p>
          </table:table-cell>
          <table:table-cell office:value-type="float" office:value="1.3" calcext:value-type="float">
            <text:p>1,3</text:p>
          </table:table-cell>
          <table:table-cell office:value-type="float" office:value="0.3" calcext:value-type="float">
            <text:p>0,3</text:p>
          </table:table-cell>
          <table:table-cell/>
          <table:table-cell table:formula="of:=SQRT([.A42]*[.A42] + [.B42]*[.B42] + [.C42]*[.C42] + [.D42]*[.D42])" office:value-type="float" office:value="5.22685373814879" calcext:value-type="float">
            <text:p>5,2268537381</text:p>
          </table:table-cell>
          <table:table-cell table:number-columns-repeated="2"/>
          <table:table-cell table:formula="of:=[.A42]/[.$F42]" office:value-type="float" office:value="0.860938573267553" calcext:value-type="float">
            <text:p>0,8609385733</text:p>
          </table:table-cell>
          <table:table-cell table:formula="of:=[.B42]/[.$F42]" office:value-type="float" office:value="0.440035270781194" calcext:value-type="float">
            <text:p>0,4400352708</text:p>
          </table:table-cell>
          <table:table-cell table:formula="of:=[.C42]/[.$F42]" office:value-type="float" office:value="0.248715587832849" calcext:value-type="float">
            <text:p>0,2487155878</text:p>
          </table:table-cell>
          <table:table-cell table:formula="of:=[.D42]/[.$F42]" office:value-type="float" office:value="0.0573959048845036" calcext:value-type="float">
            <text:p>0,0573959049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3.2" calcext:value-type="float">
            <text:p>3,2</text:p>
          </table:table-cell>
          <table:table-cell office:value-type="float" office:value="1.3" calcext:value-type="float">
            <text:p>1,3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43]*[.A43] + [.B43]*[.B43] + [.C43]*[.C43] + [.D43]*[.D43])" office:value-type="float" office:value="5.59732078766261" calcext:value-type="float">
            <text:p>5,5973207877</text:p>
          </table:table-cell>
          <table:table-cell table:number-columns-repeated="2"/>
          <table:table-cell table:formula="of:=[.A43]/[.$F43]" office:value-type="float" office:value="0.786090375541509" calcext:value-type="float">
            <text:p>0,7860903755</text:p>
          </table:table-cell>
          <table:table-cell table:formula="of:=[.B43]/[.$F43]" office:value-type="float" office:value="0.571702091302916" calcext:value-type="float">
            <text:p>0,5717020913</text:p>
          </table:table-cell>
          <table:table-cell table:formula="of:=[.C43]/[.$F43]" office:value-type="float" office:value="0.23225397459181" calcext:value-type="float">
            <text:p>0,2322539746</text:p>
          </table:table-cell>
          <table:table-cell table:formula="of:=[.D43]/[.$F43]" office:value-type="float" office:value="0.0357313807064322" calcext:value-type="float">
            <text:p>0,03573138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,5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/>
          <table:table-cell table:formula="of:=SQRT([.A44]*[.A44] + [.B44]*[.B44] + [.C44]*[.C44] + [.D44]*[.D44])" office:value-type="float" office:value="6.33798075099633" calcext:value-type="float">
            <text:p>6,337980751</text:p>
          </table:table-cell>
          <table:table-cell table:number-columns-repeated="2"/>
          <table:table-cell table:formula="of:=[.A44]/[.$F44]" office:value-type="float" office:value="0.788894791012737" calcext:value-type="float">
            <text:p>0,788894791</text:p>
          </table:table-cell>
          <table:table-cell table:formula="of:=[.B44]/[.$F44]" office:value-type="float" office:value="0.552226353708916" calcext:value-type="float">
            <text:p>0,5522263537</text:p>
          </table:table-cell>
          <table:table-cell table:formula="of:=[.C44]/[.$F44]" office:value-type="float" office:value="0.252446333124076" calcext:value-type="float">
            <text:p>0,2524463331</text:p>
          </table:table-cell>
          <table:table-cell table:formula="of:=[.D44]/[.$F44]" office:value-type="float" office:value="0.0946673749215285" calcext:value-type="float">
            <text:p>0,0946673749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3.8" calcext:value-type="float">
            <text:p>3,8</text:p>
          </table:table-cell>
          <table:table-cell office:value-type="float" office:value="1.9" calcext:value-type="float">
            <text:p>1,9</text:p>
          </table:table-cell>
          <table:table-cell office:value-type="float" office:value="0.4" calcext:value-type="float">
            <text:p>0,4</text:p>
          </table:table-cell>
          <table:table-cell/>
          <table:table-cell table:formula="of:=SQRT([.A45]*[.A45] + [.B45]*[.B45] + [.C45]*[.C45] + [.D45]*[.D45])" office:value-type="float" office:value="6.64981202741852" calcext:value-type="float">
            <text:p>6,6498120274</text:p>
          </table:table-cell>
          <table:table-cell table:number-columns-repeated="2"/>
          <table:table-cell table:formula="of:=[.A45]/[.$F45]" office:value-type="float" office:value="0.766938971954646" calcext:value-type="float">
            <text:p>0,766938972</text:p>
          </table:table-cell>
          <table:table-cell table:formula="of:=[.B45]/[.$F45]" office:value-type="float" office:value="0.571444724201501" calcext:value-type="float">
            <text:p>0,5714447242</text:p>
          </table:table-cell>
          <table:table-cell table:formula="of:=[.C45]/[.$F45]" office:value-type="float" office:value="0.285722362100751" calcext:value-type="float">
            <text:p>0,2857223621</text:p>
          </table:table-cell>
          <table:table-cell table:formula="of:=[.D45]/[.$F45]" office:value-type="float" office:value="0.060152076231737" calcext:value-type="float">
            <text:p>0,0601520762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,4</text:p>
          </table:table-cell>
          <table:table-cell office:value-type="float" office:value="0.3" calcext:value-type="float">
            <text:p>0,3</text:p>
          </table:table-cell>
          <table:table-cell/>
          <table:table-cell table:formula="of:=SQRT([.A46]*[.A46] + [.B46]*[.B46] + [.C46]*[.C46] + [.D46]*[.D46])" office:value-type="float" office:value="5.838664230798" calcext:value-type="float">
            <text:p>5,8386642308</text:p>
          </table:table-cell>
          <table:table-cell table:number-columns-repeated="2"/>
          <table:table-cell table:formula="of:=[.A46]/[.$F46]" office:value-type="float" office:value="0.822105846518932" calcext:value-type="float">
            <text:p>0,8221058465</text:p>
          </table:table-cell>
          <table:table-cell table:formula="of:=[.B46]/[.$F46]" office:value-type="float" office:value="0.513816154074333" calcext:value-type="float">
            <text:p>0,5138161541</text:p>
          </table:table-cell>
          <table:table-cell table:formula="of:=[.C46]/[.$F46]" office:value-type="float" office:value="0.239780871901355" calcext:value-type="float">
            <text:p>0,2397808719</text:p>
          </table:table-cell>
          <table:table-cell table:formula="of:=[.D46]/[.$F46]" office:value-type="float" office:value="0.0513816154074333" calcext:value-type="float">
            <text:p>0,0513816154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3.8" calcext:value-type="float">
            <text:p>3,8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47]*[.A47] + [.B47]*[.B47] + [.C47]*[.C47] + [.D47]*[.D47])" office:value-type="float" office:value="6.5612498809297" calcext:value-type="float">
            <text:p>6,5612498809</text:p>
          </table:table-cell>
          <table:table-cell table:number-columns-repeated="2"/>
          <table:table-cell table:formula="of:=[.A47]/[.$F47]" office:value-type="float" office:value="0.777290926660661" calcext:value-type="float">
            <text:p>0,7772909267</text:p>
          </table:table-cell>
          <table:table-cell table:formula="of:=[.B47]/[.$F47]" office:value-type="float" office:value="0.579157945355003" calcext:value-type="float">
            <text:p>0,5791579454</text:p>
          </table:table-cell>
          <table:table-cell table:formula="of:=[.C47]/[.$F47]" office:value-type="float" office:value="0.24385597699158" calcext:value-type="float">
            <text:p>0,243855977</text:p>
          </table:table-cell>
          <table:table-cell table:formula="of:=[.D47]/[.$F47]" office:value-type="float" office:value="0.0304819971239475" calcext:value-type="float">
            <text:p>0,0304819971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3.2" calcext:value-type="float">
            <text:p>3,2</text:p>
          </table:table-cell>
          <table:table-cell office:value-type="float" office:value="1.4" calcext:value-type="float">
            <text:p>1,4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48]*[.A48] + [.B48]*[.B48] + [.C48]*[.C48] + [.D48]*[.D48])" office:value-type="float" office:value="5.77927331071996" calcext:value-type="float">
            <text:p>5,7792733107</text:p>
          </table:table-cell>
          <table:table-cell table:number-columns-repeated="2"/>
          <table:table-cell table:formula="of:=[.A48]/[.$F48]" office:value-type="float" office:value="0.79594782123688" calcext:value-type="float">
            <text:p>0,7959478212</text:p>
          </table:table-cell>
          <table:table-cell table:formula="of:=[.B48]/[.$F48]" office:value-type="float" office:value="0.553702832164786" calcext:value-type="float">
            <text:p>0,5537028322</text:p>
          </table:table-cell>
          <table:table-cell table:formula="of:=[.C48]/[.$F48]" office:value-type="float" office:value="0.242244989072094" calcext:value-type="float">
            <text:p>0,2422449891</text:p>
          </table:table-cell>
          <table:table-cell table:formula="of:=[.D48]/[.$F48]" office:value-type="float" office:value="0.0346064270102991" calcext:value-type="float">
            <text:p>0,034606427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3.7" calcext:value-type="float">
            <text:p>3,7</text:p>
          </table:table-cell>
          <table:table-cell office:value-type="float" office:value="1.5" calcext:value-type="float">
            <text:p>1,5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49]*[.A49] + [.B49]*[.B49] + [.C49]*[.C49] + [.D49]*[.D49])" office:value-type="float" office:value="6.6385239323211" calcext:value-type="float">
            <text:p>6,6385239323</text:p>
          </table:table-cell>
          <table:table-cell table:number-columns-repeated="2"/>
          <table:table-cell table:formula="of:=[.A49]/[.$F49]" office:value-type="float" office:value="0.798370248270974" calcext:value-type="float">
            <text:p>0,7983702483</text:p>
          </table:table-cell>
          <table:table-cell table:formula="of:=[.B49]/[.$F49]" office:value-type="float" office:value="0.55735281483068" calcext:value-type="float">
            <text:p>0,5573528148</text:p>
          </table:table-cell>
          <table:table-cell table:formula="of:=[.C49]/[.$F49]" office:value-type="float" office:value="0.225953843850276" calcext:value-type="float">
            <text:p>0,2259538439</text:p>
          </table:table-cell>
          <table:table-cell table:formula="of:=[.D49]/[.$F49]" office:value-type="float" office:value="0.0301271791800368" calcext:value-type="float">
            <text:p>0,0301271792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2" calcext:value-type="float">
            <text:p>3,2</text:p>
          </table:table-cell>
          <table:table-cell office:value-type="float" office:value="4.7" calcext:value-type="float">
            <text:p>4,7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SQRT([.A52]*[.A52] + [.B52]*[.B52] + [.C52]*[.C52] + [.D52]*[.D52])" office:value-type="float" office:value="9.12633551870629" calcext:value-type="float">
            <text:p>9,1263355187</text:p>
          </table:table-cell>
          <table:table-cell table:number-columns-repeated="2"/>
          <table:table-cell table:formula="of:=[.A52]/[.$F52]" office:value-type="float" office:value="0.767011029306568" calcext:value-type="float">
            <text:p>0,7670110293</text:p>
          </table:table-cell>
          <table:table-cell table:formula="of:=[.B52]/[.$F52]" office:value-type="float" office:value="0.350633613397288" calcext:value-type="float">
            <text:p>0,3506336134</text:p>
          </table:table-cell>
          <table:table-cell table:formula="of:=[.C52]/[.$F52]" office:value-type="float" office:value="0.514993119677267" calcext:value-type="float">
            <text:p>0,5149931197</text:p>
          </table:table-cell>
          <table:table-cell table:formula="of:=[.D52]/[.$F52]" office:value-type="float" office:value="0.153402205861314" calcext:value-type="float">
            <text:p>0,1534022059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3.2" calcext:value-type="float">
            <text:p>3,2</text:p>
          </table:table-cell>
          <table:table-cell office:value-type="float" office:value="4.5" calcext:value-type="float">
            <text:p>4,5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SQRT([.A53]*[.A53] + [.B53]*[.B53] + [.C53]*[.C53] + [.D53]*[.D53])" office:value-type="float" office:value="8.5848704125339" calcext:value-type="float">
            <text:p>8,5848704125</text:p>
          </table:table-cell>
          <table:table-cell table:number-columns-repeated="2"/>
          <table:table-cell table:formula="of:=[.A53]/[.$F53]" office:value-type="float" office:value="0.745497566353012" calcext:value-type="float">
            <text:p>0,7454975664</text:p>
          </table:table-cell>
          <table:table-cell table:formula="of:=[.B53]/[.$F53]" office:value-type="float" office:value="0.372748783176506" calcext:value-type="float">
            <text:p>0,3727487832</text:p>
          </table:table-cell>
          <table:table-cell table:formula="of:=[.C53]/[.$F53]" office:value-type="float" office:value="0.524177976341961" calcext:value-type="float">
            <text:p>0,5241779763</text:p>
          </table:table-cell>
          <table:table-cell table:formula="of:=[.D53]/[.$F53]" office:value-type="float" office:value="0.174725992113987" calcext:value-type="float">
            <text:p>0,1747259921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3.1" calcext:value-type="float">
            <text:p>3,1</text:p>
          </table:table-cell>
          <table:table-cell office:value-type="float" office:value="4.9" calcext:value-type="float">
            <text:p>4,9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SQRT([.A54]*[.A54] + [.B54]*[.B54] + [.C54]*[.C54] + [.D54]*[.D54])" office:value-type="float" office:value="9.13673902440034" calcext:value-type="float">
            <text:p>9,1367390244</text:p>
          </table:table-cell>
          <table:table-cell table:number-columns-repeated="2"/>
          <table:table-cell table:formula="of:=[.A54]/[.$F54]" office:value-type="float" office:value="0.755192851801178" calcext:value-type="float">
            <text:p>0,7551928518</text:p>
          </table:table-cell>
          <table:table-cell table:formula="of:=[.B54]/[.$F54]" office:value-type="float" office:value="0.339289542113573" calcext:value-type="float">
            <text:p>0,3392895421</text:p>
          </table:table-cell>
          <table:table-cell table:formula="of:=[.C54]/[.$F54]" office:value-type="float" office:value="0.536296373018228" calcext:value-type="float">
            <text:p>0,536296373</text:p>
          </table:table-cell>
          <table:table-cell table:formula="of:=[.D54]/[.$F54]" office:value-type="float" office:value="0.164172359087213" calcext:value-type="float">
            <text:p>0,1641723591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2.3" calcext:value-type="float">
            <text:p>2,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SQRT([.A55]*[.A55] + [.B55]*[.B55] + [.C55]*[.C55] + [.D55]*[.D55])" office:value-type="float" office:value="7.29588925354545" calcext:value-type="float">
            <text:p>7,2958892535</text:p>
          </table:table-cell>
          <table:table-cell table:number-columns-repeated="2"/>
          <table:table-cell table:formula="of:=[.A55]/[.$F55]" office:value-type="float" office:value="0.753849162023295" calcext:value-type="float">
            <text:p>0,753849162</text:p>
          </table:table-cell>
          <table:table-cell table:formula="of:=[.B55]/[.$F55]" office:value-type="float" office:value="0.315246013209741" calcext:value-type="float">
            <text:p>0,3152460132</text:p>
          </table:table-cell>
          <table:table-cell table:formula="of:=[.C55]/[.$F55]" office:value-type="float" office:value="0.548253936016942" calcext:value-type="float">
            <text:p>0,548253936</text:p>
          </table:table-cell>
          <table:table-cell table:formula="of:=[.D55]/[.$F55]" office:value-type="float" office:value="0.178182529205506" calcext:value-type="float">
            <text:p>0,1781825292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2.8" calcext:value-type="float">
            <text:p>2,8</text:p>
          </table:table-cell>
          <table:table-cell office:value-type="float" office:value="4.6" calcext:value-type="float">
            <text:p>4,6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SQRT([.A56]*[.A56] + [.B56]*[.B56] + [.C56]*[.C56] + [.D56]*[.D56])" office:value-type="float" office:value="8.57321409974112" calcext:value-type="float">
            <text:p>8,5732140997</text:p>
          </table:table-cell>
          <table:table-cell table:number-columns-repeated="2"/>
          <table:table-cell table:formula="of:=[.A56]/[.$F56]" office:value-type="float" office:value="0.758175396575745" calcext:value-type="float">
            <text:p>0,7581753966</text:p>
          </table:table-cell>
          <table:table-cell table:formula="of:=[.B56]/[.$F56]" office:value-type="float" office:value="0.32659863237109" calcext:value-type="float">
            <text:p>0,3265986324</text:p>
          </table:table-cell>
          <table:table-cell table:formula="of:=[.C56]/[.$F56]" office:value-type="float" office:value="0.53655489603822" calcext:value-type="float">
            <text:p>0,536554896</text:p>
          </table:table-cell>
          <table:table-cell table:formula="of:=[.D56]/[.$F56]" office:value-type="float" office:value="0.174963553055941" calcext:value-type="float">
            <text:p>0,1749635531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2.8" calcext:value-type="float">
            <text:p>2,8</text:p>
          </table:table-cell>
          <table:table-cell office:value-type="float" office:value="4.5" calcext:value-type="float">
            <text:p>4,5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SQRT([.A57]*[.A57] + [.B57]*[.B57] + [.C57]*[.C57] + [.D57]*[.D57])" office:value-type="float" office:value="7.89113426574406" calcext:value-type="float">
            <text:p>7,8911342657</text:p>
          </table:table-cell>
          <table:table-cell table:number-columns-repeated="2"/>
          <table:table-cell table:formula="of:=[.A57]/[.$F57]" office:value-type="float" office:value="0.722329618030209" calcext:value-type="float">
            <text:p>0,722329618</text:p>
          </table:table-cell>
          <table:table-cell table:formula="of:=[.B57]/[.$F57]" office:value-type="float" office:value="0.354828584295541" calcext:value-type="float">
            <text:p>0,3548285843</text:p>
          </table:table-cell>
          <table:table-cell table:formula="of:=[.C57]/[.$F57]" office:value-type="float" office:value="0.570260224760691" calcext:value-type="float">
            <text:p>0,5702602248</text:p>
          </table:table-cell>
          <table:table-cell table:formula="of:=[.D57]/[.$F57]" office:value-type="float" office:value="0.164741842708644" calcext:value-type="float">
            <text:p>0,1647418427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3.3" calcext:value-type="float">
            <text:p>3,3</text:p>
          </table:table-cell>
          <table:table-cell office:value-type="float" office:value="4.7" calcext:value-type="float">
            <text:p>4,7</text:p>
          </table:table-cell>
          <table:table-cell office:value-type="float" office:value="1.6" calcext:value-type="float">
            <text:p>1,6</text:p>
          </table:table-cell>
          <table:table-cell/>
          <table:table-cell table:formula="of:=SQRT([.A58]*[.A58] + [.B58]*[.B58] + [.C58]*[.C58] + [.D58]*[.D58])" office:value-type="float" office:value="8.67352292900641" calcext:value-type="float">
            <text:p>8,673522929</text:p>
          </table:table-cell>
          <table:table-cell table:number-columns-repeated="2"/>
          <table:table-cell table:formula="of:=[.A58]/[.$F58]" office:value-type="float" office:value="0.726348457433742" calcext:value-type="float">
            <text:p>0,7263484574</text:p>
          </table:table-cell>
          <table:table-cell table:formula="of:=[.B58]/[.$F58]" office:value-type="float" office:value="0.380468239608151" calcext:value-type="float">
            <text:p>0,3804682396</text:p>
          </table:table-cell>
          <table:table-cell table:formula="of:=[.C58]/[.$F58]" office:value-type="float" office:value="0.54187900792676" calcext:value-type="float">
            <text:p>0,5418790079</text:p>
          </table:table-cell>
          <table:table-cell table:formula="of:=[.D58]/[.$F58]" office:value-type="float" office:value="0.184469449506982" calcext:value-type="float">
            <text:p>0,1844694495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2.4" calcext:value-type="float">
            <text:p>2,4</text:p>
          </table:table-cell>
          <table:table-cell office:value-type="float" office:value="3.3" calcext:value-type="float">
            <text:p>3,3</text:p>
          </table:table-cell>
          <table:table-cell office:value-type="float" office:value="1" calcext:value-type="float">
            <text:p>1</text:p>
          </table:table-cell>
          <table:table-cell/>
          <table:table-cell table:formula="of:=SQRT([.A59]*[.A59] + [.B59]*[.B59] + [.C59]*[.C59] + [.D59]*[.D59])" office:value-type="float" office:value="6.45445582524197" calcext:value-type="float">
            <text:p>6,4544558252</text:p>
          </table:table-cell>
          <table:table-cell table:number-columns-repeated="2"/>
          <table:table-cell table:formula="of:=[.A59]/[.$F59]" office:value-type="float" office:value="0.7591654715239" calcext:value-type="float">
            <text:p>0,7591654715</text:p>
          </table:table-cell>
          <table:table-cell table:formula="of:=[.B59]/[.$F59]" office:value-type="float" office:value="0.371836149317828" calcext:value-type="float">
            <text:p>0,3718361493</text:p>
          </table:table-cell>
          <table:table-cell table:formula="of:=[.C59]/[.$F59]" office:value-type="float" office:value="0.511274705312014" calcext:value-type="float">
            <text:p>0,5112747053</text:p>
          </table:table-cell>
          <table:table-cell table:formula="of:=[.D59]/[.$F59]" office:value-type="float" office:value="0.154931728882428" calcext:value-type="float">
            <text:p>0,1549317289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2.9" calcext:value-type="float">
            <text:p>2,9</text:p>
          </table:table-cell>
          <table:table-cell office:value-type="float" office:value="4.6" calcext:value-type="float">
            <text:p>4,6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SQRT([.A60]*[.A60] + [.B60]*[.B60] + [.C60]*[.C60] + [.D60]*[.D60])" office:value-type="float" office:value="8.64985549012236" calcext:value-type="float">
            <text:p>8,6498554901</text:p>
          </table:table-cell>
          <table:table-cell table:number-columns-repeated="2"/>
          <table:table-cell table:formula="of:=[.A60]/[.$F60]" office:value-type="float" office:value="0.763018527597001" calcext:value-type="float">
            <text:p>0,7630185276</text:p>
          </table:table-cell>
          <table:table-cell table:formula="of:=[.B60]/[.$F60]" office:value-type="float" office:value="0.335265716671409" calcext:value-type="float">
            <text:p>0,3352657167</text:p>
          </table:table-cell>
          <table:table-cell table:formula="of:=[.C60]/[.$F60]" office:value-type="float" office:value="0.531800791961546" calcext:value-type="float">
            <text:p>0,531800792</text:p>
          </table:table-cell>
          <table:table-cell table:formula="of:=[.D60]/[.$F60]" office:value-type="float" office:value="0.150291528163046" calcext:value-type="float">
            <text:p>0,1502915282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2.7" calcext:value-type="float">
            <text:p>2,7</text:p>
          </table:table-cell>
          <table:table-cell office:value-type="float" office:value="3.9" calcext:value-type="float">
            <text:p>3,9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SQRT([.A61]*[.A61] + [.B61]*[.B61] + [.C61]*[.C61] + [.D61]*[.D61])" office:value-type="float" office:value="7.17635004720366" calcext:value-type="float">
            <text:p>7,1763500472</text:p>
          </table:table-cell>
          <table:table-cell table:number-columns-repeated="2"/>
          <table:table-cell table:formula="of:=[.A61]/[.$F61]" office:value-type="float" office:value="0.724602334863282" calcext:value-type="float">
            <text:p>0,7246023349</text:p>
          </table:table-cell>
          <table:table-cell table:formula="of:=[.B61]/[.$F61]" office:value-type="float" office:value="0.376235827717474" calcext:value-type="float">
            <text:p>0,3762358277</text:p>
          </table:table-cell>
          <table:table-cell table:formula="of:=[.C61]/[.$F61]" office:value-type="float" office:value="0.543451751147462" calcext:value-type="float">
            <text:p>0,5434517511</text:p>
          </table:table-cell>
          <table:table-cell table:formula="of:=[.D61]/[.$F61]" office:value-type="float" office:value="0.195085244001653" calcext:value-type="float">
            <text:p>0,1950852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  <table:table-cell/>
          <table:table-cell table:formula="of:=SQRT([.A62]*[.A62] + [.B62]*[.B62] + [.C62]*[.C62] + [.D62]*[.D62])" office:value-type="float" office:value="6.5" calcext:value-type="float">
            <text:p>6,5</text:p>
          </table:table-cell>
          <table:table-cell table:number-columns-repeated="2"/>
          <table:table-cell table:formula="of:=[.A62]/[.$F62]" office:value-type="float" office:value="0.769230769230769" calcext:value-type="float">
            <text:p>0,7692307692</text:p>
          </table:table-cell>
          <table:table-cell table:formula="of:=[.B62]/[.$F62]" office:value-type="float" office:value="0.307692307692308" calcext:value-type="float">
            <text:p>0,3076923077</text:p>
          </table:table-cell>
          <table:table-cell table:formula="of:=[.C62]/[.$F62]" office:value-type="float" office:value="0.538461538461538" calcext:value-type="float">
            <text:p>0,5384615385</text:p>
          </table:table-cell>
          <table:table-cell table:formula="of:=[.D62]/[.$F62]" office:value-type="float" office:value="0.153846153846154" calcext:value-type="float">
            <text:p>0,1538461538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,2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SQRT([.A63]*[.A63] + [.B63]*[.B63] + [.C63]*[.C63] + [.D63]*[.D63])" office:value-type="float" office:value="7.98122797569397" calcext:value-type="float">
            <text:p>7,9812279757</text:p>
          </table:table-cell>
          <table:table-cell table:number-columns-repeated="2"/>
          <table:table-cell table:formula="of:=[.A63]/[.$F63]" office:value-type="float" office:value="0.739234616273068" calcext:value-type="float">
            <text:p>0,7392346163</text:p>
          </table:table-cell>
          <table:table-cell table:formula="of:=[.B63]/[.$F63]" office:value-type="float" office:value="0.375882008274441" calcext:value-type="float">
            <text:p>0,3758820083</text:p>
          </table:table-cell>
          <table:table-cell table:formula="of:=[.C63]/[.$F63]" office:value-type="float" office:value="0.526234811584218" calcext:value-type="float">
            <text:p>0,5262348116</text:p>
          </table:table-cell>
          <table:table-cell table:formula="of:=[.D63]/[.$F63]" office:value-type="float" office:value="0.187941004137221" calcext:value-type="float">
            <text:p>0,18794100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SQRT([.A64]*[.A64] + [.B64]*[.B64] + [.C64]*[.C64] + [.D64]*[.D64])" office:value-type="float" office:value="7.60526133673262" calcext:value-type="float">
            <text:p>7,6052613367</text:p>
          </table:table-cell>
          <table:table-cell table:number-columns-repeated="2"/>
          <table:table-cell table:formula="of:=[.A64]/[.$F64]" office:value-type="float" office:value="0.788927524557325" calcext:value-type="float">
            <text:p>0,7889275246</text:p>
          </table:table-cell>
          <table:table-cell table:formula="of:=[.B64]/[.$F64]" office:value-type="float" office:value="0.289273425671019" calcext:value-type="float">
            <text:p>0,2892734257</text:p>
          </table:table-cell>
          <table:table-cell table:formula="of:=[.C64]/[.$F64]" office:value-type="float" office:value="0.525951683038217" calcext:value-type="float">
            <text:p>0,525951683</text:p>
          </table:table-cell>
          <table:table-cell table:formula="of:=[.D64]/[.$F64]" office:value-type="float" office:value="0.131487920759554" calcext:value-type="float">
            <text:p>0,1314879208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2.9" calcext:value-type="float">
            <text:p>2,9</text:p>
          </table:table-cell>
          <table:table-cell office:value-type="float" office:value="4.7" calcext:value-type="float">
            <text:p>4,7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SQRT([.A65]*[.A65] + [.B65]*[.B65] + [.C65]*[.C65] + [.D65]*[.D65])" office:value-type="float" office:value="8.3468556954101" calcext:value-type="float">
            <text:p>8,3468556954</text:p>
          </table:table-cell>
          <table:table-cell table:number-columns-repeated="2"/>
          <table:table-cell table:formula="of:=[.A65]/[.$F65]" office:value-type="float" office:value="0.730814120022989" calcext:value-type="float">
            <text:p>0,73081412</text:p>
          </table:table-cell>
          <table:table-cell table:formula="of:=[.B65]/[.$F65]" office:value-type="float" office:value="0.347436220994535" calcext:value-type="float">
            <text:p>0,347436221</text:p>
          </table:table-cell>
          <table:table-cell table:formula="of:=[.C65]/[.$F65]" office:value-type="float" office:value="0.56308628919804" calcext:value-type="float">
            <text:p>0,5630862892</text:p>
          </table:table-cell>
          <table:table-cell table:formula="of:=[.D65]/[.$F65]" office:value-type="float" office:value="0.167727830824948" calcext:value-type="float">
            <text:p>0,1677278308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2.9" calcext:value-type="float">
            <text:p>2,9</text:p>
          </table:table-cell>
          <table:table-cell office:value-type="float" office:value="3.6" calcext:value-type="float">
            <text:p>3,6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SQRT([.A66]*[.A66] + [.B66]*[.B66] + [.C66]*[.C66] + [.D66]*[.D66])" office:value-type="float" office:value="7.3769912566032" calcext:value-type="float">
            <text:p>7,3769912566</text:p>
          </table:table-cell>
          <table:table-cell table:number-columns-repeated="2"/>
          <table:table-cell table:formula="of:=[.A66]/[.$F66]" office:value-type="float" office:value="0.759117071609296" calcext:value-type="float">
            <text:p>0,7591170716</text:p>
          </table:table-cell>
          <table:table-cell table:formula="of:=[.B66]/[.$F66]" office:value-type="float" office:value="0.393114197797671" calcext:value-type="float">
            <text:p>0,3931141978</text:p>
          </table:table-cell>
          <table:table-cell table:formula="of:=[.C66]/[.$F66]" office:value-type="float" office:value="0.488003831748833" calcext:value-type="float">
            <text:p>0,4880038317</text:p>
          </table:table-cell>
          <table:table-cell table:formula="of:=[.D66]/[.$F66]" office:value-type="float" office:value="0.176223605909301" calcext:value-type="float">
            <text:p>0,1762236059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3.1" calcext:value-type="float">
            <text:p>3,1</text:p>
          </table:table-cell>
          <table:table-cell office:value-type="float" office:value="4.4" calcext:value-type="float">
            <text:p>4,4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SQRT([.A67]*[.A67] + [.B67]*[.B67] + [.C67]*[.C67] + [.D67]*[.D67])" office:value-type="float" office:value="8.70746805908583" calcext:value-type="float">
            <text:p>8,7074680591</text:p>
          </table:table-cell>
          <table:table-cell table:number-columns-repeated="2"/>
          <table:table-cell table:formula="of:=[.A67]/[.$F67]" office:value-type="float" office:value="0.769454444683132" calcext:value-type="float">
            <text:p>0,7694544447</text:p>
          </table:table-cell>
          <table:table-cell table:formula="of:=[.B67]/[.$F67]" office:value-type="float" office:value="0.356016235599658" calcext:value-type="float">
            <text:p>0,3560162356</text:p>
          </table:table-cell>
          <table:table-cell table:formula="of:=[.C67]/[.$F67]" office:value-type="float" office:value="0.505313366657579" calcext:value-type="float">
            <text:p>0,5053133667</text:p>
          </table:table-cell>
          <table:table-cell table:formula="of:=[.D67]/[.$F67]" office:value-type="float" office:value="0.160781525754684" calcext:value-type="float">
            <text:p>0,1607815258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SQRT([.A68]*[.A68] + [.B68]*[.B68] + [.C68]*[.C68] + [.D68]*[.D68])" office:value-type="float" office:value="7.92842985716592" calcext:value-type="float">
            <text:p>7,9284298572</text:p>
          </table:table-cell>
          <table:table-cell table:number-columns-repeated="2"/>
          <table:table-cell table:formula="of:=[.A68]/[.$F68]" office:value-type="float" office:value="0.706318918233044" calcext:value-type="float">
            <text:p>0,7063189182</text:p>
          </table:table-cell>
          <table:table-cell table:formula="of:=[.B68]/[.$F68]" office:value-type="float" office:value="0.378385134767702" calcext:value-type="float">
            <text:p>0,3783851348</text:p>
          </table:table-cell>
          <table:table-cell table:formula="of:=[.C68]/[.$F68]" office:value-type="float" office:value="0.567577702151553" calcext:value-type="float">
            <text:p>0,5675777022</text:p>
          </table:table-cell>
          <table:table-cell table:formula="of:=[.D68]/[.$F68]" office:value-type="float" office:value="0.189192567383851" calcext:value-type="float">
            <text:p>0,1891925674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2.7" calcext:value-type="float">
            <text:p>2,7</text:p>
          </table:table-cell>
          <table:table-cell office:value-type="float" office:value="4.1" calcext:value-type="float">
            <text:p>4,1</text:p>
          </table:table-cell>
          <table:table-cell office:value-type="float" office:value="1" calcext:value-type="float">
            <text:p>1</text:p>
          </table:table-cell>
          <table:table-cell/>
          <table:table-cell table:formula="of:=SQRT([.A69]*[.A69] + [.B69]*[.B69] + [.C69]*[.C69] + [.D69]*[.D69])" office:value-type="float" office:value="7.66420250254389" calcext:value-type="float">
            <text:p>7,6642025025</text:p>
          </table:table-cell>
          <table:table-cell table:number-columns-repeated="2"/>
          <table:table-cell table:formula="of:=[.A69]/[.$F69]" office:value-type="float" office:value="0.756764973012505" calcext:value-type="float">
            <text:p>0,756764973</text:p>
          </table:table-cell>
          <table:table-cell table:formula="of:=[.B69]/[.$F69]" office:value-type="float" office:value="0.35228714260927" calcext:value-type="float">
            <text:p>0,3522871426</text:p>
          </table:table-cell>
          <table:table-cell table:formula="of:=[.C69]/[.$F69]" office:value-type="float" office:value="0.53495454988815" calcext:value-type="float">
            <text:p>0,5349545499</text:p>
          </table:table-cell>
          <table:table-cell table:formula="of:=[.D69]/[.$F69]" office:value-type="float" office:value="0.130476719484915" calcext:value-type="float">
            <text:p>0,1304767195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2.2" calcext:value-type="float">
            <text:p>2,2</text:p>
          </table:table-cell>
          <table:table-cell office:value-type="float" office:value="4.5" calcext:value-type="float">
            <text:p>4,5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SQRT([.A70]*[.A70] + [.B70]*[.B70] + [.C70]*[.C70] + [.D70]*[.D70])" office:value-type="float" office:value="8.11048703839665" calcext:value-type="float">
            <text:p>8,1104870384</text:p>
          </table:table-cell>
          <table:table-cell table:number-columns-repeated="2"/>
          <table:table-cell table:formula="of:=[.A70]/[.$F70]" office:value-type="float" office:value="0.764442378200961" calcext:value-type="float">
            <text:p>0,7644423782</text:p>
          </table:table-cell>
          <table:table-cell table:formula="of:=[.B70]/[.$F70]" office:value-type="float" office:value="0.271253747103567" calcext:value-type="float">
            <text:p>0,2712537471</text:p>
          </table:table-cell>
          <table:table-cell table:formula="of:=[.C70]/[.$F70]" office:value-type="float" office:value="0.554837209984568" calcext:value-type="float">
            <text:p>0,55483721</text:p>
          </table:table-cell>
          <table:table-cell table:formula="of:=[.D70]/[.$F70]" office:value-type="float" office:value="0.184945736661523" calcext:value-type="float">
            <text:p>0,1849457367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2.5" calcext:value-type="float">
            <text:p>2,5</text:p>
          </table:table-cell>
          <table:table-cell office:value-type="float" office:value="3.9" calcext:value-type="float">
            <text:p>3,9</text:p>
          </table:table-cell>
          <table:table-cell office:value-type="float" office:value="1.1" calcext:value-type="float">
            <text:p>1,1</text:p>
          </table:table-cell>
          <table:table-cell/>
          <table:table-cell table:formula="of:=SQRT([.A71]*[.A71] + [.B71]*[.B71] + [.C71]*[.C71] + [.D71]*[.D71])" office:value-type="float" office:value="7.35051018637482" calcext:value-type="float">
            <text:p>7,3505101864</text:p>
          </table:table-cell>
          <table:table-cell table:number-columns-repeated="2"/>
          <table:table-cell table:formula="of:=[.A71]/[.$F71]" office:value-type="float" office:value="0.761851879394762" calcext:value-type="float">
            <text:p>0,7618518794</text:p>
          </table:table-cell>
          <table:table-cell table:formula="of:=[.B71]/[.$F71]" office:value-type="float" office:value="0.340112446158376" calcext:value-type="float">
            <text:p>0,3401124462</text:p>
          </table:table-cell>
          <table:table-cell table:formula="of:=[.C71]/[.$F71]" office:value-type="float" office:value="0.530575416007066" calcext:value-type="float">
            <text:p>0,530575416</text:p>
          </table:table-cell>
          <table:table-cell table:formula="of:=[.D71]/[.$F71]" office:value-type="float" office:value="0.149649476309685" calcext:value-type="float">
            <text:p>0,1496494763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3.2" calcext:value-type="float">
            <text:p>3,2</text:p>
          </table:table-cell>
          <table:table-cell office:value-type="float" office:value="4.8" calcext:value-type="float">
            <text:p>4,8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SQRT([.A72]*[.A72] + [.B72]*[.B72] + [.C72]*[.C72] + [.D72]*[.D72])" office:value-type="float" office:value="8.44570896964843" calcext:value-type="float">
            <text:p>8,4457089696</text:p>
          </table:table-cell>
          <table:table-cell table:number-columns-repeated="2"/>
          <table:table-cell table:formula="of:=[.A72]/[.$F72]" office:value-type="float" office:value="0.698579600741985" calcext:value-type="float">
            <text:p>0,6985796007</text:p>
          </table:table-cell>
          <table:table-cell table:formula="of:=[.B72]/[.$F72]" office:value-type="float" office:value="0.378890630910907" calcext:value-type="float">
            <text:p>0,3788906309</text:p>
          </table:table-cell>
          <table:table-cell table:formula="of:=[.C72]/[.$F72]" office:value-type="float" office:value="0.56833594636636" calcext:value-type="float">
            <text:p>0,5683359464</text:p>
          </table:table-cell>
          <table:table-cell table:formula="of:=[.D72]/[.$F72]" office:value-type="float" office:value="0.213125979887385" calcext:value-type="float">
            <text:p>0,2131259799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2.8" calcext:value-type="float">
            <text:p>2,8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SQRT([.A73]*[.A73] + [.B73]*[.B73] + [.C73]*[.C73] + [.D73]*[.D73])" office:value-type="float" office:value="7.92085853932514" calcext:value-type="float">
            <text:p>7,9208585393</text:p>
          </table:table-cell>
          <table:table-cell table:number-columns-repeated="2"/>
          <table:table-cell table:formula="of:=[.A73]/[.$F73]" office:value-type="float" office:value="0.770118538251249" calcext:value-type="float">
            <text:p>0,7701185383</text:p>
          </table:table-cell>
          <table:table-cell table:formula="of:=[.B73]/[.$F73]" office:value-type="float" office:value="0.353497033951393" calcext:value-type="float">
            <text:p>0,353497034</text:p>
          </table:table-cell>
          <table:table-cell table:formula="of:=[.C73]/[.$F73]" office:value-type="float" office:value="0.504995762787704" calcext:value-type="float">
            <text:p>0,5049957628</text:p>
          </table:table-cell>
          <table:table-cell table:formula="of:=[.D73]/[.$F73]" office:value-type="float" office:value="0.164123622906004" calcext:value-type="float">
            <text:p>0,1641236229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2.5" calcext:value-type="float">
            <text:p>2,5</text:p>
          </table:table-cell>
          <table:table-cell office:value-type="float" office:value="4.9" calcext:value-type="float">
            <text:p>4,9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SQRT([.A74]*[.A74] + [.B74]*[.B74] + [.C74]*[.C74] + [.D74]*[.D74])" office:value-type="float" office:value="8.4970583144992" calcext:value-type="float">
            <text:p>8,4970583145</text:p>
          </table:table-cell>
          <table:table-cell table:number-columns-repeated="2"/>
          <table:table-cell table:formula="of:=[.A74]/[.$F74]" office:value-type="float" office:value="0.741433066223615" calcext:value-type="float">
            <text:p>0,7414330662</text:p>
          </table:table-cell>
          <table:table-cell table:formula="of:=[.B74]/[.$F74]" office:value-type="float" office:value="0.294219470723657" calcext:value-type="float">
            <text:p>0,2942194707</text:p>
          </table:table-cell>
          <table:table-cell table:formula="of:=[.C74]/[.$F74]" office:value-type="float" office:value="0.576670162618367" calcext:value-type="float">
            <text:p>0,5766701626</text:p>
          </table:table-cell>
          <table:table-cell table:formula="of:=[.D74]/[.$F74]" office:value-type="float" office:value="0.176531682434194" calcext:value-type="float">
            <text:p>0,1765316824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2.8" calcext:value-type="float">
            <text:p>2,8</text:p>
          </table:table-cell>
          <table:table-cell office:value-type="float" office:value="4.7" calcext:value-type="float">
            <text:p>4,7</text:p>
          </table:table-cell>
          <table:table-cell office:value-type="float" office:value="1.2" calcext:value-type="float">
            <text:p>1,2</text:p>
          </table:table-cell>
          <table:table-cell/>
          <table:table-cell table:formula="of:=SQRT([.A75]*[.A75] + [.B75]*[.B75] + [.C75]*[.C75] + [.D75]*[.D75])" office:value-type="float" office:value="8.28130424510536" calcext:value-type="float">
            <text:p>8,2813042451</text:p>
          </table:table-cell>
          <table:table-cell table:number-columns-repeated="2"/>
          <table:table-cell table:formula="of:=[.A75]/[.$F75]" office:value-type="float" office:value="0.736598948602255" calcext:value-type="float">
            <text:p>0,7365989486</text:p>
          </table:table-cell>
          <table:table-cell table:formula="of:=[.B75]/[.$F75]" office:value-type="float" office:value="0.338110992801035" calcext:value-type="float">
            <text:p>0,3381109928</text:p>
          </table:table-cell>
          <table:table-cell table:formula="of:=[.C75]/[.$F75]" office:value-type="float" office:value="0.567543452201738" calcext:value-type="float">
            <text:p>0,5675434522</text:p>
          </table:table-cell>
          <table:table-cell table:formula="of:=[.D75]/[.$F75]" office:value-type="float" office:value="0.144904711200444" calcext:value-type="float">
            <text:p>0,1449047112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2.9" calcext:value-type="float">
            <text:p>2,9</text:p>
          </table:table-cell>
          <table:table-cell office:value-type="float" office:value="4.3" calcext:value-type="float">
            <text:p>4,3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SQRT([.A76]*[.A76] + [.B76]*[.B76] + [.C76]*[.C76] + [.D76]*[.D76])" office:value-type="float" office:value="8.33966426182733" calcext:value-type="float">
            <text:p>8,3396642618</text:p>
          </table:table-cell>
          <table:table-cell table:number-columns-repeated="2"/>
          <table:table-cell table:formula="of:=[.A76]/[.$F76]" office:value-type="float" office:value="0.767416984553486" calcext:value-type="float">
            <text:p>0,7674169846</text:p>
          </table:table-cell>
          <table:table-cell table:formula="of:=[.B76]/[.$F76]" office:value-type="float" office:value="0.347735821125798" calcext:value-type="float">
            <text:p>0,3477358211</text:p>
          </table:table-cell>
          <table:table-cell table:formula="of:=[.C76]/[.$F76]" office:value-type="float" office:value="0.515608286496873" calcext:value-type="float">
            <text:p>0,5156082865</text:p>
          </table:table-cell>
          <table:table-cell table:formula="of:=[.D76]/[.$F76]" office:value-type="float" office:value="0.155881574987427" calcext:value-type="float">
            <text:p>0,155881575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,4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SQRT([.A77]*[.A77] + [.B77]*[.B77] + [.C77]*[.C77] + [.D77]*[.D77])" office:value-type="float" office:value="8.59534757877772" calcext:value-type="float">
            <text:p>8,5953475788</text:p>
          </table:table-cell>
          <table:table-cell table:number-columns-repeated="2"/>
          <table:table-cell table:formula="of:=[.A77]/[.$F77]" office:value-type="float" office:value="0.767857255277923" calcext:value-type="float">
            <text:p>0,7678572553</text:p>
          </table:table-cell>
          <table:table-cell table:formula="of:=[.B77]/[.$F77]" office:value-type="float" office:value="0.349026025126329" calcext:value-type="float">
            <text:p>0,3490260251</text:p>
          </table:table-cell>
          <table:table-cell table:formula="of:=[.C77]/[.$F77]" office:value-type="float" office:value="0.511904836851949" calcext:value-type="float">
            <text:p>0,5119048369</text:p>
          </table:table-cell>
          <table:table-cell table:formula="of:=[.D77]/[.$F77]" office:value-type="float" office:value="0.16287881172562" calcext:value-type="float">
            <text:p>0,1628788117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2.8" calcext:value-type="float">
            <text:p>2,8</text:p>
          </table:table-cell>
          <table:table-cell office:value-type="float" office:value="4.8" calcext:value-type="float">
            <text:p>4,8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SQRT([.A78]*[.A78] + [.B78]*[.B78] + [.C78]*[.C78] + [.D78]*[.D78])" office:value-type="float" office:value="8.89269363016628" calcext:value-type="float">
            <text:p>8,8926936302</text:p>
          </table:table-cell>
          <table:table-cell table:number-columns-repeated="2"/>
          <table:table-cell table:formula="of:=[.A78]/[.$F78]" office:value-type="float" office:value="0.764672694551476" calcext:value-type="float">
            <text:p>0,7646726946</text:p>
          </table:table-cell>
          <table:table-cell table:formula="of:=[.B78]/[.$F78]" office:value-type="float" office:value="0.314865227168255" calcext:value-type="float">
            <text:p>0,3148652272</text:p>
          </table:table-cell>
          <table:table-cell table:formula="of:=[.C78]/[.$F78]" office:value-type="float" office:value="0.539768960859866" calcext:value-type="float">
            <text:p>0,5397689609</text:p>
          </table:table-cell>
          <table:table-cell table:formula="of:=[.D78]/[.$F78]" office:value-type="float" office:value="0.157432613584127" calcext:value-type="float">
            <text:p>0,1574326136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,7</text:p>
          </table:table-cell>
          <table:table-cell/>
          <table:table-cell table:formula="of:=SQRT([.A79]*[.A79] + [.B79]*[.B79] + [.C79]*[.C79] + [.D79]*[.D79])" office:value-type="float" office:value="9.04322951162913" calcext:value-type="float">
            <text:p>9,0432295116</text:p>
          </table:table-cell>
          <table:table-cell table:number-columns-repeated="2"/>
          <table:table-cell table:formula="of:=[.A79]/[.$F79]" office:value-type="float" office:value="0.740885763364089" calcext:value-type="float">
            <text:p>0,7408857634</text:p>
          </table:table-cell>
          <table:table-cell table:formula="of:=[.B79]/[.$F79]" office:value-type="float" office:value="0.331739894043622" calcext:value-type="float">
            <text:p>0,331739894</text:p>
          </table:table-cell>
          <table:table-cell table:formula="of:=[.C79]/[.$F79]" office:value-type="float" office:value="0.552899823406036" calcext:value-type="float">
            <text:p>0,5528998234</text:p>
          </table:table-cell>
          <table:table-cell table:formula="of:=[.D79]/[.$F79]" office:value-type="float" office:value="0.187985939958052" calcext:value-type="float">
            <text:p>0,187985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,9</text:p>
          </table:table-cell>
          <table:table-cell office:value-type="float" office:value="4.5" calcext:value-type="float">
            <text:p>4,5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SQRT([.A80]*[.A80] + [.B80]*[.B80] + [.C80]*[.C80] + [.D80]*[.D80])" office:value-type="float" office:value="8.17985329941803" calcext:value-type="float">
            <text:p>8,1798532994</text:p>
          </table:table-cell>
          <table:table-cell table:number-columns-repeated="2"/>
          <table:table-cell table:formula="of:=[.A80]/[.$F80]" office:value-type="float" office:value="0.733509487318909" calcext:value-type="float">
            <text:p>0,7335094873</text:p>
          </table:table-cell>
          <table:table-cell table:formula="of:=[.B80]/[.$F80]" office:value-type="float" office:value="0.354529585537472" calcext:value-type="float">
            <text:p>0,3545295855</text:p>
          </table:table-cell>
          <table:table-cell table:formula="of:=[.C80]/[.$F80]" office:value-type="float" office:value="0.550132115489181" calcext:value-type="float">
            <text:p>0,5501321155</text:p>
          </table:table-cell>
          <table:table-cell table:formula="of:=[.D80]/[.$F80]" office:value-type="float" office:value="0.183377371829727" calcext:value-type="float">
            <text:p>0,1833773718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2.6" calcext:value-type="float">
            <text:p>2,6</text:p>
          </table:table-cell>
          <table:table-cell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  <table:table-cell/>
          <table:table-cell table:formula="of:=SQRT([.A81]*[.A81] + [.B81]*[.B81] + [.C81]*[.C81] + [.D81]*[.D81])" office:value-type="float" office:value="7.24568837309472" calcext:value-type="float">
            <text:p>7,2456883731</text:p>
          </table:table-cell>
          <table:table-cell table:number-columns-repeated="2"/>
          <table:table-cell table:formula="of:=[.A81]/[.$F81]" office:value-type="float" office:value="0.786674737650284" calcext:value-type="float">
            <text:p>0,7866747377</text:p>
          </table:table-cell>
          <table:table-cell table:formula="of:=[.B81]/[.$F81]" office:value-type="float" office:value="0.358834090858024" calcext:value-type="float">
            <text:p>0,3588340909</text:p>
          </table:table-cell>
          <table:table-cell table:formula="of:=[.C81]/[.$F81]" office:value-type="float" office:value="0.483045891539648" calcext:value-type="float">
            <text:p>0,4830458915</text:p>
          </table:table-cell>
          <table:table-cell table:formula="of:=[.D81]/[.$F81]" office:value-type="float" office:value="0.138013111868471" calcext:value-type="float">
            <text:p>0,1380131119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2.4" calcext:value-type="float">
            <text:p>2,4</text:p>
          </table:table-cell>
          <table:table-cell office:value-type="float" office:value="3.8" calcext:value-type="float">
            <text:p>3,8</text:p>
          </table:table-cell>
          <table:table-cell office:value-type="float" office:value="1.1" calcext:value-type="float">
            <text:p>1,1</text:p>
          </table:table-cell>
          <table:table-cell/>
          <table:table-cell table:formula="of:=SQRT([.A82]*[.A82] + [.B82]*[.B82] + [.C82]*[.C82] + [.D82]*[.D82])" office:value-type="float" office:value="7.18748913042656" calcext:value-type="float">
            <text:p>7,1874891304</text:p>
          </table:table-cell>
          <table:table-cell table:number-columns-repeated="2"/>
          <table:table-cell table:formula="of:=[.A82]/[.$F82]" office:value-type="float" office:value="0.765218548535542" calcext:value-type="float">
            <text:p>0,7652185485</text:p>
          </table:table-cell>
          <table:table-cell table:formula="of:=[.B82]/[.$F82]" office:value-type="float" office:value="0.333913548451873" calcext:value-type="float">
            <text:p>0,3339135485</text:p>
          </table:table-cell>
          <table:table-cell table:formula="of:=[.C82]/[.$F82]" office:value-type="float" office:value="0.528696451715465" calcext:value-type="float">
            <text:p>0,5286964517</text:p>
          </table:table-cell>
          <table:table-cell table:formula="of:=[.D82]/[.$F82]" office:value-type="float" office:value="0.153043709707108" calcext:value-type="float">
            <text:p>0,1530437097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2.4" calcext:value-type="float">
            <text:p>2,4</text:p>
          </table:table-cell>
          <table:table-cell office:value-type="float" office:value="3.7" calcext:value-type="float">
            <text:p>3,7</text:p>
          </table:table-cell>
          <table:table-cell office:value-type="float" office:value="1" calcext:value-type="float">
            <text:p>1</text:p>
          </table:table-cell>
          <table:table-cell/>
          <table:table-cell table:formula="of:=SQRT([.A83]*[.A83] + [.B83]*[.B83] + [.C83]*[.C83] + [.D83]*[.D83])" office:value-type="float" office:value="7.12039324756716" calcext:value-type="float">
            <text:p>7,1203932476</text:p>
          </table:table-cell>
          <table:table-cell table:number-columns-repeated="2"/>
          <table:table-cell table:formula="of:=[.A83]/[.$F83]" office:value-type="float" office:value="0.772429247763696" calcext:value-type="float">
            <text:p>0,7724292478</text:p>
          </table:table-cell>
          <table:table-cell table:formula="of:=[.B83]/[.$F83]" office:value-type="float" office:value="0.337060035387794" calcext:value-type="float">
            <text:p>0,3370600354</text:p>
          </table:table-cell>
          <table:table-cell table:formula="of:=[.C83]/[.$F83]" office:value-type="float" office:value="0.51963422122285" calcext:value-type="float">
            <text:p>0,5196342212</text:p>
          </table:table-cell>
          <table:table-cell table:formula="of:=[.D83]/[.$F83]" office:value-type="float" office:value="0.140441681411581" calcext:value-type="float">
            <text:p>0,1404416814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2.7" calcext:value-type="float">
            <text:p>2,7</text:p>
          </table:table-cell>
          <table:table-cell office:value-type="float" office:value="3.9" calcext:value-type="float">
            <text:p>3,9</text:p>
          </table:table-cell>
          <table:table-cell office:value-type="float" office:value="1.2" calcext:value-type="float">
            <text:p>1,2</text:p>
          </table:table-cell>
          <table:table-cell/>
          <table:table-cell table:formula="of:=SQRT([.A84]*[.A84] + [.B84]*[.B84] + [.C84]*[.C84] + [.D84]*[.D84])" office:value-type="float" office:value="7.58814865431615" calcext:value-type="float">
            <text:p>7,5881486543</text:p>
          </table:table-cell>
          <table:table-cell table:number-columns-repeated="2"/>
          <table:table-cell table:formula="of:=[.A84]/[.$F84]" office:value-type="float" office:value="0.764349812348622" calcext:value-type="float">
            <text:p>0,7643498123</text:p>
          </table:table-cell>
          <table:table-cell table:formula="of:=[.B84]/[.$F84]" office:value-type="float" office:value="0.355818016093324" calcext:value-type="float">
            <text:p>0,3558180161</text:p>
          </table:table-cell>
          <table:table-cell table:formula="of:=[.C84]/[.$F84]" office:value-type="float" office:value="0.513959356579246" calcext:value-type="float">
            <text:p>0,5139593566</text:p>
          </table:table-cell>
          <table:table-cell table:formula="of:=[.D84]/[.$F84]" office:value-type="float" office:value="0.158141340485922" calcext:value-type="float">
            <text:p>0,15814134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,7</text:p>
          </table:table-cell>
          <table:table-cell office:value-type="float" office:value="5.1" calcext:value-type="float">
            <text:p>5,1</text:p>
          </table:table-cell>
          <table:table-cell office:value-type="float" office:value="1.6" calcext:value-type="float">
            <text:p>1,6</text:p>
          </table:table-cell>
          <table:table-cell/>
          <table:table-cell table:formula="of:=SQRT([.A85]*[.A85] + [.B85]*[.B85] + [.C85]*[.C85] + [.D85]*[.D85])" office:value-type="float" office:value="8.4770277810091" calcext:value-type="float">
            <text:p>8,477027781</text:p>
          </table:table-cell>
          <table:table-cell table:number-columns-repeated="2"/>
          <table:table-cell table:formula="of:=[.A85]/[.$F85]" office:value-type="float" office:value="0.707795250292994" calcext:value-type="float">
            <text:p>0,7077952503</text:p>
          </table:table-cell>
          <table:table-cell table:formula="of:=[.B85]/[.$F85]" office:value-type="float" office:value="0.318507862631848" calcext:value-type="float">
            <text:p>0,3185078626</text:p>
          </table:table-cell>
          <table:table-cell table:formula="of:=[.C85]/[.$F85]" office:value-type="float" office:value="0.601625962749045" calcext:value-type="float">
            <text:p>0,6016259627</text:p>
          </table:table-cell>
          <table:table-cell table:formula="of:=[.D85]/[.$F85]" office:value-type="float" office:value="0.188745400078132" calcext:value-type="float">
            <text:p>0,1887454001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SQRT([.A86]*[.A86] + [.B86]*[.B86] + [.C86]*[.C86] + [.D86]*[.D86])" office:value-type="float" office:value="7.7884529914483" calcext:value-type="float">
            <text:p>7,7884529914</text:p>
          </table:table-cell>
          <table:table-cell table:number-columns-repeated="2"/>
          <table:table-cell table:formula="of:=[.A86]/[.$F86]" office:value-type="float" office:value="0.693334094194211" calcext:value-type="float">
            <text:p>0,6933340942</text:p>
          </table:table-cell>
          <table:table-cell table:formula="of:=[.B86]/[.$F86]" office:value-type="float" office:value="0.385185607885673" calcext:value-type="float">
            <text:p>0,3851856079</text:p>
          </table:table-cell>
          <table:table-cell table:formula="of:=[.C86]/[.$F86]" office:value-type="float" office:value="0.577778411828509" calcext:value-type="float">
            <text:p>0,5777784118</text:p>
          </table:table-cell>
          <table:table-cell table:formula="of:=[.D86]/[.$F86]" office:value-type="float" office:value="0.192592803942836" calcext:value-type="float">
            <text:p>0,19259280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,4</text:p>
          </table:table-cell>
          <table:table-cell office:value-type="float" office:value="4.5" calcext:value-type="float">
            <text:p>4,5</text:p>
          </table:table-cell>
          <table:table-cell office:value-type="float" office:value="1.6" calcext:value-type="float">
            <text:p>1,6</text:p>
          </table:table-cell>
          <table:table-cell/>
          <table:table-cell table:formula="of:=SQRT([.A87]*[.A87] + [.B87]*[.B87] + [.C87]*[.C87] + [.D87]*[.D87])" office:value-type="float" office:value="8.38868285251028" calcext:value-type="float">
            <text:p>8,3886828525</text:p>
          </table:table-cell>
          <table:table-cell table:number-columns-repeated="2"/>
          <table:table-cell table:formula="of:=[.A87]/[.$F87]" office:value-type="float" office:value="0.715249355052745" calcext:value-type="float">
            <text:p>0,7152493551</text:p>
          </table:table-cell>
          <table:table-cell table:formula="of:=[.B87]/[.$F87]" office:value-type="float" office:value="0.405307967863222" calcext:value-type="float">
            <text:p>0,4053079679</text:p>
          </table:table-cell>
          <table:table-cell table:formula="of:=[.C87]/[.$F87]" office:value-type="float" office:value="0.536437016289559" calcext:value-type="float">
            <text:p>0,5364370163</text:p>
          </table:table-cell>
          <table:table-cell table:formula="of:=[.D87]/[.$F87]" office:value-type="float" office:value="0.190733161347399" calcext:value-type="float">
            <text:p>0,1907331613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3.1" calcext:value-type="float">
            <text:p>3,1</text:p>
          </table:table-cell>
          <table:table-cell office:value-type="float" office:value="4.7" calcext:value-type="float">
            <text:p>4,7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SQRT([.A88]*[.A88] + [.B88]*[.B88] + [.C88]*[.C88] + [.D88]*[.D88])" office:value-type="float" office:value="8.87918915216925" calcext:value-type="float">
            <text:p>8,8791891522</text:p>
          </table:table-cell>
          <table:table-cell table:number-columns-repeated="2"/>
          <table:table-cell table:formula="of:=[.A88]/[.$F88]" office:value-type="float" office:value="0.754573405879426" calcext:value-type="float">
            <text:p>0,7545734059</text:p>
          </table:table-cell>
          <table:table-cell table:formula="of:=[.B88]/[.$F88]" office:value-type="float" office:value="0.349130978839734" calcext:value-type="float">
            <text:p>0,3491309788</text:p>
          </table:table-cell>
          <table:table-cell table:formula="of:=[.C88]/[.$F88]" office:value-type="float" office:value="0.529327613079597" calcext:value-type="float">
            <text:p>0,5293276131</text:p>
          </table:table-cell>
          <table:table-cell table:formula="of:=[.D88]/[.$F88]" office:value-type="float" office:value="0.168934344599871" calcext:value-type="float">
            <text:p>0,1689343446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2.3" calcext:value-type="float">
            <text:p>2,3</text:p>
          </table:table-cell>
          <table:table-cell office:value-type="float" office:value="4.4" calcext:value-type="float">
            <text:p>4,4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SQRT([.A89]*[.A89] + [.B89]*[.B89] + [.C89]*[.C89] + [.D89]*[.D89])" office:value-type="float" office:value="8.12588456723328" calcext:value-type="float">
            <text:p>8,1258845672</text:p>
          </table:table-cell>
          <table:table-cell table:number-columns-repeated="2"/>
          <table:table-cell table:formula="of:=[.A89]/[.$F89]" office:value-type="float" office:value="0.775300208595633" calcext:value-type="float">
            <text:p>0,7753002086</text:p>
          </table:table-cell>
          <table:table-cell table:formula="of:=[.B89]/[.$F89]" office:value-type="float" office:value="0.283046107899993" calcext:value-type="float">
            <text:p>0,2830461079</text:p>
          </table:table-cell>
          <table:table-cell table:formula="of:=[.C89]/[.$F89]" office:value-type="float" office:value="0.541479510765204" calcext:value-type="float">
            <text:p>0,5414795108</text:p>
          </table:table-cell>
          <table:table-cell table:formula="of:=[.D89]/[.$F89]" office:value-type="float" office:value="0.159982582726083" calcext:value-type="float">
            <text:p>0,1599825827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,1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SQRT([.A90]*[.A90] + [.B90]*[.B90] + [.C90]*[.C90] + [.D90]*[.D90])" office:value-type="float" office:value="7.67202711152665" calcext:value-type="float">
            <text:p>7,6720271115</text:p>
          </table:table-cell>
          <table:table-cell table:number-columns-repeated="2"/>
          <table:table-cell table:formula="of:=[.A90]/[.$F90]" office:value-type="float" office:value="0.729924427872057" calcext:value-type="float">
            <text:p>0,7299244279</text:p>
          </table:table-cell>
          <table:table-cell table:formula="of:=[.B90]/[.$F90]" office:value-type="float" office:value="0.391030943502887" calcext:value-type="float">
            <text:p>0,3910309435</text:p>
          </table:table-cell>
          <table:table-cell table:formula="of:=[.C90]/[.$F90]" office:value-type="float" office:value="0.534408956120613" calcext:value-type="float">
            <text:p>0,5344089561</text:p>
          </table:table-cell>
          <table:table-cell table:formula="of:=[.D90]/[.$F90]" office:value-type="float" office:value="0.169446742184585" calcext:value-type="float">
            <text:p>0,1694467422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SQRT([.A91]*[.A91] + [.B91]*[.B91] + [.C91]*[.C91] + [.D91]*[.D91])" office:value-type="float" office:value="7.3613857391119" calcext:value-type="float">
            <text:p>7,3613857391</text:p>
          </table:table-cell>
          <table:table-cell table:number-columns-repeated="2"/>
          <table:table-cell table:formula="of:=[.A91]/[.$F91]" office:value-type="float" office:value="0.747141936983123" calcext:value-type="float">
            <text:p>0,747141937</text:p>
          </table:table-cell>
          <table:table-cell table:formula="of:=[.B91]/[.$F91]" office:value-type="float" office:value="0.339609971355965" calcext:value-type="float">
            <text:p>0,3396099714</text:p>
          </table:table-cell>
          <table:table-cell table:formula="of:=[.C91]/[.$F91]" office:value-type="float" office:value="0.543375954169544" calcext:value-type="float">
            <text:p>0,5433759542</text:p>
          </table:table-cell>
          <table:table-cell table:formula="of:=[.D91]/[.$F91]" office:value-type="float" office:value="0.176597185105102" calcext:value-type="float">
            <text:p>0,1765971851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2.6" calcext:value-type="float">
            <text:p>2,6</text:p>
          </table:table-cell>
          <table:table-cell office:value-type="float" office:value="4.4" calcext:value-type="float">
            <text:p>4,4</text:p>
          </table:table-cell>
          <table:table-cell office:value-type="float" office:value="1.2" calcext:value-type="float">
            <text:p>1,2</text:p>
          </table:table-cell>
          <table:table-cell/>
          <table:table-cell table:formula="of:=SQRT([.A92]*[.A92] + [.B92]*[.B92] + [.C92]*[.C92] + [.D92]*[.D92])" office:value-type="float" office:value="7.60328876210814" calcext:value-type="float">
            <text:p>7,6032887621</text:p>
          </table:table-cell>
          <table:table-cell table:number-columns-repeated="2"/>
          <table:table-cell table:formula="of:=[.A92]/[.$F92]" office:value-type="float" office:value="0.723371184770711" calcext:value-type="float">
            <text:p>0,7233711848</text:p>
          </table:table-cell>
          <table:table-cell table:formula="of:=[.B92]/[.$F92]" office:value-type="float" office:value="0.341957287346154" calcext:value-type="float">
            <text:p>0,3419572873</text:p>
          </table:table-cell>
          <table:table-cell table:formula="of:=[.C92]/[.$F92]" office:value-type="float" office:value="0.578696947816569" calcext:value-type="float">
            <text:p>0,5786969478</text:p>
          </table:table-cell>
          <table:table-cell table:formula="of:=[.D92]/[.$F92]" office:value-type="float" office:value="0.15782644031361" calcext:value-type="float">
            <text:p>0,1578264403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,6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SQRT([.A93]*[.A93] + [.B93]*[.B93] + [.C93]*[.C93] + [.D93]*[.D93])" office:value-type="float" office:value="8.32646383526645" calcext:value-type="float">
            <text:p>8,3264638353</text:p>
          </table:table-cell>
          <table:table-cell table:number-columns-repeated="2"/>
          <table:table-cell table:formula="of:=[.A93]/[.$F93]" office:value-type="float" office:value="0.732603914540968" calcext:value-type="float">
            <text:p>0,7326039145</text:p>
          </table:table-cell>
          <table:table-cell table:formula="of:=[.B93]/[.$F93]" office:value-type="float" office:value="0.360297007151296" calcext:value-type="float">
            <text:p>0,3602970072</text:p>
          </table:table-cell>
          <table:table-cell table:formula="of:=[.C93]/[.$F93]" office:value-type="float" office:value="0.55245541096532" calcext:value-type="float">
            <text:p>0,552455411</text:p>
          </table:table-cell>
          <table:table-cell table:formula="of:=[.D93]/[.$F93]" office:value-type="float" office:value="0.168138603337271" calcext:value-type="float">
            <text:p>0,1681386033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2.6" calcext:value-type="float">
            <text:p>2,6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,2</text:p>
          </table:table-cell>
          <table:table-cell/>
          <table:table-cell table:formula="of:=SQRT([.A94]*[.A94] + [.B94]*[.B94] + [.C94]*[.C94] + [.D94]*[.D94])" office:value-type="float" office:value="7.60526133673262" calcext:value-type="float">
            <text:p>7,6052613367</text:p>
          </table:table-cell>
          <table:table-cell table:number-columns-repeated="2"/>
          <table:table-cell table:formula="of:=[.A94]/[.$F94]" office:value-type="float" office:value="0.762629940405415" calcext:value-type="float">
            <text:p>0,7626299404</text:p>
          </table:table-cell>
          <table:table-cell table:formula="of:=[.B94]/[.$F94]" office:value-type="float" office:value="0.341868593974841" calcext:value-type="float">
            <text:p>0,341868594</text:p>
          </table:table-cell>
          <table:table-cell table:formula="of:=[.C94]/[.$F94]" office:value-type="float" office:value="0.525951683038217" calcext:value-type="float">
            <text:p>0,525951683</text:p>
          </table:table-cell>
          <table:table-cell table:formula="of:=[.D94]/[.$F94]" office:value-type="float" office:value="0.157785504911465" calcext:value-type="float">
            <text:p>0,15778550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office:value-type="float" office:value="3.3" calcext:value-type="float">
            <text:p>3,3</text:p>
          </table:table-cell>
          <table:table-cell office:value-type="float" office:value="1" calcext:value-type="float">
            <text:p>1</text:p>
          </table:table-cell>
          <table:table-cell/>
          <table:table-cell table:formula="of:=SQRT([.A95]*[.A95] + [.B95]*[.B95] + [.C95]*[.C95] + [.D95]*[.D95])" office:value-type="float" office:value="6.49461315245181" calcext:value-type="float">
            <text:p>6,4946131525</text:p>
          </table:table-cell>
          <table:table-cell table:number-columns-repeated="2"/>
          <table:table-cell table:formula="of:=[.A95]/[.$F95]" office:value-type="float" office:value="0.769868794742983" calcext:value-type="float">
            <text:p>0,7698687947</text:p>
          </table:table-cell>
          <table:table-cell table:formula="of:=[.B95]/[.$F95]" office:value-type="float" office:value="0.354139645581772" calcext:value-type="float">
            <text:p>0,3541396456</text:p>
          </table:table-cell>
          <table:table-cell table:formula="of:=[.C95]/[.$F95]" office:value-type="float" office:value="0.508113404530369" calcext:value-type="float">
            <text:p>0,5081134045</text:p>
          </table:table-cell>
          <table:table-cell table:formula="of:=[.D95]/[.$F95]" office:value-type="float" office:value="0.153973758948597" calcext:value-type="float">
            <text:p>0,1539737589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2.7" calcext:value-type="float">
            <text:p>2,7</text:p>
          </table:table-cell>
          <table:table-cell office:value-type="float" office:value="4.2" calcext:value-type="float">
            <text:p>4,2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SQRT([.A96]*[.A96] + [.B96]*[.B96] + [.C96]*[.C96] + [.D96]*[.D96])" office:value-type="float" office:value="7.61445992832059" calcext:value-type="float">
            <text:p>7,6144599283</text:p>
          </table:table-cell>
          <table:table-cell table:number-columns-repeated="2"/>
          <table:table-cell table:formula="of:=[.A96]/[.$F96]" office:value-type="float" office:value="0.735442835436276" calcext:value-type="float">
            <text:p>0,7354428354</text:p>
          </table:table-cell>
          <table:table-cell table:formula="of:=[.B96]/[.$F96]" office:value-type="float" office:value="0.35458850994249" calcext:value-type="float">
            <text:p>0,3545885099</text:p>
          </table:table-cell>
          <table:table-cell table:formula="of:=[.C96]/[.$F96]" office:value-type="float" office:value="0.551582126577207" calcext:value-type="float">
            <text:p>0,5515821266</text:p>
          </table:table-cell>
          <table:table-cell table:formula="of:=[.D96]/[.$F96]" office:value-type="float" office:value="0.170727801083421" calcext:value-type="float">
            <text:p>0,1707278011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,2</text:p>
          </table:table-cell>
          <table:table-cell office:value-type="float" office:value="1.2" calcext:value-type="float">
            <text:p>1,2</text:p>
          </table:table-cell>
          <table:table-cell/>
          <table:table-cell table:formula="of:=SQRT([.A97]*[.A97] + [.B97]*[.B97] + [.C97]*[.C97] + [.D97]*[.D97])" office:value-type="float" office:value="7.78267306264371" calcext:value-type="float">
            <text:p>7,7826730626</text:p>
          </table:table-cell>
          <table:table-cell table:number-columns-repeated="2"/>
          <table:table-cell table:formula="of:=[.A97]/[.$F97]" office:value-type="float" office:value="0.732396177267115" calcext:value-type="float">
            <text:p>0,7323961773</text:p>
          </table:table-cell>
          <table:table-cell table:formula="of:=[.B97]/[.$F97]" office:value-type="float" office:value="0.38547167224585" calcext:value-type="float">
            <text:p>0,3854716722</text:p>
          </table:table-cell>
          <table:table-cell table:formula="of:=[.C97]/[.$F97]" office:value-type="float" office:value="0.53966034114419" calcext:value-type="float">
            <text:p>0,5396603411</text:p>
          </table:table-cell>
          <table:table-cell table:formula="of:=[.D97]/[.$F97]" office:value-type="float" office:value="0.15418866889834" calcext:value-type="float">
            <text:p>0,1541886689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2.9" calcext:value-type="float">
            <text:p>2,9</text:p>
          </table:table-cell>
          <table:table-cell office:value-type="float" office:value="4.2" calcext:value-type="float">
            <text:p>4,2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SQRT([.A98]*[.A98] + [.B98]*[.B98] + [.C98]*[.C98] + [.D98]*[.D98])" office:value-type="float" office:value="7.7607989279455" calcext:value-type="float">
            <text:p>7,7607989279</text:p>
          </table:table-cell>
          <table:table-cell table:number-columns-repeated="2"/>
          <table:table-cell table:formula="of:=[.A98]/[.$F98]" office:value-type="float" office:value="0.734460466367082" calcext:value-type="float">
            <text:p>0,7344604664</text:p>
          </table:table-cell>
          <table:table-cell table:formula="of:=[.B98]/[.$F98]" office:value-type="float" office:value="0.373672868853428" calcext:value-type="float">
            <text:p>0,3736728689</text:p>
          </table:table-cell>
          <table:table-cell table:formula="of:=[.C98]/[.$F98]" office:value-type="float" office:value="0.541181396270481" calcext:value-type="float">
            <text:p>0,5411813963</text:p>
          </table:table-cell>
          <table:table-cell table:formula="of:=[.D98]/[.$F98]" office:value-type="float" office:value="0.167508527417054" calcext:value-type="float">
            <text:p>0,1675085274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2.9" calcext:value-type="float">
            <text:p>2,9</text:p>
          </table:table-cell>
          <table:table-cell office:value-type="float" office:value="4.3" calcext:value-type="float">
            <text:p>4,3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SQRT([.A99]*[.A99] + [.B99]*[.B99] + [.C99]*[.C99] + [.D99]*[.D99])" office:value-type="float" office:value="8.18718510844845" calcext:value-type="float">
            <text:p>8,1871851084</text:p>
          </table:table-cell>
          <table:table-cell table:number-columns-repeated="2"/>
          <table:table-cell table:formula="of:=[.A99]/[.$F99]" office:value-type="float" office:value="0.757281033453385" calcext:value-type="float">
            <text:p>0,7572810335</text:p>
          </table:table-cell>
          <table:table-cell table:formula="of:=[.B99]/[.$F99]" office:value-type="float" office:value="0.354212096292712" calcext:value-type="float">
            <text:p>0,3542120963</text:p>
          </table:table-cell>
          <table:table-cell table:formula="of:=[.C99]/[.$F99]" office:value-type="float" office:value="0.525211039330573" calcext:value-type="float">
            <text:p>0,5252110393</text:p>
          </table:table-cell>
          <table:table-cell table:formula="of:=[.D99]/[.$F99]" office:value-type="float" office:value="0.158784732820871" calcext:value-type="float">
            <text:p>0,1587847328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2.5" calcext:value-type="float">
            <text:p>2,5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,1</text:p>
          </table:table-cell>
          <table:table-cell/>
          <table:table-cell table:formula="of:=SQRT([.A100]*[.A100] + [.B100]*[.B100] + [.C100]*[.C100] + [.D100]*[.D100])" office:value-type="float" office:value="6.51690110405245" calcext:value-type="float">
            <text:p>6,5169011041</text:p>
          </table:table-cell>
          <table:table-cell table:number-columns-repeated="2"/>
          <table:table-cell table:formula="of:=[.A100]/[.$F100]" office:value-type="float" office:value="0.782580542280845" calcext:value-type="float">
            <text:p>0,7825805423</text:p>
          </table:table-cell>
          <table:table-cell table:formula="of:=[.B100]/[.$F100]" office:value-type="float" office:value="0.383617912882767" calcext:value-type="float">
            <text:p>0,3836179129</text:p>
          </table:table-cell>
          <table:table-cell table:formula="of:=[.C100]/[.$F100]" office:value-type="float" office:value="0.460341495459321" calcext:value-type="float">
            <text:p>0,4603414955</text:p>
          </table:table-cell>
          <table:table-cell table:formula="of:=[.D100]/[.$F100]" office:value-type="float" office:value="0.168791881668418" calcext:value-type="float">
            <text:p>0,1687918817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3.3" calcext:value-type="float">
            <text:p>3,3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SQRT([.A103]*[.A103] + [.B103]*[.B103] + [.C103]*[.C103] + [.D103]*[.D103])" office:value-type="float" office:value="9.634832639958" calcext:value-type="float">
            <text:p>9,63483264</text:p>
          </table:table-cell>
          <table:table-cell table:number-columns-repeated="2"/>
          <table:table-cell table:formula="of:=[.A103]/[.$F103]" office:value-type="float" office:value="0.653877470987131" calcext:value-type="float">
            <text:p>0,653877471</text:p>
          </table:table-cell>
          <table:table-cell table:formula="of:=[.B103]/[.$F103]" office:value-type="float" office:value="0.342507246707545" calcext:value-type="float">
            <text:p>0,3425072467</text:p>
          </table:table-cell>
          <table:table-cell table:formula="of:=[.C103]/[.$F103]" office:value-type="float" office:value="0.622740448559173" calcext:value-type="float">
            <text:p>0,6227404486</text:p>
          </table:table-cell>
          <table:table-cell table:formula="of:=[.D103]/[.$F103]" office:value-type="float" office:value="0.259475186899655" calcext:value-type="float">
            <text:p>0,2594751869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2.7" calcext:value-type="float">
            <text:p>2,7</text:p>
          </table:table-cell>
          <table:table-cell office:value-type="float" office:value="5.1" calcext:value-type="float">
            <text:p>5,1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SQRT([.A104]*[.A104] + [.B104]*[.B104] + [.C104]*[.C104] + [.D104]*[.D104])" office:value-type="float" office:value="8.39940474081348" calcext:value-type="float">
            <text:p>8,3994047408</text:p>
          </table:table-cell>
          <table:table-cell table:number-columns-repeated="2"/>
          <table:table-cell table:formula="of:=[.A104]/[.$F104]" office:value-type="float" office:value="0.690525123978996" calcext:value-type="float">
            <text:p>0,690525124</text:p>
          </table:table-cell>
          <table:table-cell table:formula="of:=[.B104]/[.$F104]" office:value-type="float" office:value="0.321451350817809" calcext:value-type="float">
            <text:p>0,3214513508</text:p>
          </table:table-cell>
          <table:table-cell table:formula="of:=[.C104]/[.$F104]" office:value-type="float" office:value="0.607185884878083" calcext:value-type="float">
            <text:p>0,6071858849</text:p>
          </table:table-cell>
          <table:table-cell table:formula="of:=[.D104]/[.$F104]" office:value-type="float" office:value="0.226206506131051" calcext:value-type="float">
            <text:p>0,2262065061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3" calcext:value-type="float">
            <text:p>3</text:p>
          </table:table-cell>
          <table:table-cell office:value-type="float" office:value="5.9" calcext:value-type="float">
            <text:p>5,9</text:p>
          </table:table-cell>
          <table:table-cell office:value-type="float" office:value="2.1" calcext:value-type="float">
            <text:p>2,1</text:p>
          </table:table-cell>
          <table:table-cell/>
          <table:table-cell table:formula="of:=SQRT([.A105]*[.A105] + [.B105]*[.B105] + [.C105]*[.C105] + [.D105]*[.D105])" office:value-type="float" office:value="9.93126376651028" calcext:value-type="float">
            <text:p>9,9312637665</text:p>
          </table:table-cell>
          <table:table-cell table:number-columns-repeated="2"/>
          <table:table-cell table:formula="of:=[.A105]/[.$F105]" office:value-type="float" office:value="0.714914049905941" calcext:value-type="float">
            <text:p>0,7149140499</text:p>
          </table:table-cell>
          <table:table-cell table:formula="of:=[.B105]/[.$F105]" office:value-type="float" office:value="0.302076359115187" calcext:value-type="float">
            <text:p>0,3020763591</text:p>
          </table:table-cell>
          <table:table-cell table:formula="of:=[.C105]/[.$F105]" office:value-type="float" office:value="0.594083506259867" calcext:value-type="float">
            <text:p>0,5940835063</text:p>
          </table:table-cell>
          <table:table-cell table:formula="of:=[.D105]/[.$F105]" office:value-type="float" office:value="0.211453451380631" calcext:value-type="float">
            <text:p>0,2114534514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2.9" calcext:value-type="float">
            <text:p>2,9</text:p>
          </table:table-cell>
          <table:table-cell office:value-type="float" office:value="5.6" calcext:value-type="float">
            <text:p>5,6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SQRT([.A106]*[.A106] + [.B106]*[.B106] + [.C106]*[.C106] + [.D106]*[.D106])" office:value-type="float" office:value="9.09395403551173" calcext:value-type="float">
            <text:p>9,0939540355</text:p>
          </table:table-cell>
          <table:table-cell table:number-columns-repeated="2"/>
          <table:table-cell table:formula="of:=[.A106]/[.$F106]" office:value-type="float" office:value="0.692767961592792" calcext:value-type="float">
            <text:p>0,6927679616</text:p>
          </table:table-cell>
          <table:table-cell table:formula="of:=[.B106]/[.$F106]" office:value-type="float" office:value="0.318893188669698" calcext:value-type="float">
            <text:p>0,3188931887</text:p>
          </table:table-cell>
          <table:table-cell table:formula="of:=[.C106]/[.$F106]" office:value-type="float" office:value="0.615793743638037" calcext:value-type="float">
            <text:p>0,6157937436</text:p>
          </table:table-cell>
          <table:table-cell table:formula="of:=[.D106]/[.$F106]" office:value-type="float" office:value="0.197933703312226" calcext:value-type="float">
            <text:p>0,1979337033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,8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SQRT([.A107]*[.A107] + [.B107]*[.B107] + [.C107]*[.C107] + [.D107]*[.D107])" office:value-type="float" office:value="9.47259204230817" calcext:value-type="float">
            <text:p>9,4725920423</text:p>
          </table:table-cell>
          <table:table-cell table:number-columns-repeated="2"/>
          <table:table-cell table:formula="of:=[.A107]/[.$F107]" office:value-type="float" office:value="0.686190218154498" calcext:value-type="float">
            <text:p>0,6861902182</text:p>
          </table:table-cell>
          <table:table-cell table:formula="of:=[.B107]/[.$F107]" office:value-type="float" office:value="0.316703177609768" calcext:value-type="float">
            <text:p>0,3167031776</text:p>
          </table:table-cell>
          <table:table-cell table:formula="of:=[.C107]/[.$F107]" office:value-type="float" office:value="0.612292810045552" calcext:value-type="float">
            <text:p>0,61229281</text:p>
          </table:table-cell>
          <table:table-cell table:formula="of:=[.D107]/[.$F107]" office:value-type="float" office:value="0.23224899691383" calcext:value-type="float">
            <text:p>0,2322489969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3" calcext:value-type="float">
            <text:p>3</text:p>
          </table:table-cell>
          <table:table-cell office:value-type="float" office:value="6.6" calcext:value-type="float">
            <text:p>6,6</text:p>
          </table:table-cell>
          <table:table-cell office:value-type="float" office:value="2.1" calcext:value-type="float">
            <text:p>2,1</text:p>
          </table:table-cell>
          <table:table-cell/>
          <table:table-cell table:formula="of:=SQRT([.A108]*[.A108] + [.B108]*[.B108] + [.C108]*[.C108] + [.D108]*[.D108])" office:value-type="float" office:value="10.7112090820785" calcext:value-type="float">
            <text:p>10,7112090821</text:p>
          </table:table-cell>
          <table:table-cell table:number-columns-repeated="2"/>
          <table:table-cell table:formula="of:=[.A108]/[.$F108]" office:value-type="float" office:value="0.709537078565295" calcext:value-type="float">
            <text:p>0,7095370786</text:p>
          </table:table-cell>
          <table:table-cell table:formula="of:=[.B108]/[.$F108]" office:value-type="float" office:value="0.280080425749458" calcext:value-type="float">
            <text:p>0,2800804257</text:p>
          </table:table-cell>
          <table:table-cell table:formula="of:=[.C108]/[.$F108]" office:value-type="float" office:value="0.616176936648809" calcext:value-type="float">
            <text:p>0,6161769366</text:p>
          </table:table-cell>
          <table:table-cell table:formula="of:=[.D108]/[.$F108]" office:value-type="float" office:value="0.196056298024621" calcext:value-type="float">
            <text:p>0,196056298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2.5" calcext:value-type="float">
            <text:p>2,5</text:p>
          </table:table-cell>
          <table:table-cell office:value-type="float" office:value="4.5" calcext:value-type="float">
            <text:p>4,5</text:p>
          </table:table-cell>
          <table:table-cell office:value-type="float" office:value="1.7" calcext:value-type="float">
            <text:p>1,7</text:p>
          </table:table-cell>
          <table:table-cell/>
          <table:table-cell table:formula="of:=SQRT([.A109]*[.A109] + [.B109]*[.B109] + [.C109]*[.C109] + [.D109]*[.D109])" office:value-type="float" office:value="7.30753036257805" calcext:value-type="float">
            <text:p>7,3075303626</text:p>
          </table:table-cell>
          <table:table-cell table:number-columns-repeated="2"/>
          <table:table-cell table:formula="of:=[.A109]/[.$F109]" office:value-type="float" office:value="0.670541175592367" calcext:value-type="float">
            <text:p>0,6705411756</text:p>
          </table:table-cell>
          <table:table-cell table:formula="of:=[.B109]/[.$F109]" office:value-type="float" office:value="0.342112844689983" calcext:value-type="float">
            <text:p>0,3421128447</text:p>
          </table:table-cell>
          <table:table-cell table:formula="of:=[.C109]/[.$F109]" office:value-type="float" office:value="0.61580312044197" calcext:value-type="float">
            <text:p>0,6158031204</text:p>
          </table:table-cell>
          <table:table-cell table:formula="of:=[.D109]/[.$F109]" office:value-type="float" office:value="0.232636734389189" calcext:value-type="float">
            <text:p>0,2326367344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2.9" calcext:value-type="float">
            <text:p>2,9</text:p>
          </table:table-cell>
          <table:table-cell office:value-type="float" office:value="6.3" calcext:value-type="float">
            <text:p>6,3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SQRT([.A110]*[.A110] + [.B110]*[.B110] + [.C110]*[.C110] + [.D110]*[.D110])" office:value-type="float" office:value="10.2288806816777" calcext:value-type="float">
            <text:p>10,2288806817</text:p>
          </table:table-cell>
          <table:table-cell table:number-columns-repeated="2"/>
          <table:table-cell table:formula="of:=[.A110]/[.$F110]" office:value-type="float" office:value="0.713665573700157" calcext:value-type="float">
            <text:p>0,7136655737</text:p>
          </table:table-cell>
          <table:table-cell table:formula="of:=[.B110]/[.$F110]" office:value-type="float" office:value="0.283510981332939" calcext:value-type="float">
            <text:p>0,2835109813</text:p>
          </table:table-cell>
          <table:table-cell table:formula="of:=[.C110]/[.$F110]" office:value-type="float" office:value="0.615903166343971" calcext:value-type="float">
            <text:p>0,6159031663</text:p>
          </table:table-cell>
          <table:table-cell table:formula="of:=[.D110]/[.$F110]" office:value-type="float" office:value="0.175972333241135" calcext:value-type="float">
            <text:p>0,1759723332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2.5" calcext:value-type="float">
            <text:p>2,5</text:p>
          </table:table-cell>
          <table:table-cell office:value-type="float" office:value="5.8" calcext:value-type="float">
            <text:p>5,8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SQRT([.A111]*[.A111] + [.B111]*[.B111] + [.C111]*[.C111] + [.D111]*[.D111])" office:value-type="float" office:value="9.38189746266713" calcext:value-type="float">
            <text:p>9,3818974627</text:p>
          </table:table-cell>
          <table:table-cell table:number-columns-repeated="2"/>
          <table:table-cell table:formula="of:=[.A111]/[.$F111]" office:value-type="float" office:value="0.714141251986705" calcext:value-type="float">
            <text:p>0,714141252</text:p>
          </table:table-cell>
          <table:table-cell table:formula="of:=[.B111]/[.$F111]" office:value-type="float" office:value="0.26647061641295" calcext:value-type="float">
            <text:p>0,2664706164</text:p>
          </table:table-cell>
          <table:table-cell table:formula="of:=[.C111]/[.$F111]" office:value-type="float" office:value="0.618211830078043" calcext:value-type="float">
            <text:p>0,6182118301</text:p>
          </table:table-cell>
          <table:table-cell table:formula="of:=[.D111]/[.$F111]" office:value-type="float" office:value="0.191858843817324" calcext:value-type="float">
            <text:p>0,1918588438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3.6" calcext:value-type="float">
            <text:p>3,6</text:p>
          </table:table-cell>
          <table:table-cell office:value-type="float" office:value="6.1" calcext:value-type="float">
            <text:p>6,1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SQRT([.A112]*[.A112] + [.B112]*[.B112] + [.C112]*[.C112] + [.D112]*[.D112])" office:value-type="float" office:value="10.4048065815757" calcext:value-type="float">
            <text:p>10,4048065816</text:p>
          </table:table-cell>
          <table:table-cell table:number-columns-repeated="2"/>
          <table:table-cell table:formula="of:=[.A112]/[.$F112]" office:value-type="float" office:value="0.691987875368046" calcext:value-type="float">
            <text:p>0,6919878754</text:p>
          </table:table-cell>
          <table:table-cell table:formula="of:=[.B112]/[.$F112]" office:value-type="float" office:value="0.345993937684023" calcext:value-type="float">
            <text:p>0,3459939377</text:p>
          </table:table-cell>
          <table:table-cell table:formula="of:=[.C112]/[.$F112]" office:value-type="float" office:value="0.58626750552015" calcext:value-type="float">
            <text:p>0,5862675055</text:p>
          </table:table-cell>
          <table:table-cell table:formula="of:=[.D112]/[.$F112]" office:value-type="float" office:value="0.240273567836127" calcext:value-type="float">
            <text:p>0,2402735678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3.2" calcext:value-type="float">
            <text:p>3,2</text:p>
          </table:table-cell>
          <table:table-cell office:value-type="float" office:value="5.1" calcext:value-type="float">
            <text:p>5,1</text:p>
          </table:table-cell>
          <table:table-cell office:value-type="float" office:value="2" calcext:value-type="float">
            <text:p>2</text:p>
          </table:table-cell>
          <table:table-cell/>
          <table:table-cell table:formula="of:=SQRT([.A113]*[.A113] + [.B113]*[.B113] + [.C113]*[.C113] + [.D113]*[.D113])" office:value-type="float" office:value="9.08295106229248" calcext:value-type="float">
            <text:p>9,0829510623</text:p>
          </table:table-cell>
          <table:table-cell table:number-columns-repeated="2"/>
          <table:table-cell table:formula="of:=[.A113]/[.$F113]" office:value-type="float" office:value="0.715626447332134" calcext:value-type="float">
            <text:p>0,7156264473</text:p>
          </table:table-cell>
          <table:table-cell table:formula="of:=[.B113]/[.$F113]" office:value-type="float" office:value="0.352308404840435" calcext:value-type="float">
            <text:p>0,3523084048</text:p>
          </table:table-cell>
          <table:table-cell table:formula="of:=[.C113]/[.$F113]" office:value-type="float" office:value="0.561491520214444" calcext:value-type="float">
            <text:p>0,5614915202</text:p>
          </table:table-cell>
          <table:table-cell table:formula="of:=[.D113]/[.$F113]" office:value-type="float" office:value="0.220192753025272" calcext:value-type="float">
            <text:p>0,220192753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2.7" calcext:value-type="float">
            <text:p>2,7</text:p>
          </table:table-cell>
          <table:table-cell office:value-type="float" office:value="5.3" calcext:value-type="float">
            <text:p>5,3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SQRT([.A114]*[.A114] + [.B114]*[.B114] + [.C114]*[.C114] + [.D114]*[.D114])" office:value-type="float" office:value="8.94147638815872" calcext:value-type="float">
            <text:p>8,9414763882</text:p>
          </table:table-cell>
          <table:table-cell table:number-columns-repeated="2"/>
          <table:table-cell table:formula="of:=[.A114]/[.$F114]" office:value-type="float" office:value="0.715765464467991" calcext:value-type="float">
            <text:p>0,7157654645</text:p>
          </table:table-cell>
          <table:table-cell table:formula="of:=[.B114]/[.$F114]" office:value-type="float" office:value="0.301963555322433" calcext:value-type="float">
            <text:p>0,3019635553</text:p>
          </table:table-cell>
          <table:table-cell table:formula="of:=[.C114]/[.$F114]" office:value-type="float" office:value="0.592743275262555" calcext:value-type="float">
            <text:p>0,5927432753</text:p>
          </table:table-cell>
          <table:table-cell table:formula="of:=[.D114]/[.$F114]" office:value-type="float" office:value="0.212492872263935" calcext:value-type="float">
            <text:p>0,2124928723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,5</text:p>
          </table:table-cell>
          <table:table-cell office:value-type="float" office:value="2.1" calcext:value-type="float">
            <text:p>2,1</text:p>
          </table:table-cell>
          <table:table-cell/>
          <table:table-cell table:formula="of:=SQRT([.A115]*[.A115] + [.B115]*[.B115] + [.C115]*[.C115] + [.D115]*[.D115])" office:value-type="float" office:value="9.48156105290685" calcext:value-type="float">
            <text:p>9,4815610529</text:p>
          </table:table-cell>
          <table:table-cell table:number-columns-repeated="2"/>
          <table:table-cell table:formula="of:=[.A115]/[.$F115]" office:value-type="float" office:value="0.717181481198738" calcext:value-type="float">
            <text:p>0,7171814812</text:p>
          </table:table-cell>
          <table:table-cell table:formula="of:=[.B115]/[.$F115]" office:value-type="float" office:value="0.316403594646502" calcext:value-type="float">
            <text:p>0,3164035946</text:p>
          </table:table-cell>
          <table:table-cell table:formula="of:=[.C115]/[.$F115]" office:value-type="float" office:value="0.580073256851921" calcext:value-type="float">
            <text:p>0,5800732569</text:p>
          </table:table-cell>
          <table:table-cell table:formula="of:=[.D115]/[.$F115]" office:value-type="float" office:value="0.221482516252551" calcext:value-type="float">
            <text:p>0,2214825163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SQRT([.A116]*[.A116] + [.B116]*[.B116] + [.C116]*[.C116] + [.D116]*[.D116])" office:value-type="float" office:value="8.2304313374209" calcext:value-type="float">
            <text:p>8,2304313374</text:p>
          </table:table-cell>
          <table:table-cell table:number-columns-repeated="2"/>
          <table:table-cell table:formula="of:=[.A116]/[.$F116]" office:value-type="float" office:value="0.692551795442857" calcext:value-type="float">
            <text:p>0,6925517954</text:p>
          </table:table-cell>
          <table:table-cell table:formula="of:=[.B116]/[.$F116]" office:value-type="float" office:value="0.303750787474937" calcext:value-type="float">
            <text:p>0,3037507875</text:p>
          </table:table-cell>
          <table:table-cell table:formula="of:=[.C116]/[.$F116]" office:value-type="float" office:value="0.607501574949875" calcext:value-type="float">
            <text:p>0,6075015749</text:p>
          </table:table-cell>
          <table:table-cell table:formula="of:=[.D116]/[.$F116]" office:value-type="float" office:value="0.24300062997995" calcext:value-type="float">
            <text:p>0,24300063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2.8" calcext:value-type="float">
            <text:p>2,8</text:p>
          </table:table-cell>
          <table:table-cell office:value-type="float" office:value="5.1" calcext:value-type="float">
            <text:p>5,1</text:p>
          </table:table-cell>
          <table:table-cell office:value-type="float" office:value="2.4" calcext:value-type="float">
            <text:p>2,4</text:p>
          </table:table-cell>
          <table:table-cell/>
          <table:table-cell table:formula="of:=SQRT([.A117]*[.A117] + [.B117]*[.B117] + [.C117]*[.C117] + [.D117]*[.D117])" office:value-type="float" office:value="8.55862138431185" calcext:value-type="float">
            <text:p>8,5586213843</text:p>
          </table:table-cell>
          <table:table-cell table:number-columns-repeated="2"/>
          <table:table-cell table:formula="of:=[.A117]/[.$F117]" office:value-type="float" office:value="0.677679235890904" calcext:value-type="float">
            <text:p>0,6776792359</text:p>
          </table:table-cell>
          <table:table-cell table:formula="of:=[.B117]/[.$F117]" office:value-type="float" office:value="0.327155493188712" calcext:value-type="float">
            <text:p>0,3271554932</text:p>
          </table:table-cell>
          <table:table-cell table:formula="of:=[.C117]/[.$F117]" office:value-type="float" office:value="0.595890362593726" calcext:value-type="float">
            <text:p>0,5958903626</text:p>
          </table:table-cell>
          <table:table-cell table:formula="of:=[.D117]/[.$F117]" office:value-type="float" office:value="0.280418994161753" calcext:value-type="float">
            <text:p>0,2804189942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3.2" calcext:value-type="float">
            <text:p>3,2</text:p>
          </table:table-cell>
          <table:table-cell office:value-type="float" office:value="5.3" calcext:value-type="float">
            <text:p>5,3</text:p>
          </table:table-cell>
          <table:table-cell office:value-type="float" office:value="2.3" calcext:value-type="float">
            <text:p>2,3</text:p>
          </table:table-cell>
          <table:table-cell/>
          <table:table-cell table:formula="of:=SQRT([.A118]*[.A118] + [.B118]*[.B118] + [.C118]*[.C118] + [.D118]*[.D118])" office:value-type="float" office:value="9.19673855233474" calcext:value-type="float">
            <text:p>9,1967385523</text:p>
          </table:table-cell>
          <table:table-cell table:number-columns-repeated="2"/>
          <table:table-cell table:formula="of:=[.A118]/[.$F118]" office:value-type="float" office:value="0.695898873669216" calcext:value-type="float">
            <text:p>0,6958988737</text:p>
          </table:table-cell>
          <table:table-cell table:formula="of:=[.B118]/[.$F118]" office:value-type="float" office:value="0.347949436834608" calcext:value-type="float">
            <text:p>0,3479494368</text:p>
          </table:table-cell>
          <table:table-cell table:formula="of:=[.C118]/[.$F118]" office:value-type="float" office:value="0.57629125475732" calcext:value-type="float">
            <text:p>0,5762912548</text:p>
          </table:table-cell>
          <table:table-cell table:formula="of:=[.D118]/[.$F118]" office:value-type="float" office:value="0.250088657724875" calcext:value-type="float">
            <text:p>0,2500886577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,5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SQRT([.A119]*[.A119] + [.B119]*[.B119] + [.C119]*[.C119] + [.D119]*[.D119])" office:value-type="float" office:value="9.20543317829205" calcext:value-type="float">
            <text:p>9,2054331783</text:p>
          </table:table-cell>
          <table:table-cell table:number-columns-repeated="2"/>
          <table:table-cell table:formula="of:=[.A119]/[.$F119]" office:value-type="float" office:value="0.706104739897313" calcext:value-type="float">
            <text:p>0,7061047399</text:p>
          </table:table-cell>
          <table:table-cell table:formula="of:=[.B119]/[.$F119]" office:value-type="float" office:value="0.325894495337221" calcext:value-type="float">
            <text:p>0,3258944953</text:p>
          </table:table-cell>
          <table:table-cell table:formula="of:=[.C119]/[.$F119]" office:value-type="float" office:value="0.597473241451573" calcext:value-type="float">
            <text:p>0,5974732415</text:p>
          </table:table-cell>
          <table:table-cell table:formula="of:=[.D119]/[.$F119]" office:value-type="float" office:value="0.195536697202333" calcext:value-type="float">
            <text:p>0,1955366972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3.8" calcext:value-type="float">
            <text:p>3,8</text:p>
          </table:table-cell>
          <table:table-cell office:value-type="float" office:value="6.7" calcext:value-type="float">
            <text:p>6,7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SQRT([.A120]*[.A120] + [.B120]*[.B120] + [.C120]*[.C120] + [.D120]*[.D120])" office:value-type="float" office:value="11.1112555546167" calcext:value-type="float">
            <text:p>11,1112555546</text:p>
          </table:table-cell>
          <table:table-cell table:number-columns-repeated="2"/>
          <table:table-cell table:formula="of:=[.A120]/[.$F120]" office:value-type="float" office:value="0.692990991175672" calcext:value-type="float">
            <text:p>0,6929909912</text:p>
          </table:table-cell>
          <table:table-cell table:formula="of:=[.B120]/[.$F120]" office:value-type="float" office:value="0.341995554086695" calcext:value-type="float">
            <text:p>0,3419955541</text:p>
          </table:table-cell>
          <table:table-cell table:formula="of:=[.C120]/[.$F120]" office:value-type="float" office:value="0.602992161152857" calcext:value-type="float">
            <text:p>0,6029921612</text:p>
          </table:table-cell>
          <table:table-cell table:formula="of:=[.D120]/[.$F120]" office:value-type="float" office:value="0.197997426050192" calcext:value-type="float">
            <text:p>0,1979974261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2.6" calcext:value-type="float">
            <text:p>2,6</text:p>
          </table:table-cell>
          <table:table-cell office:value-type="float" office:value="6.9" calcext:value-type="float">
            <text:p>6,9</text:p>
          </table:table-cell>
          <table:table-cell office:value-type="float" office:value="2.3" calcext:value-type="float">
            <text:p>2,3</text:p>
          </table:table-cell>
          <table:table-cell/>
          <table:table-cell table:formula="of:=SQRT([.A121]*[.A121] + [.B121]*[.B121] + [.C121]*[.C121] + [.D121]*[.D121])" office:value-type="float" office:value="10.9064201276129" calcext:value-type="float">
            <text:p>10,9064201276</text:p>
          </table:table-cell>
          <table:table-cell table:number-columns-repeated="2"/>
          <table:table-cell table:formula="of:=[.A121]/[.$F121]" office:value-type="float" office:value="0.706006178920718" calcext:value-type="float">
            <text:p>0,7060061789</text:p>
          </table:table-cell>
          <table:table-cell table:formula="of:=[.B121]/[.$F121]" office:value-type="float" office:value="0.238391696778424" calcext:value-type="float">
            <text:p>0,2383916968</text:p>
          </table:table-cell>
          <table:table-cell table:formula="of:=[.C121]/[.$F121]" office:value-type="float" office:value="0.63265488760428" calcext:value-type="float">
            <text:p>0,6326548876</text:p>
          </table:table-cell>
          <table:table-cell table:formula="of:=[.D121]/[.$F121]" office:value-type="float" office:value="0.21088496253476" calcext:value-type="float">
            <text:p>0,21088496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SQRT([.A122]*[.A122] + [.B122]*[.B122] + [.C122]*[.C122] + [.D122]*[.D122])" office:value-type="float" office:value="8.2516664983505" calcext:value-type="float">
            <text:p>8,2516664984</text:p>
          </table:table-cell>
          <table:table-cell table:number-columns-repeated="2"/>
          <table:table-cell table:formula="of:=[.A122]/[.$F122]" office:value-type="float" office:value="0.727125847996813" calcext:value-type="float">
            <text:p>0,727125848</text:p>
          </table:table-cell>
          <table:table-cell table:formula="of:=[.B122]/[.$F122]" office:value-type="float" office:value="0.266612810932165" calcext:value-type="float">
            <text:p>0,2666128109</text:p>
          </table:table-cell>
          <table:table-cell table:formula="of:=[.C122]/[.$F122]" office:value-type="float" office:value="0.605938206664011" calcext:value-type="float">
            <text:p>0,6059382067</text:p>
          </table:table-cell>
          <table:table-cell table:formula="of:=[.D122]/[.$F122]" office:value-type="float" office:value="0.181781461999203" calcext:value-type="float">
            <text:p>0,181781462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3.2" calcext:value-type="float">
            <text:p>3,2</text:p>
          </table:table-cell>
          <table:table-cell office:value-type="float" office:value="5.7" calcext:value-type="float">
            <text:p>5,7</text:p>
          </table:table-cell>
          <table:table-cell office:value-type="float" office:value="2.3" calcext:value-type="float">
            <text:p>2,3</text:p>
          </table:table-cell>
          <table:table-cell/>
          <table:table-cell table:formula="of:=SQRT([.A123]*[.A123] + [.B123]*[.B123] + [.C123]*[.C123] + [.D123]*[.D123])" office:value-type="float" office:value="9.77905925945845" calcext:value-type="float">
            <text:p>9,7790592595</text:p>
          </table:table-cell>
          <table:table-cell table:number-columns-repeated="2"/>
          <table:table-cell table:formula="of:=[.A123]/[.$F123]" office:value-type="float" office:value="0.705589343200495" calcext:value-type="float">
            <text:p>0,7055893432</text:p>
          </table:table-cell>
          <table:table-cell table:formula="of:=[.B123]/[.$F123]" office:value-type="float" office:value="0.327229840324867" calcext:value-type="float">
            <text:p>0,3272298403</text:p>
          </table:table-cell>
          <table:table-cell table:formula="of:=[.C123]/[.$F123]" office:value-type="float" office:value="0.582878153078669" calcext:value-type="float">
            <text:p>0,5828781531</text:p>
          </table:table-cell>
          <table:table-cell table:formula="of:=[.D123]/[.$F123]" office:value-type="float" office:value="0.235196447733498" calcext:value-type="float">
            <text:p>0,2351964477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2.8" calcext:value-type="float">
            <text:p>2,8</text:p>
          </table:table-cell>
          <table:table-cell office:value-type="float" office:value="4.9" calcext:value-type="float">
            <text:p>4,9</text:p>
          </table:table-cell>
          <table:table-cell office:value-type="float" office:value="2" calcext:value-type="float">
            <text:p>2</text:p>
          </table:table-cell>
          <table:table-cell/>
          <table:table-cell table:formula="of:=SQRT([.A124]*[.A124] + [.B124]*[.B124] + [.C124]*[.C124] + [.D124]*[.D124])" office:value-type="float" office:value="8.19817052762383" calcext:value-type="float">
            <text:p>8,1981705276</text:p>
          </table:table-cell>
          <table:table-cell table:number-columns-repeated="2"/>
          <table:table-cell table:formula="of:=[.A124]/[.$F124]" office:value-type="float" office:value="0.683079228607253" calcext:value-type="float">
            <text:p>0,6830792286</text:p>
          </table:table-cell>
          <table:table-cell table:formula="of:=[.B124]/[.$F124]" office:value-type="float" office:value="0.341539614303626" calcext:value-type="float">
            <text:p>0,3415396143</text:p>
          </table:table-cell>
          <table:table-cell table:formula="of:=[.C124]/[.$F124]" office:value-type="float" office:value="0.597694325031346" calcext:value-type="float">
            <text:p>0,597694325</text:p>
          </table:table-cell>
          <table:table-cell table:formula="of:=[.D124]/[.$F124]" office:value-type="float" office:value="0.243956867359733" calcext:value-type="float">
            <text:p>0,2439568674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2.8" calcext:value-type="float">
            <text:p>2,8</text:p>
          </table:table-cell>
          <table:table-cell office:value-type="float" office:value="6.7" calcext:value-type="float">
            <text:p>6,7</text:p>
          </table:table-cell>
          <table:table-cell office:value-type="float" office:value="2" calcext:value-type="float">
            <text:p>2</text:p>
          </table:table-cell>
          <table:table-cell/>
          <table:table-cell table:formula="of:=SQRT([.A125]*[.A125] + [.B125]*[.B125] + [.C125]*[.C125] + [.D125]*[.D125])" office:value-type="float" office:value="10.7712580509428" calcext:value-type="float">
            <text:p>10,7712580509</text:p>
          </table:table-cell>
          <table:table-cell table:number-columns-repeated="2"/>
          <table:table-cell table:formula="of:=[.A125]/[.$F125]" office:value-type="float" office:value="0.714865428307702" calcext:value-type="float">
            <text:p>0,7148654283</text:p>
          </table:table-cell>
          <table:table-cell table:formula="of:=[.B125]/[.$F125]" office:value-type="float" office:value="0.259951064839164" calcext:value-type="float">
            <text:p>0,2599510648</text:p>
          </table:table-cell>
          <table:table-cell table:formula="of:=[.C125]/[.$F125]" office:value-type="float" office:value="0.622025762293714" calcext:value-type="float">
            <text:p>0,6220257623</text:p>
          </table:table-cell>
          <table:table-cell table:formula="of:=[.D125]/[.$F125]" office:value-type="float" office:value="0.185679332027974" calcext:value-type="float">
            <text:p>0,185679332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2.7" calcext:value-type="float">
            <text:p>2,7</text:p>
          </table:table-cell>
          <table:table-cell office:value-type="float" office:value="4.9" calcext:value-type="float">
            <text:p>4,9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SQRT([.A126]*[.A126] + [.B126]*[.B126] + [.C126]*[.C126] + [.D126]*[.D126])" office:value-type="float" office:value="8.6156833739408" calcext:value-type="float">
            <text:p>8,6156833739</text:p>
          </table:table-cell>
          <table:table-cell table:number-columns-repeated="2"/>
          <table:table-cell table:formula="of:=[.A126]/[.$F126]" office:value-type="float" office:value="0.731224643079982" calcext:value-type="float">
            <text:p>0,7312246431</text:p>
          </table:table-cell>
          <table:table-cell table:formula="of:=[.B126]/[.$F126]" office:value-type="float" office:value="0.313381989891421" calcext:value-type="float">
            <text:p>0,3133819899</text:p>
          </table:table-cell>
          <table:table-cell table:formula="of:=[.C126]/[.$F126]" office:value-type="float" office:value="0.568730277951097" calcext:value-type="float">
            <text:p>0,568730278</text:p>
          </table:table-cell>
          <table:table-cell table:formula="of:=[.D126]/[.$F126]" office:value-type="float" office:value="0.208921326594281" calcext:value-type="float">
            <text:p>0,2089213266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3.3" calcext:value-type="float">
            <text:p>3,3</text:p>
          </table:table-cell>
          <table:table-cell office:value-type="float" office:value="5.7" calcext:value-type="float">
            <text:p>5,7</text:p>
          </table:table-cell>
          <table:table-cell office:value-type="float" office:value="2.1" calcext:value-type="float">
            <text:p>2,1</text:p>
          </table:table-cell>
          <table:table-cell/>
          <table:table-cell table:formula="of:=SQRT([.A127]*[.A127] + [.B127]*[.B127] + [.C127]*[.C127] + [.D127]*[.D127])" office:value-type="float" office:value="9.62704523724699" calcext:value-type="float">
            <text:p>9,6270452372</text:p>
          </table:table-cell>
          <table:table-cell table:number-columns-repeated="2"/>
          <table:table-cell table:formula="of:=[.A127]/[.$F127]" office:value-type="float" office:value="0.69595601089291" calcext:value-type="float">
            <text:p>0,6959560109</text:p>
          </table:table-cell>
          <table:table-cell table:formula="of:=[.B127]/[.$F127]" office:value-type="float" office:value="0.342784303872627" calcext:value-type="float">
            <text:p>0,3427843039</text:p>
          </table:table-cell>
          <table:table-cell table:formula="of:=[.C127]/[.$F127]" office:value-type="float" office:value="0.592081979416356" calcext:value-type="float">
            <text:p>0,5920819794</text:p>
          </table:table-cell>
          <table:table-cell table:formula="of:=[.D127]/[.$F127]" office:value-type="float" office:value="0.218135466100763" calcext:value-type="float">
            <text:p>0,2181354661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3.2" calcext:value-type="float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SQRT([.A128]*[.A128] + [.B128]*[.B128] + [.C128]*[.C128] + [.D128]*[.D128])" office:value-type="float" office:value="10.0657836257293" calcext:value-type="float">
            <text:p>10,0657836257</text:p>
          </table:table-cell>
          <table:table-cell table:number-columns-repeated="2"/>
          <table:table-cell table:formula="of:=[.A128]/[.$F128]" office:value-type="float" office:value="0.715294533214083" calcext:value-type="float">
            <text:p>0,7152945332</text:p>
          </table:table-cell>
          <table:table-cell table:formula="of:=[.B128]/[.$F128]" office:value-type="float" office:value="0.317908681428481" calcext:value-type="float">
            <text:p>0,3179086814</text:p>
          </table:table-cell>
          <table:table-cell table:formula="of:=[.C128]/[.$F128]" office:value-type="float" office:value="0.596078777678403" calcext:value-type="float">
            <text:p>0,5960787777</text:p>
          </table:table-cell>
          <table:table-cell table:formula="of:=[.D128]/[.$F128]" office:value-type="float" office:value="0.178823633303521" calcext:value-type="float">
            <text:p>0,1788236333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2.8" calcext:value-type="float">
            <text:p>2,8</text:p>
          </table:table-cell>
          <table:table-cell office:value-type="float" office:value="4.8" calcext:value-type="float">
            <text:p>4,8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SQRT([.A129]*[.A129] + [.B129]*[.B129] + [.C129]*[.C129] + [.D129]*[.D129])" office:value-type="float" office:value="8.51821577561874" calcext:value-type="float">
            <text:p>8,5182157756</text:p>
          </table:table-cell>
          <table:table-cell table:number-columns-repeated="2"/>
          <table:table-cell table:formula="of:=[.A129]/[.$F129]" office:value-type="float" office:value="0.727851954366541" calcext:value-type="float">
            <text:p>0,7278519544</text:p>
          </table:table-cell>
          <table:table-cell table:formula="of:=[.B129]/[.$F129]" office:value-type="float" office:value="0.328707334230051" calcext:value-type="float">
            <text:p>0,3287073342</text:p>
          </table:table-cell>
          <table:table-cell table:formula="of:=[.C129]/[.$F129]" office:value-type="float" office:value="0.563498287251516" calcext:value-type="float">
            <text:p>0,5634982873</text:p>
          </table:table-cell>
          <table:table-cell table:formula="of:=[.D129]/[.$F129]" office:value-type="float" office:value="0.211311857719318" calcext:value-type="float">
            <text:p>0,2113118577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,9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SQRT([.A130]*[.A130] + [.B130]*[.B130] + [.C130]*[.C130] + [.D130]*[.D130])" office:value-type="float" office:value="8.57088093488645" calcext:value-type="float">
            <text:p>8,5708809349</text:p>
          </table:table-cell>
          <table:table-cell table:number-columns-repeated="2"/>
          <table:table-cell table:formula="of:=[.A130]/[.$F130]" office:value-type="float" office:value="0.711712138617034" calcext:value-type="float">
            <text:p>0,7117121386</text:p>
          </table:table-cell>
          <table:table-cell table:formula="of:=[.B130]/[.$F130]" office:value-type="float" office:value="0.350022363254279" calcext:value-type="float">
            <text:p>0,3500223633</text:p>
          </table:table-cell>
          <table:table-cell table:formula="of:=[.C130]/[.$F130]" office:value-type="float" office:value="0.571703193315323" calcext:value-type="float">
            <text:p>0,5717031933</text:p>
          </table:table-cell>
          <table:table-cell table:formula="of:=[.D130]/[.$F130]" office:value-type="float" office:value="0.210013417952567" calcext:value-type="float">
            <text:p>0,210013418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2.8" calcext:value-type="float">
            <text:p>2,8</text:p>
          </table:table-cell>
          <table:table-cell office:value-type="float" office:value="5.6" calcext:value-type="float">
            <text:p>5,6</text:p>
          </table:table-cell>
          <table:table-cell office:value-type="float" office:value="2.1" calcext:value-type="float">
            <text:p>2,1</text:p>
          </table:table-cell>
          <table:table-cell/>
          <table:table-cell table:formula="of:=SQRT([.A131]*[.A131] + [.B131]*[.B131] + [.C131]*[.C131] + [.D131]*[.D131])" office:value-type="float" office:value="9.196194865269" calcext:value-type="float">
            <text:p>9,1961948653</text:p>
          </table:table-cell>
          <table:table-cell table:number-columns-repeated="2"/>
          <table:table-cell table:formula="of:=[.A131]/[.$F131]" office:value-type="float" office:value="0.695940015817922" calcext:value-type="float">
            <text:p>0,6959400158</text:p>
          </table:table-cell>
          <table:table-cell table:formula="of:=[.B131]/[.$F131]" office:value-type="float" office:value="0.304473756920341" calcext:value-type="float">
            <text:p>0,3044737569</text:p>
          </table:table-cell>
          <table:table-cell table:formula="of:=[.C131]/[.$F131]" office:value-type="float" office:value="0.608947513840681" calcext:value-type="float">
            <text:p>0,6089475138</text:p>
          </table:table-cell>
          <table:table-cell table:formula="of:=[.D131]/[.$F131]" office:value-type="float" office:value="0.228355317690256" calcext:value-type="float">
            <text:p>0,2283553177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,8</text:p>
          </table:table-cell>
          <table:table-cell office:value-type="float" office:value="1.6" calcext:value-type="float">
            <text:p>1,6</text:p>
          </table:table-cell>
          <table:table-cell/>
          <table:table-cell table:formula="of:=SQRT([.A132]*[.A132] + [.B132]*[.B132] + [.C132]*[.C132] + [.D132]*[.D132])" office:value-type="float" office:value="9.8508882848198" calcext:value-type="float">
            <text:p>9,8508882848</text:p>
          </table:table-cell>
          <table:table-cell table:number-columns-repeated="2"/>
          <table:table-cell table:formula="of:=[.A132]/[.$F132]" office:value-type="float" office:value="0.73089855369644" calcext:value-type="float">
            <text:p>0,7308985537</text:p>
          </table:table-cell>
          <table:table-cell table:formula="of:=[.B132]/[.$F132]" office:value-type="float" office:value="0.304541064040183" calcext:value-type="float">
            <text:p>0,304541064</text:p>
          </table:table-cell>
          <table:table-cell table:formula="of:=[.C132]/[.$F132]" office:value-type="float" office:value="0.588779390477688" calcext:value-type="float">
            <text:p>0,5887793905</text:p>
          </table:table-cell>
          <table:table-cell table:formula="of:=[.D132]/[.$F132]" office:value-type="float" office:value="0.162421900821431" calcext:value-type="float">
            <text:p>0,1624219008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2.8" calcext:value-type="float">
            <text:p>2,8</text:p>
          </table:table-cell>
          <table:table-cell office:value-type="float" office:value="6.1" calcext:value-type="float">
            <text:p>6,1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SQRT([.A133]*[.A133] + [.B133]*[.B133] + [.C133]*[.C133] + [.D133]*[.D133])" office:value-type="float" office:value="10.1695624291314" calcext:value-type="float">
            <text:p>10,1695624291</text:p>
          </table:table-cell>
          <table:table-cell table:number-columns-repeated="2"/>
          <table:table-cell table:formula="of:=[.A133]/[.$F133]" office:value-type="float" office:value="0.727661593266022" calcext:value-type="float">
            <text:p>0,7276615933</text:p>
          </table:table-cell>
          <table:table-cell table:formula="of:=[.B133]/[.$F133]" office:value-type="float" office:value="0.275331413668225" calcext:value-type="float">
            <text:p>0,2753314137</text:p>
          </table:table-cell>
          <table:table-cell table:formula="of:=[.C133]/[.$F133]" office:value-type="float" office:value="0.599829151205775" calcext:value-type="float">
            <text:p>0,5998291512</text:p>
          </table:table-cell>
          <table:table-cell table:formula="of:=[.D133]/[.$F133]" office:value-type="float" office:value="0.186832030703438" calcext:value-type="float">
            <text:p>0,1868320307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3.8" calcext:value-type="float">
            <text:p>3,8</text:p>
          </table:table-cell>
          <table:table-cell office:value-type="float" office:value="6.4" calcext:value-type="float">
            <text:p>6,4</text:p>
          </table:table-cell>
          <table:table-cell office:value-type="float" office:value="2" calcext:value-type="float">
            <text:p>2</text:p>
          </table:table-cell>
          <table:table-cell/>
          <table:table-cell table:formula="of:=SQRT([.A134]*[.A134] + [.B134]*[.B134] + [.C134]*[.C134] + [.D134]*[.D134])" office:value-type="float" office:value="11.0367567699936" calcext:value-type="float">
            <text:p>11,03675677</text:p>
          </table:table-cell>
          <table:table-cell table:number-columns-repeated="2"/>
          <table:table-cell table:formula="of:=[.A134]/[.$F134]" office:value-type="float" office:value="0.715789988366715" calcext:value-type="float">
            <text:p>0,7157899884</text:p>
          </table:table-cell>
          <table:table-cell table:formula="of:=[.B134]/[.$F134]" office:value-type="float" office:value="0.344304045037154" calcext:value-type="float">
            <text:p>0,344304045</text:p>
          </table:table-cell>
          <table:table-cell table:formula="of:=[.C134]/[.$F134]" office:value-type="float" office:value="0.579880496904681" calcext:value-type="float">
            <text:p>0,5798804969</text:p>
          </table:table-cell>
          <table:table-cell table:formula="of:=[.D134]/[.$F134]" office:value-type="float" office:value="0.181212655282713" calcext:value-type="float">
            <text:p>0,1812126553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2.8" calcext:value-type="float">
            <text:p>2,8</text:p>
          </table:table-cell>
          <table:table-cell office:value-type="float" office:value="5.6" calcext:value-type="float">
            <text:p>5,6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SQRT([.A135]*[.A135] + [.B135]*[.B135] + [.C135]*[.C135] + [.D135]*[.D135])" office:value-type="float" office:value="9.21954445729289" calcext:value-type="float">
            <text:p>9,2195444573</text:p>
          </table:table-cell>
          <table:table-cell table:number-columns-repeated="2"/>
          <table:table-cell table:formula="of:=[.A135]/[.$F135]" office:value-type="float" office:value="0.6941774650197" calcext:value-type="float">
            <text:p>0,694177465</text:p>
          </table:table-cell>
          <table:table-cell table:formula="of:=[.B135]/[.$F135]" office:value-type="float" office:value="0.303702640946119" calcext:value-type="float">
            <text:p>0,3037026409</text:p>
          </table:table-cell>
          <table:table-cell table:formula="of:=[.C135]/[.$F135]" office:value-type="float" office:value="0.607405281892237" calcext:value-type="float">
            <text:p>0,6074052819</text:p>
          </table:table-cell>
          <table:table-cell table:formula="of:=[.D135]/[.$F135]" office:value-type="float" office:value="0.238623503600522" calcext:value-type="float">
            <text:p>0,2386235036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2.8" calcext:value-type="float">
            <text:p>2,8</text:p>
          </table:table-cell>
          <table:table-cell office:value-type="float" office:value="5.1" calcext:value-type="float">
            <text:p>5,1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SQRT([.A136]*[.A136] + [.B136]*[.B136] + [.C136]*[.C136] + [.D136]*[.D136])" office:value-type="float" office:value="8.70574522944475" calcext:value-type="float">
            <text:p>8,7057452294</text:p>
          </table:table-cell>
          <table:table-cell table:number-columns-repeated="2"/>
          <table:table-cell table:formula="of:=[.A136]/[.$F136]" office:value-type="float" office:value="0.723660046780603" calcext:value-type="float">
            <text:p>0,7236600468</text:p>
          </table:table-cell>
          <table:table-cell table:formula="of:=[.B136]/[.$F136]" office:value-type="float" office:value="0.321626687458046" calcext:value-type="float">
            <text:p>0,3216266875</text:p>
          </table:table-cell>
          <table:table-cell table:formula="of:=[.C136]/[.$F136]" office:value-type="float" office:value="0.585820037870012" calcext:value-type="float">
            <text:p>0,5858200379</text:p>
          </table:table-cell>
          <table:table-cell table:formula="of:=[.D136]/[.$F136]" office:value-type="float" office:value="0.172300011138239" calcext:value-type="float">
            <text:p>0,1723000111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2.6" calcext:value-type="float">
            <text:p>2,6</text:p>
          </table:table-cell>
          <table:table-cell office:value-type="float" office:value="5.6" calcext:value-type="float">
            <text:p>5,6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SQRT([.A137]*[.A137] + [.B137]*[.B137] + [.C137]*[.C137] + [.D137]*[.D137])" office:value-type="float" office:value="8.7914731416299" calcext:value-type="float">
            <text:p>8,7914731416</text:p>
          </table:table-cell>
          <table:table-cell table:number-columns-repeated="2"/>
          <table:table-cell table:formula="of:=[.A137]/[.$F137]" office:value-type="float" office:value="0.693854135902994" calcext:value-type="float">
            <text:p>0,6938541359</text:p>
          </table:table-cell>
          <table:table-cell table:formula="of:=[.B137]/[.$F137]" office:value-type="float" office:value="0.295741107106194" calcext:value-type="float">
            <text:p>0,2957411071</text:p>
          </table:table-cell>
          <table:table-cell table:formula="of:=[.C137]/[.$F137]" office:value-type="float" office:value="0.63698084607488" calcext:value-type="float">
            <text:p>0,6369808461</text:p>
          </table:table-cell>
          <table:table-cell table:formula="of:=[.D137]/[.$F137]" office:value-type="float" office:value="0.15924521151872" calcext:value-type="float">
            <text:p>0,1592452115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3.4" calcext:value-type="float">
            <text:p>3,4</text:p>
          </table:table-cell>
          <table:table-cell office:value-type="float" office:value="5.6" calcext:value-type="float">
            <text:p>5,6</text:p>
          </table:table-cell>
          <table:table-cell office:value-type="float" office:value="2.4" calcext:value-type="float">
            <text:p>2,4</text:p>
          </table:table-cell>
          <table:table-cell/>
          <table:table-cell table:formula="of:=SQRT([.A138]*[.A138] + [.B138]*[.B138] + [.C138]*[.C138] + [.D138]*[.D138])" office:value-type="float" office:value="9.40053189984482" calcext:value-type="float">
            <text:p>9,4005318998</text:p>
          </table:table-cell>
          <table:table-cell table:number-columns-repeated="2"/>
          <table:table-cell table:formula="of:=[.A138]/[.$F138]" office:value-type="float" office:value="0.670174844053665" calcext:value-type="float">
            <text:p>0,6701748441</text:p>
          </table:table-cell>
          <table:table-cell table:formula="of:=[.B138]/[.$F138]" office:value-type="float" office:value="0.361681661870232" calcext:value-type="float">
            <text:p>0,3616816619</text:p>
          </table:table-cell>
          <table:table-cell table:formula="of:=[.C138]/[.$F138]" office:value-type="float" office:value="0.595710972492146" calcext:value-type="float">
            <text:p>0,5957109725</text:p>
          </table:table-cell>
          <table:table-cell table:formula="of:=[.D138]/[.$F138]" office:value-type="float" office:value="0.255304702496634" calcext:value-type="float">
            <text:p>0,2553047025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3.1" calcext:value-type="float">
            <text:p>3,1</text:p>
          </table:table-cell>
          <table:table-cell office:value-type="float" office:value="5.5" calcext:value-type="float">
            <text:p>5,5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SQRT([.A139]*[.A139] + [.B139]*[.B139] + [.C139]*[.C139] + [.D139]*[.D139])" office:value-type="float" office:value="9.16842407396168" calcext:value-type="float">
            <text:p>9,168424074</text:p>
          </table:table-cell>
          <table:table-cell table:number-columns-repeated="2"/>
          <table:table-cell table:formula="of:=[.A139]/[.$F139]" office:value-type="float" office:value="0.698047990403934" calcext:value-type="float">
            <text:p>0,6980479904</text:p>
          </table:table-cell>
          <table:table-cell table:formula="of:=[.B139]/[.$F139]" office:value-type="float" office:value="0.338116995351906" calcext:value-type="float">
            <text:p>0,3381169954</text:p>
          </table:table-cell>
          <table:table-cell table:formula="of:=[.C139]/[.$F139]" office:value-type="float" office:value="0.599884991753381" calcext:value-type="float">
            <text:p>0,5998849918</text:p>
          </table:table-cell>
          <table:table-cell table:formula="of:=[.D139]/[.$F139]" office:value-type="float" office:value="0.196325997301107" calcext:value-type="float">
            <text:p>0,19632599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,8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SQRT([.A140]*[.A140] + [.B140]*[.B140] + [.C140]*[.C140] + [.D140]*[.D140])" office:value-type="float" office:value="8.44274836768217" calcext:value-type="float">
            <text:p>8,4427483677</text:p>
          </table:table-cell>
          <table:table-cell table:number-columns-repeated="2"/>
          <table:table-cell table:formula="of:=[.A140]/[.$F140]" office:value-type="float" office:value="0.710669054518702" calcext:value-type="float">
            <text:p>0,7106690545</text:p>
          </table:table-cell>
          <table:table-cell table:formula="of:=[.B140]/[.$F140]" office:value-type="float" office:value="0.355334527259351" calcext:value-type="float">
            <text:p>0,3553345273</text:p>
          </table:table-cell>
          <table:table-cell table:formula="of:=[.C140]/[.$F140]" office:value-type="float" office:value="0.568535243614961" calcext:value-type="float">
            <text:p>0,5685352436</text:p>
          </table:table-cell>
          <table:table-cell table:formula="of:=[.D140]/[.$F140]" office:value-type="float" office:value="0.21320071635561" calcext:value-type="float">
            <text:p>0,2132007164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3.1" calcext:value-type="float">
            <text:p>3,1</text:p>
          </table:table-cell>
          <table:table-cell office:value-type="float" office:value="5.4" calcext:value-type="float">
            <text:p>5,4</text:p>
          </table:table-cell>
          <table:table-cell office:value-type="float" office:value="2.1" calcext:value-type="float">
            <text:p>2,1</text:p>
          </table:table-cell>
          <table:table-cell/>
          <table:table-cell table:formula="of:=SQRT([.A141]*[.A141] + [.B141]*[.B141] + [.C141]*[.C141] + [.D141]*[.D141])" office:value-type="float" office:value="9.52837866585916" calcext:value-type="float">
            <text:p>9,5283786659</text:p>
          </table:table-cell>
          <table:table-cell table:number-columns-repeated="2"/>
          <table:table-cell table:formula="of:=[.A141]/[.$F141]" office:value-type="float" office:value="0.724152580619321" calcext:value-type="float">
            <text:p>0,7241525806</text:p>
          </table:table-cell>
          <table:table-cell table:formula="of:=[.B141]/[.$F141]" office:value-type="float" office:value="0.325343913031869" calcext:value-type="float">
            <text:p>0,325343913</text:p>
          </table:table-cell>
          <table:table-cell table:formula="of:=[.C141]/[.$F141]" office:value-type="float" office:value="0.566728106571643" calcext:value-type="float">
            <text:p>0,5667281066</text:p>
          </table:table-cell>
          <table:table-cell table:formula="of:=[.D141]/[.$F141]" office:value-type="float" office:value="0.22039426366675" calcext:value-type="float">
            <text:p>0,2203942637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3.1" calcext:value-type="float">
            <text:p>3,1</text:p>
          </table:table-cell>
          <table:table-cell office:value-type="float" office:value="5.6" calcext:value-type="float">
            <text:p>5,6</text:p>
          </table:table-cell>
          <table:table-cell office:value-type="float" office:value="2.4" calcext:value-type="float">
            <text:p>2,4</text:p>
          </table:table-cell>
          <table:table-cell/>
          <table:table-cell table:formula="of:=SQRT([.A142]*[.A142] + [.B142]*[.B142] + [.C142]*[.C142] + [.D142]*[.D142])" office:value-type="float" office:value="9.57183368012629" calcext:value-type="float">
            <text:p>9,5718336801</text:p>
          </table:table-cell>
          <table:table-cell table:number-columns-repeated="2"/>
          <table:table-cell table:formula="of:=[.A142]/[.$F142]" office:value-type="float" office:value="0.699970373901399" calcext:value-type="float">
            <text:p>0,6999703739</text:p>
          </table:table-cell>
          <table:table-cell table:formula="of:=[.B142]/[.$F142]" office:value-type="float" office:value="0.323866889417065" calcext:value-type="float">
            <text:p>0,3238668894</text:p>
          </table:table-cell>
          <table:table-cell table:formula="of:=[.C142]/[.$F142]" office:value-type="float" office:value="0.585049864753408" calcext:value-type="float">
            <text:p>0,5850498648</text:p>
          </table:table-cell>
          <table:table-cell table:formula="of:=[.D142]/[.$F142]" office:value-type="float" office:value="0.250735656322889" calcext:value-type="float">
            <text:p>0,2507356563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3.1" calcext:value-type="float">
            <text:p>3,1</text:p>
          </table:table-cell>
          <table:table-cell office:value-type="float" office:value="5.1" calcext:value-type="float">
            <text:p>5,1</text:p>
          </table:table-cell>
          <table:table-cell office:value-type="float" office:value="2.3" calcext:value-type="float">
            <text:p>2,3</text:p>
          </table:table-cell>
          <table:table-cell/>
          <table:table-cell table:formula="of:=SQRT([.A143]*[.A143] + [.B143]*[.B143] + [.C143]*[.C143] + [.D143]*[.D143])" office:value-type="float" office:value="9.40850678907126" calcext:value-type="float">
            <text:p>9,4085067891</text:p>
          </table:table-cell>
          <table:table-cell table:number-columns-repeated="2"/>
          <table:table-cell table:formula="of:=[.A143]/[.$F143]" office:value-type="float" office:value="0.733378861778035" calcext:value-type="float">
            <text:p>0,7333788618</text:p>
          </table:table-cell>
          <table:table-cell table:formula="of:=[.B143]/[.$F143]" office:value-type="float" office:value="0.329489053842306" calcext:value-type="float">
            <text:p>0,3294890538</text:p>
          </table:table-cell>
          <table:table-cell table:formula="of:=[.C143]/[.$F143]" office:value-type="float" office:value="0.542062636966374" calcext:value-type="float">
            <text:p>0,542062637</text:p>
          </table:table-cell>
          <table:table-cell table:formula="of:=[.D143]/[.$F143]" office:value-type="float" office:value="0.244459620592678" calcext:value-type="float">
            <text:p>0,2444596206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2.7" calcext:value-type="float">
            <text:p>2,7</text:p>
          </table:table-cell>
          <table:table-cell office:value-type="float" office:value="5.1" calcext:value-type="float">
            <text:p>5,1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SQRT([.A144]*[.A144] + [.B144]*[.B144] + [.C144]*[.C144] + [.D144]*[.D144])" office:value-type="float" office:value="8.39940474081348" calcext:value-type="float">
            <text:p>8,3994047408</text:p>
          </table:table-cell>
          <table:table-cell table:number-columns-repeated="2"/>
          <table:table-cell table:formula="of:=[.A144]/[.$F144]" office:value-type="float" office:value="0.690525123978996" calcext:value-type="float">
            <text:p>0,690525124</text:p>
          </table:table-cell>
          <table:table-cell table:formula="of:=[.B144]/[.$F144]" office:value-type="float" office:value="0.321451350817809" calcext:value-type="float">
            <text:p>0,3214513508</text:p>
          </table:table-cell>
          <table:table-cell table:formula="of:=[.C144]/[.$F144]" office:value-type="float" office:value="0.607185884878083" calcext:value-type="float">
            <text:p>0,6071858849</text:p>
          </table:table-cell>
          <table:table-cell table:formula="of:=[.D144]/[.$F144]" office:value-type="float" office:value="0.226206506131051" calcext:value-type="float">
            <text:p>0,2262065061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3.2" calcext:value-type="float">
            <text:p>3,2</text:p>
          </table:table-cell>
          <table:table-cell office:value-type="float" office:value="5.9" calcext:value-type="float">
            <text:p>5,9</text:p>
          </table:table-cell>
          <table:table-cell office:value-type="float" office:value="2.3" calcext:value-type="float">
            <text:p>2,3</text:p>
          </table:table-cell>
          <table:table-cell/>
          <table:table-cell table:formula="of:=SQRT([.A145]*[.A145] + [.B145]*[.B145] + [.C145]*[.C145] + [.D145]*[.D145])" office:value-type="float" office:value="9.82751240141675" calcext:value-type="float">
            <text:p>9,8275124014</text:p>
          </table:table-cell>
          <table:table-cell table:number-columns-repeated="2"/>
          <table:table-cell table:formula="of:=[.A145]/[.$F145]" office:value-type="float" office:value="0.691935021015054" calcext:value-type="float">
            <text:p>0,691935021</text:p>
          </table:table-cell>
          <table:table-cell table:formula="of:=[.B145]/[.$F145]" office:value-type="float" office:value="0.325616480477672" calcext:value-type="float">
            <text:p>0,3256164805</text:p>
          </table:table-cell>
          <table:table-cell table:formula="of:=[.C145]/[.$F145]" office:value-type="float" office:value="0.600355385880708" calcext:value-type="float">
            <text:p>0,6003553859</text:p>
          </table:table-cell>
          <table:table-cell table:formula="of:=[.D145]/[.$F145]" office:value-type="float" office:value="0.234036845343327" calcext:value-type="float">
            <text:p>0,2340368453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3.3" calcext:value-type="float">
            <text:p>3,3</text:p>
          </table:table-cell>
          <table:table-cell office:value-type="float" office:value="5.7" calcext:value-type="float">
            <text:p>5,7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SQRT([.A146]*[.A146] + [.B146]*[.B146] + [.C146]*[.C146] + [.D146]*[.D146])" office:value-type="float" office:value="9.72213968218931" calcext:value-type="float">
            <text:p>9,7221396822</text:p>
          </table:table-cell>
          <table:table-cell table:number-columns-repeated="2"/>
          <table:table-cell table:formula="of:=[.A146]/[.$F146]" office:value-type="float" office:value="0.68914870789958" calcext:value-type="float">
            <text:p>0,6891487079</text:p>
          </table:table-cell>
          <table:table-cell table:formula="of:=[.B146]/[.$F146]" office:value-type="float" office:value="0.339431453144569" calcext:value-type="float">
            <text:p>0,3394314531</text:p>
          </table:table-cell>
          <table:table-cell table:formula="of:=[.C146]/[.$F146]" office:value-type="float" office:value="0.586290691795166" calcext:value-type="float">
            <text:p>0,5862906918</text:p>
          </table:table-cell>
          <table:table-cell table:formula="of:=[.D146]/[.$F146]" office:value-type="float" office:value="0.257145040261037" calcext:value-type="float">
            <text:p>0,2571450403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,2</text:p>
          </table:table-cell>
          <table:table-cell office:value-type="float" office:value="2.3" calcext:value-type="float">
            <text:p>2,3</text:p>
          </table:table-cell>
          <table:table-cell/>
          <table:table-cell table:formula="of:=SQRT([.A147]*[.A147] + [.B147]*[.B147] + [.C147]*[.C147] + [.D147]*[.D147])" office:value-type="float" office:value="9.2854725243253" calcext:value-type="float">
            <text:p>9,2854725243</text:p>
          </table:table-cell>
          <table:table-cell table:number-columns-repeated="2"/>
          <table:table-cell table:formula="of:=[.A147]/[.$F147]" office:value-type="float" office:value="0.721557247888883" calcext:value-type="float">
            <text:p>0,7215572479</text:p>
          </table:table-cell>
          <table:table-cell table:formula="of:=[.B147]/[.$F147]" office:value-type="float" office:value="0.323085334875619" calcext:value-type="float">
            <text:p>0,3230853349</text:p>
          </table:table-cell>
          <table:table-cell table:formula="of:=[.C147]/[.$F147]" office:value-type="float" office:value="0.560014580451073" calcext:value-type="float">
            <text:p>0,5600145805</text:p>
          </table:table-cell>
          <table:table-cell table:formula="of:=[.D147]/[.$F147]" office:value-type="float" office:value="0.247698756737975" calcext:value-type="float">
            <text:p>0,2476987567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SQRT([.A148]*[.A148] + [.B148]*[.B148] + [.C148]*[.C148] + [.D148]*[.D148])" office:value-type="float" office:value="8.63423418723398" calcext:value-type="float">
            <text:p>8,6342341872</text:p>
          </table:table-cell>
          <table:table-cell table:number-columns-repeated="2"/>
          <table:table-cell table:formula="of:=[.A148]/[.$F148]" office:value-type="float" office:value="0.729653593287378" calcext:value-type="float">
            <text:p>0,7296535933</text:p>
          </table:table-cell>
          <table:table-cell table:formula="of:=[.B148]/[.$F148]" office:value-type="float" office:value="0.289545076701341" calcext:value-type="float">
            <text:p>0,2895450767</text:p>
          </table:table-cell>
          <table:table-cell table:formula="of:=[.C148]/[.$F148]" office:value-type="float" office:value="0.579090153402681" calcext:value-type="float">
            <text:p>0,5790901534</text:p>
          </table:table-cell>
          <table:table-cell table:formula="of:=[.D148]/[.$F148]" office:value-type="float" office:value="0.220054258293019" calcext:value-type="float">
            <text:p>0,2200542583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,2</text:p>
          </table:table-cell>
          <table:table-cell office:value-type="float" office:value="2" calcext:value-type="float">
            <text:p>2</text:p>
          </table:table-cell>
          <table:table-cell/>
          <table:table-cell table:formula="of:=SQRT([.A149]*[.A149] + [.B149]*[.B149] + [.C149]*[.C149] + [.D149]*[.D149])" office:value-type="float" office:value="9.07138357694128" calcext:value-type="float">
            <text:p>9,0713835769</text:p>
          </table:table-cell>
          <table:table-cell table:number-columns-repeated="2"/>
          <table:table-cell table:formula="of:=[.A149]/[.$F149]" office:value-type="float" office:value="0.716538987120164" calcext:value-type="float">
            <text:p>0,7165389871</text:p>
          </table:table-cell>
          <table:table-cell table:formula="of:=[.B149]/[.$F149]" office:value-type="float" office:value="0.330710301747768" calcext:value-type="float">
            <text:p>0,3307103017</text:p>
          </table:table-cell>
          <table:table-cell table:formula="of:=[.C149]/[.$F149]" office:value-type="float" office:value="0.573231189696132" calcext:value-type="float">
            <text:p>0,5732311897</text:p>
          </table:table-cell>
          <table:table-cell table:formula="of:=[.D149]/[.$F149]" office:value-type="float" office:value="0.220473534498512" calcext:value-type="float">
            <text:p>0,2204735345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3.4" calcext:value-type="float">
            <text:p>3,4</text:p>
          </table:table-cell>
          <table:table-cell office:value-type="float" office:value="5.4" calcext:value-type="float">
            <text:p>5,4</text:p>
          </table:table-cell>
          <table:table-cell office:value-type="float" office:value="2.3" calcext:value-type="float">
            <text:p>2,3</text:p>
          </table:table-cell>
          <table:table-cell/>
          <table:table-cell table:formula="of:=SQRT([.A150]*[.A150] + [.B150]*[.B150] + [.C150]*[.C150] + [.D150]*[.D150])" office:value-type="float" office:value="9.18966811152612" calcext:value-type="float">
            <text:p>9,1896681115</text:p>
          </table:table-cell>
          <table:table-cell table:number-columns-repeated="2"/>
          <table:table-cell table:formula="of:=[.A150]/[.$F150]" office:value-type="float" office:value="0.674670719851533" calcext:value-type="float">
            <text:p>0,6746707199</text:p>
          </table:table-cell>
          <table:table-cell table:formula="of:=[.B150]/[.$F150]" office:value-type="float" office:value="0.369980717337937" calcext:value-type="float">
            <text:p>0,3699807173</text:p>
          </table:table-cell>
          <table:table-cell table:formula="of:=[.C150]/[.$F150]" office:value-type="float" office:value="0.587616433419077" calcext:value-type="float">
            <text:p>0,5876164334</text:p>
          </table:table-cell>
          <table:table-cell table:formula="of:=[.D150]/[.$F150]" office:value-type="float" office:value="0.25028107349331" calcext:value-type="float">
            <text:p>0,2502810735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,1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SQRT([.A151]*[.A151] + [.B151]*[.B151] + [.C151]*[.C151] + [.D151]*[.D151])" office:value-type="float" office:value="8.54751425854324" calcext:value-type="float">
            <text:p>8,5475142585</text:p>
          </table:table-cell>
          <table:table-cell table:number-columns-repeated="2"/>
          <table:table-cell table:formula="of:=[.A151]/[.$F151]" office:value-type="float" office:value="0.690259158573845" calcext:value-type="float">
            <text:p>0,6902591586</text:p>
          </table:table-cell>
          <table:table-cell table:formula="of:=[.B151]/[.$F151]" office:value-type="float" office:value="0.350979233173142" calcext:value-type="float">
            <text:p>0,3509792332</text:p>
          </table:table-cell>
          <table:table-cell table:formula="of:=[.C151]/[.$F151]" office:value-type="float" office:value="0.596664696394341" calcext:value-type="float">
            <text:p>0,5966646964</text:p>
          </table:table-cell>
          <table:table-cell table:formula="of:=[.D151]/[.$F151]" office:value-type="float" office:value="0.210587539903885" calcext:value-type="float">
            <text:p>0,21058753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9" loext:min-decimal-places="9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11" loext:min-decimal-places="1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8">00.00.0000</text:date>, <text:time style:data-style-name="N2" text:time-value="17:45:19.212859893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01:24:08.153325103</meta:creation-date>
    <dc:date>2017-12-28T17:45:55.327121109</dc:date>
    <meta:editing-duration>PT1H24M1S</meta:editing-duration>
    <meta:editing-cycles>8</meta:editing-cycles>
    <meta:generator>LibreOffice/5.1.6.2$Linux_X86_64 LibreOffice_project/10m0$Build-2</meta:generator>
    <meta:document-statistic meta:table-count="2" meta:cell-count="1931" meta:object-count="0"/>
  </office:meta>
</office:document-meta>
</file>